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73+22.8" office:value-type="float" office:value="295.8" calcext:value-type="float">
            <text:p>295.8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54257766764987" calcext:value-type="float">
            <text:p>0.8542577668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43208279221601" calcext:value-type="float">
            <text:p>0.0074320828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7H00M59.132S" calcext:value-type="time">
            <text:p>17:00:59.13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2057821" calcext:value-type="float">
            <text:p>-2.06E-11</text:p>
          </table:table-cell>
          <table:table-cell table:formula="of:=[.C4]*10^9" office:value-type="float" office:value="-0.02057821" calcext:value-type="float">
            <text:p>-0.02057821</text:p>
          </table:table-cell>
          <table:table-cell table:formula="of:=[.$N$1]*[.D4]" office:value-type="float" office:value="-0.0175790957186209" calcext:value-type="float">
            <text:p>-0.0175790957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7H00M59.505S" calcext:value-type="time">
            <text:p>17:00:59.5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01969" calcext:value-type="float">
            <text:p>-1.02E-10</text:p>
          </table:table-cell>
          <table:table-cell table:formula="of:=[.C5]*10^9" office:value-type="float" office:value="-0.101969" calcext:value-type="float">
            <text:p>-0.101969</text:p>
          </table:table-cell>
          <table:table-cell table:formula="of:=[.$N$1]*[.D5]" office:value-type="float" office:value="-0.087107810219259" calcext:value-type="float">
            <text:p>-0.0871078102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0521638011937769" calcext:value-type="float">
            <text:p>0.0521638012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38285610125988" calcext:value-type="float">
            <text:p>0.1382856101</text:p>
          </table:table-cell>
          <table:table-cell/>
          <table:table-cell table:formula="of:=(MAX([.E4:.E8])-MIN([.E4:.E8]))/2" office:value-type="float" office:value="0.161877447374466" calcext:value-type="float">
            <text:p>0.1618774474</text:p>
          </table:table-cell>
          <table:table-cell table:number-columns-repeated="2"/>
        </table:table-row>
        <table:table-row table:style-name="ro1">
          <table:table-cell office:value-type="time" office:time-value="PT17H00M59.873S" calcext:value-type="time">
            <text:p>17:00:59.8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70207" calcext:value-type="float">
            <text:p>2.77E-10</text:p>
          </table:table-cell>
          <table:table-cell table:formula="of:=[.C6]*10^9" office:value-type="float" office:value="0.2770207" calcext:value-type="float">
            <text:p>0.2770207</text:p>
          </table:table-cell>
          <table:table-cell table:formula="of:=[.$N$1]*[.D6]" office:value-type="float" office:value="0.236647084529674" calcext:value-type="float">
            <text:p>0.2366470845</text:p>
          </table:table-cell>
          <table:table-cell table:number-columns-repeated="9"/>
        </table:table-row>
        <table:table-row table:style-name="ro1">
          <table:table-cell office:value-type="time" office:time-value="PT17H01M00.25S" calcext:value-type="time">
            <text:p>17:01:00.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5717427" calcext:value-type="float">
            <text:p>5.72E-12</text:p>
          </table:table-cell>
          <table:table-cell table:formula="of:=[.C7]*10^9" office:value-type="float" office:value="0.005717427" calcext:value-type="float">
            <text:p>0.005717427</text:p>
          </table:table-cell>
          <table:table-cell table:formula="of:=[.$N$1]*[.D7]" office:value-type="float" office:value="0.00488415642066184" calcext:value-type="float">
            <text:p>0.0048841564</text:p>
          </table:table-cell>
          <table:table-cell table:number-columns-repeated="9"/>
        </table:table-row>
        <table:table-row table:style-name="ro1">
          <table:table-cell office:value-type="time" office:time-value="PT17H01M00.626S" calcext:value-type="time">
            <text:p>17:01:00.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51256" calcext:value-type="float">
            <text:p>1.45E-10</text:p>
          </table:table-cell>
          <table:table-cell table:formula="of:=[.C8]*10^9" office:value-type="float" office:value="0.1451256" calcext:value-type="float">
            <text:p>0.1451256</text:p>
          </table:table-cell>
          <table:table-cell table:formula="of:=[.$N$1]*[.D8]" office:value-type="float" office:value="0.123974670956429" calcext:value-type="float">
            <text:p>0.123974671</text:p>
          </table:table-cell>
          <table:table-cell table:number-columns-repeated="9"/>
        </table:table-row>
        <table:table-row table:style-name="ro1">
          <table:table-cell office:value-type="time" office:time-value="PT17H01M01.001S" calcext:value-type="time">
            <text:p>17:01:01.00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1406551" calcext:value-type="float">
            <text:p>1.41E-11</text:p>
          </table:table-cell>
          <table:table-cell table:formula="of:=[.C9]*10^9" office:value-type="float" office:value="0.01406551" calcext:value-type="float">
            <text:p>0.01406551</text:p>
          </table:table-cell>
          <table:table-cell table:formula="of:=[.$N$1]*[.D9]" office:value-type="float" office:value="0.0120155711610106" calcext:value-type="float">
            <text:p>0.0120155712</text:p>
          </table:table-cell>
          <table:table-cell table:number-columns-repeated="9"/>
        </table:table-row>
        <table:table-row table:style-name="ro1">
          <table:table-cell office:value-type="time" office:time-value="PT17H01M01.384S" calcext:value-type="time">
            <text:p>17:01:01.38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1050559" calcext:value-type="float">
            <text:p>1.05E-10</text:p>
          </table:table-cell>
          <table:table-cell table:formula="of:=[.C10]*10^9" office:value-type="float" office:value="0.1050559" calcext:value-type="float">
            <text:p>0.1050559</text:p>
          </table:table-cell>
          <table:table-cell table:formula="of:=[.$N$1]*[.D10]" office:value-type="float" office:value="0.0897448185194859" calcext:value-type="float">
            <text:p>0.0897448185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195055990405585" calcext:value-type="float">
            <text:p>-0.019505599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0953388708044532" calcext:value-type="float">
            <text:p>0.0953388708</text:p>
          </table:table-cell>
          <table:table-cell/>
          <table:table-cell table:formula="of:=(MAX([.E9:.E13])-MIN([.E9:.E13]))/2" office:value-type="float" office:value="0.111604206948793" calcext:value-type="float">
            <text:p>0.1116042069</text:p>
          </table:table-cell>
          <table:table-cell table:number-columns-repeated="2"/>
        </table:table-row>
        <table:table-row table:style-name="ro1">
          <table:table-cell office:value-type="time" office:time-value="PT17H01M01.768S" calcext:value-type="time">
            <text:p>17:01:01.77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45798" calcext:value-type="float">
            <text:p>-1.46E-10</text:p>
          </table:table-cell>
          <table:table-cell table:formula="of:=[.C11]*10^9" office:value-type="float" office:value="-0.145798" calcext:value-type="float">
            <text:p>-0.145798</text:p>
          </table:table-cell>
          <table:table-cell table:formula="of:=[.$N$1]*[.D11]" office:value-type="float" office:value="-0.124549073878802" calcext:value-type="float">
            <text:p>-0.1245490739</text:p>
          </table:table-cell>
          <table:table-cell table:number-columns-repeated="9"/>
        </table:table-row>
        <table:table-row table:style-name="ro1">
          <table:table-cell office:value-type="time" office:time-value="PT17H01M02.153S" calcext:value-type="time">
            <text:p>17:01:02.15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6874305" calcext:value-type="float">
            <text:p>6.87E-11</text:p>
          </table:table-cell>
          <table:table-cell table:formula="of:=[.C12]*10^9" office:value-type="float" office:value="0.06874305" calcext:value-type="float">
            <text:p>0.06874305</text:p>
          </table:table-cell>
          <table:table-cell table:formula="of:=[.$N$1]*[.D12]" office:value-type="float" office:value="0.0587242843736139" calcext:value-type="float">
            <text:p>0.0587242844</text:p>
          </table:table-cell>
          <table:table-cell table:number-columns-repeated="9"/>
        </table:table-row>
        <table:table-row table:style-name="ro1">
          <table:table-cell office:value-type="time" office:time-value="PT17H01M02.537S" calcext:value-type="time">
            <text:p>17:01:02.54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562334" calcext:value-type="float">
            <text:p>-1.56E-10</text:p>
          </table:table-cell>
          <table:table-cell table:formula="of:=[.C13]*10^9" office:value-type="float" office:value="-0.1562334" calcext:value-type="float">
            <text:p>-0.1562334</text:p>
          </table:table-cell>
          <table:table-cell table:formula="of:=[.$N$1]*[.D13]" office:value-type="float" office:value="-0.133463595378101" calcext:value-type="float">
            <text:p>-0.1334635954</text:p>
          </table:table-cell>
          <table:table-cell table:number-columns-repeated="9"/>
        </table:table-row>
        <table:table-row table:style-name="ro1">
          <table:table-cell office:value-type="time" office:time-value="PT17H01M02.921S" calcext:value-type="time">
            <text:p>17:01:02.9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791919" calcext:value-type="float">
            <text:p>-1.79E-10</text:p>
          </table:table-cell>
          <table:table-cell table:formula="of:=[.C14]*10^9" office:value-type="float" office:value="-0.1791919" calcext:value-type="float">
            <text:p>-0.1791919</text:p>
          </table:table-cell>
          <table:table-cell table:formula="of:=[.$N$1]*[.D14]" office:value-type="float" office:value="-0.153076072316375" calcext:value-type="float">
            <text:p>-0.1530760723</text:p>
          </table:table-cell>
          <table:table-cell table:number-columns-repeated="9"/>
        </table:table-row>
        <table:table-row table:style-name="ro1">
          <table:table-cell office:value-type="time" office:time-value="PT17H01M03.304S" calcext:value-type="time">
            <text:p>17:01:03.30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121751" calcext:value-type="float">
            <text:p>1.22E-10</text:p>
          </table:table-cell>
          <table:table-cell table:formula="of:=[.C15]*10^9" office:value-type="float" office:value="0.121751" calcext:value-type="float">
            <text:p>0.121751</text:p>
          </table:table-cell>
          <table:table-cell table:formula="of:=[.$N$1]*[.D15]" office:value-type="float" office:value="0.104006737361404" calcext:value-type="float">
            <text:p>0.1040067374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041542281835296" calcext:value-type="float">
            <text:p>-0.0415422818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114072278871928" calcext:value-type="float">
            <text:p>0.1140722789</text:p>
          </table:table-cell>
          <table:table-cell/>
          <table:table-cell table:formula="of:=(MAX([.E14:.E18])-MIN([.E14:.E18]))/2" office:value-type="float" office:value="0.133533302811869" calcext:value-type="float">
            <text:p>0.1335333028</text:p>
          </table:table-cell>
          <table:table-cell table:number-columns-repeated="2"/>
        </table:table-row>
        <table:table-row table:style-name="ro1">
          <table:table-cell office:value-type="time" office:time-value="PT17H01M03.688S" calcext:value-type="time">
            <text:p>17:01:03.69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478849" calcext:value-type="float">
            <text:p>-1.48E-10</text:p>
          </table:table-cell>
          <table:table-cell table:formula="of:=[.C16]*10^9" office:value-type="float" office:value="-0.1478849" calcext:value-type="float">
            <text:p>-0.1478849</text:p>
          </table:table-cell>
          <table:table-cell table:formula="of:=[.$N$1]*[.D16]" office:value-type="float" office:value="-0.126331824412263" calcext:value-type="float">
            <text:p>-0.1263318244</text:p>
          </table:table-cell>
          <table:table-cell table:number-columns-repeated="9"/>
        </table:table-row>
        <table:table-row table:style-name="ro1">
          <table:table-cell office:value-type="time" office:time-value="PT17H01M04.071S" calcext:value-type="time">
            <text:p>17:01:04.07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1334381" calcext:value-type="float">
            <text:p>1.33E-10</text:p>
          </table:table-cell>
          <table:table-cell table:formula="of:=[.C17]*10^9" office:value-type="float" office:value="0.1334381" calcext:value-type="float">
            <text:p>0.1334381</text:p>
          </table:table-cell>
          <table:table-cell table:formula="of:=[.$N$1]*[.D17]" office:value-type="float" office:value="0.113990533307363" calcext:value-type="float">
            <text:p>0.1139905333</text:p>
          </table:table-cell>
          <table:table-cell table:number-columns-repeated="9"/>
        </table:table-row>
        <table:table-row table:style-name="ro1">
          <table:table-cell office:value-type="time" office:time-value="PT17H01M04.455S" calcext:value-type="time">
            <text:p>17:01:04.4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712607" calcext:value-type="float">
            <text:p>-1.71E-10</text:p>
          </table:table-cell>
          <table:table-cell table:formula="of:=[.C18]*10^9" office:value-type="float" office:value="-0.1712607" calcext:value-type="float">
            <text:p>-0.1712607</text:p>
          </table:table-cell>
          <table:table-cell table:formula="of:=[.$N$1]*[.D18]" office:value-type="float" office:value="-0.146300783116609" calcext:value-type="float">
            <text:p>-0.1463007831</text:p>
          </table:table-cell>
          <table:table-cell table:number-columns-repeated="9"/>
        </table:table-row>
        <table:table-row table:style-name="ro1">
          <table:table-cell office:value-type="time" office:time-value="PT17H01M04.84S" calcext:value-type="time">
            <text:p>17:01:04.84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4703889" calcext:value-type="float">
            <text:p>4.70E-11</text:p>
          </table:table-cell>
          <table:table-cell table:formula="of:=[.C19]*10^9" office:value-type="float" office:value="0.04703889" calcext:value-type="float">
            <text:p>0.04703889</text:p>
          </table:table-cell>
          <table:table-cell table:formula="of:=[.$N$1]*[.D19]" office:value-type="float" office:value="0.0401833371225039" calcext:value-type="float">
            <text:p>0.0401833371</text:p>
          </table:table-cell>
          <table:table-cell table:number-columns-repeated="9"/>
        </table:table-row>
        <table:table-row table:style-name="ro1">
          <table:table-cell office:value-type="time" office:time-value="PT17H01M05.224S" calcext:value-type="time">
            <text:p>17:01:05.22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829484" calcext:value-type="float">
            <text:p>-1.83E-10</text:p>
          </table:table-cell>
          <table:table-cell table:formula="of:=[.C20]*10^9" office:value-type="float" office:value="-0.1829484" calcext:value-type="float">
            <text:p>-0.1829484</text:p>
          </table:table-cell>
          <table:table-cell table:formula="of:=[.$N$1]*[.D20]" office:value-type="float" office:value="-0.156285091617228" calcext:value-type="float">
            <text:p>-0.15628509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0349804648173819" calcext:value-type="float">
            <text:p>-0.0349804648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083917743294794" calcext:value-type="float">
            <text:p>0.0839177433</text:p>
          </table:table-cell>
          <table:table-cell/>
          <table:table-cell table:formula="of:=(MAX([.E19:.E23])-MIN([.E19:.E23]))/2" office:value-type="float" office:value="0.0982342143698658" calcext:value-type="float">
            <text:p>0.0982342144</text:p>
          </table:table-cell>
          <table:table-cell table:number-columns-repeated="2"/>
        </table:table-row>
        <table:table-row table:style-name="ro1">
          <table:table-cell office:value-type="time" office:time-value="PT17H01M05.608S" calcext:value-type="time">
            <text:p>17:01:05.61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3284778" calcext:value-type="float">
            <text:p>3.28E-11</text:p>
          </table:table-cell>
          <table:table-cell table:formula="of:=[.C21]*10^9" office:value-type="float" office:value="0.03284778" calcext:value-type="float">
            <text:p>0.03284778</text:p>
          </table:table-cell>
          <table:table-cell table:formula="of:=[.$N$1]*[.D21]" office:value-type="float" office:value="0.0280604711859876" calcext:value-type="float">
            <text:p>0.0280604712</text:p>
          </table:table-cell>
          <table:table-cell table:number-columns-repeated="9"/>
        </table:table-row>
        <table:table-row table:style-name="ro1">
          <table:table-cell office:value-type="time" office:time-value="PT17H01M05.992S" calcext:value-type="time">
            <text:p>17:01:05.9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399539" calcext:value-type="float">
            <text:p>-1.40E-10</text:p>
          </table:table-cell>
          <table:table-cell table:formula="of:=[.C22]*10^9" office:value-type="float" office:value="-0.1399539" calcext:value-type="float">
            <text:p>-0.1399539</text:p>
          </table:table-cell>
          <table:table-cell table:formula="of:=[.$N$1]*[.D22]" office:value-type="float" office:value="-0.11955670606405" calcext:value-type="float">
            <text:p>-0.1195567061</text:p>
          </table:table-cell>
          <table:table-cell table:number-columns-repeated="9"/>
        </table:table-row>
        <table:table-row table:style-name="ro1">
          <table:table-cell office:value-type="time" office:time-value="PT17H01M06.375S" calcext:value-type="time">
            <text:p>17:01:06.38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3827377" calcext:value-type="float">
            <text:p>3.83E-11</text:p>
          </table:table-cell>
          <table:table-cell table:formula="of:=[.C23]*10^9" office:value-type="float" office:value="0.03827377" calcext:value-type="float">
            <text:p>0.03827377</text:p>
          </table:table-cell>
          <table:table-cell table:formula="of:=[.$N$1]*[.D23]" office:value-type="float" office:value="0.0326956652858768" calcext:value-type="float">
            <text:p>0.0326956653</text:p>
          </table:table-cell>
          <table:table-cell table:number-columns-repeated="9"/>
        </table:table-row>
        <table:table-row table:style-name="ro1">
          <table:table-cell office:value-type="time" office:time-value="PT17H01M06.759S" calcext:value-type="time">
            <text:p>17:01:06.7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8652568" calcext:value-type="float">
            <text:p>-8.65E-11</text:p>
          </table:table-cell>
          <table:table-cell table:formula="of:=[.C24]*10^9" office:value-type="float" office:value="-0.08652568" calcext:value-type="float">
            <text:p>-0.08652568</text:p>
          </table:table-cell>
          <table:table-cell table:formula="of:=[.$N$1]*[.D24]" office:value-type="float" office:value="-0.0739152341646219" calcext:value-type="float">
            <text:p>-0.0739152342</text:p>
          </table:table-cell>
          <table:table-cell table:number-columns-repeated="9"/>
        </table:table-row>
        <table:table-row table:style-name="ro1">
          <table:table-cell office:value-type="time" office:time-value="PT17H01M07.143S" calcext:value-type="time">
            <text:p>17:01:07.1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054892" calcext:value-type="float">
            <text:p>-2.05E-10</text:p>
          </table:table-cell>
          <table:table-cell table:formula="of:=[.C25]*10^9" office:value-type="float" office:value="-0.2054892" calcext:value-type="float">
            <text:p>-0.2054892</text:p>
          </table:table-cell>
          <table:table-cell table:formula="of:=[.$N$1]*[.D25]" office:value-type="float" office:value="-0.175540745086324" calcext:value-type="float">
            <text:p>-0.1755407451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0812639421818139" calcext:value-type="float">
            <text:p>-0.0812639422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126869335094309" calcext:value-type="float">
            <text:p>0.1268693351</text:p>
          </table:table-cell>
          <table:table-cell/>
          <table:table-cell table:formula="of:=(MAX([.E24:.E28])-MIN([.E24:.E28]))/2" office:value-type="float" office:value="0.14851243084703" calcext:value-type="float">
            <text:p>0.1485124308</text:p>
          </table:table-cell>
          <table:table-cell table:number-columns-repeated="2"/>
        </table:table-row>
        <table:table-row table:style-name="ro1">
          <table:table-cell office:value-type="time" office:time-value="PT17H01M07.527S" calcext:value-type="time">
            <text:p>17:01:07.53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0533001" calcext:value-type="float">
            <text:p>5.33E-11</text:p>
          </table:table-cell>
          <table:table-cell table:formula="of:=[.C26]*10^9" office:value-type="float" office:value="0.0533001" calcext:value-type="float">
            <text:p>0.0533001</text:p>
          </table:table-cell>
          <table:table-cell table:formula="of:=[.$N$1]*[.D26]" office:value-type="float" office:value="0.0455320243943505" calcext:value-type="float">
            <text:p>0.0455320244</text:p>
          </table:table-cell>
          <table:table-cell table:number-columns-repeated="9"/>
        </table:table-row>
        <table:table-row table:style-name="ro1">
          <table:table-cell office:value-type="time" office:time-value="PT17H01M07.911S" calcext:value-type="time">
            <text:p>17:01:07.9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923126" calcext:value-type="float">
            <text:p>-2.92E-10</text:p>
          </table:table-cell>
          <table:table-cell table:formula="of:=[.C27]*10^9" office:value-type="float" office:value="-0.2923126" calcext:value-type="float">
            <text:p>-0.2923126</text:p>
          </table:table-cell>
          <table:table-cell table:formula="of:=[.$N$1]*[.D27]" office:value-type="float" office:value="-0.249710308873267" calcext:value-type="float">
            <text:p>-0.2497103089</text:p>
          </table:table-cell>
          <table:table-cell table:number-columns-repeated="9"/>
        </table:table-row>
        <table:table-row table:style-name="ro1">
          <table:table-cell office:value-type="time" office:time-value="PT17H01M08.294S" calcext:value-type="time">
            <text:p>17:01:08.29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05538674" calcext:value-type="float">
            <text:p>5.54E-11</text:p>
          </table:table-cell>
          <table:table-cell table:formula="of:=[.C28]*10^9" office:value-type="float" office:value="0.05538674" calcext:value-type="float">
            <text:p>0.05538674</text:p>
          </table:table-cell>
          <table:table-cell table:formula="of:=[.$N$1]*[.D28]" office:value-type="float" office:value="0.047314552820793" calcext:value-type="float">
            <text:p>0.0473145528</text:p>
          </table:table-cell>
          <table:table-cell table:number-columns-repeated="9"/>
        </table:table-row>
        <table:table-row table:style-name="ro1">
          <table:table-cell office:value-type="time" office:time-value="PT17H01M08.678S" calcext:value-type="time">
            <text:p>17:01:08.6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902261" calcext:value-type="float">
            <text:p>-2.90E-10</text:p>
          </table:table-cell>
          <table:table-cell table:formula="of:=[.C29]*10^9" office:value-type="float" office:value="-0.2902261" calcext:value-type="float">
            <text:p>-0.2902261</text:p>
          </table:table-cell>
          <table:table-cell table:formula="of:=[.$N$1]*[.D29]" office:value-type="float" office:value="-0.247927900042912" calcext:value-type="float">
            <text:p>-0.2479279</text:p>
          </table:table-cell>
          <table:table-cell table:number-columns-repeated="9"/>
        </table:table-row>
        <table:table-row table:style-name="ro1">
          <table:table-cell office:value-type="time" office:time-value="PT17H01M09.061S" calcext:value-type="time">
            <text:p>17:01:09.06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0000174042" calcext:value-type="float">
            <text:p>1.74E-11</text:p>
          </table:table-cell>
          <table:table-cell table:formula="of:=[.C30]*10^9" office:value-type="float" office:value="0.0174042" calcext:value-type="float">
            <text:p>0.0174042</text:p>
          </table:table-cell>
          <table:table-cell table:formula="of:=[.$N$1]*[.D30]" office:value-type="float" office:value="0.0148676730243312" calcext:value-type="float">
            <text:p>0.014867673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15780259538897" calcext:value-type="float">
            <text:p>-0.1157802595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14078536259682" calcext:value-type="float">
            <text:p>0.1140785363</text:p>
          </table:table-cell>
          <table:table-cell/>
          <table:table-cell table:formula="of:=(MAX([.E29:.E33])-MIN([.E29:.E33]))/2" office:value-type="float" office:value="0.133537317823373" calcext:value-type="float">
            <text:p>0.1335373178</text:p>
          </table:table-cell>
          <table:table-cell table:number-columns-repeated="2"/>
        </table:table-row>
        <table:table-row table:style-name="ro1">
          <table:table-cell office:value-type="time" office:time-value="PT17H01M09.446S" calcext:value-type="time">
            <text:p>17:01:09.4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952352" calcext:value-type="float">
            <text:p>-2.95E-10</text:p>
          </table:table-cell>
          <table:table-cell table:formula="of:=[.C31]*10^9" office:value-type="float" office:value="-0.2952352" calcext:value-type="float">
            <text:p>-0.2952352</text:p>
          </table:table-cell>
          <table:table-cell table:formula="of:=[.$N$1]*[.D31]" office:value-type="float" office:value="-0.252206962622414" calcext:value-type="float">
            <text:p>-0.2522069626</text:p>
          </table:table-cell>
          <table:table-cell table:number-columns-repeated="9"/>
        </table:table-row>
        <table:table-row table:style-name="ro1">
          <table:table-cell office:value-type="time" office:time-value="PT17H01M09.83S" calcext:value-type="time">
            <text:p>17:01:09.83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000005717371" calcext:value-type="float">
            <text:p>5.72E-12</text:p>
          </table:table-cell>
          <table:table-cell table:formula="of:=[.C32]*10^9" office:value-type="float" office:value="0.005717371" calcext:value-type="float">
            <text:p>0.005717371</text:p>
          </table:table-cell>
          <table:table-cell table:formula="of:=[.$N$1]*[.D32]" office:value-type="float" office:value="0.0048841085822269" calcext:value-type="float">
            <text:p>0.0048841086</text:p>
          </table:table-cell>
          <table:table-cell table:number-columns-repeated="9"/>
        </table:table-row>
        <table:table-row table:style-name="ro1">
          <table:table-cell office:value-type="time" office:time-value="PT17H01M10.213S" calcext:value-type="time">
            <text:p>17:01:10.2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153261" calcext:value-type="float">
            <text:p>-1.15E-10</text:p>
          </table:table-cell>
          <table:table-cell table:formula="of:=[.C33]*10^9" office:value-type="float" office:value="-0.1153261" calcext:value-type="float">
            <text:p>-0.1153261</text:p>
          </table:table-cell>
          <table:table-cell table:formula="of:=[.$N$1]*[.D33]" office:value-type="float" office:value="-0.0985182166357156" calcext:value-type="float">
            <text:p>-0.0985182166</text:p>
          </table:table-cell>
          <table:table-cell table:number-columns-repeated="9"/>
        </table:table-row>
        <table:table-row table:style-name="ro1">
          <table:table-cell office:value-type="time" office:time-value="PT17H01M10.597S" calcext:value-type="time">
            <text:p>17:01:10.6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217686" calcext:value-type="float">
            <text:p>-2.22E-10</text:p>
          </table:table-cell>
          <table:table-cell table:formula="of:=[.C34]*10^9" office:value-type="float" office:value="-0.2217686" calcext:value-type="float">
            <text:p>-0.2217686</text:p>
          </table:table-cell>
          <table:table-cell table:formula="of:=[.$N$1]*[.D34]" office:value-type="float" office:value="-0.189447548974598" calcext:value-type="float">
            <text:p>-0.189447549</text:p>
          </table:table-cell>
          <table:table-cell table:number-columns-repeated="9"/>
        </table:table-row>
        <table:table-row table:style-name="ro1">
          <table:table-cell office:value-type="time" office:time-value="PT17H01M10.981S" calcext:value-type="time">
            <text:p>17:01:10.9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9069955" calcext:value-type="float">
            <text:p>-9.07E-11</text:p>
          </table:table-cell>
          <table:table-cell table:formula="of:=[.C35]*10^9" office:value-type="float" office:value="-0.09069955" calcext:value-type="float">
            <text:p>-0.09069955</text:p>
          </table:table-cell>
          <table:table-cell table:formula="of:=[.$N$1]*[.D35]" office:value-type="float" office:value="-0.0774807950295893" calcext:value-type="float">
            <text:p>-0.077480795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103441336607377" calcext:value-type="float">
            <text:p>-0.1034413366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0983896498526863" calcext:value-type="float">
            <text:p>0.0983896499</text:p>
          </table:table-cell>
          <table:table-cell/>
          <table:table-cell table:formula="of:=(MAX([.E34:.E38])-MIN([.E34:.E38]))/2" office:value-type="float" office:value="0.115172082852309" calcext:value-type="float">
            <text:p>0.1151720829</text:p>
          </table:table-cell>
          <table:table-cell table:number-columns-repeated="2"/>
        </table:table-row>
        <table:table-row table:style-name="ro1">
          <table:table-cell office:value-type="time" office:time-value="PT17H01M11.364S" calcext:value-type="time">
            <text:p>17:01:11.36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303532" calcext:value-type="float">
            <text:p>-1.30E-10</text:p>
          </table:table-cell>
          <table:table-cell table:formula="of:=[.C36]*10^9" office:value-type="float" office:value="-0.1303532" calcext:value-type="float">
            <text:p>-0.1303532</text:p>
          </table:table-cell>
          <table:table-cell table:formula="of:=[.$N$1]*[.D36]" office:value-type="float" office:value="-0.11135523352267" calcext:value-type="float">
            <text:p>-0.1113552335</text:p>
          </table:table-cell>
          <table:table-cell table:number-columns-repeated="9"/>
        </table:table-row>
        <table:table-row table:style-name="ro1">
          <table:table-cell office:value-type="time" office:time-value="PT17H01M11.748S" calcext:value-type="time">
            <text:p>17:01:11.75</text:p>
          </table:table-cell>
          <table:table-cell office:value-type="float" office:value="-30" calcext:value-type="float">
            <text:p>-30</text:p>
          </table:table-cell>
          <table:table-cell office:value-type="float" office:value="0.00000000004787386" calcext:value-type="float">
            <text:p>4.79E-11</text:p>
          </table:table-cell>
          <table:table-cell table:formula="of:=[.C37]*10^9" office:value-type="float" office:value="0.04787386" calcext:value-type="float">
            <text:p>0.04787386</text:p>
          </table:table-cell>
          <table:table-cell table:formula="of:=[.$N$1]*[.D37]" office:value-type="float" office:value="0.0408966167300197" calcext:value-type="float">
            <text:p>0.0408966167</text:p>
          </table:table-cell>
          <table:table-cell table:number-columns-repeated="9"/>
        </table:table-row>
        <table:table-row table:style-name="ro1">
          <table:table-cell office:value-type="time" office:time-value="PT17H01M12.132S" calcext:value-type="time">
            <text:p>17:01:12.1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104982" calcext:value-type="float">
            <text:p>-2.10E-10</text:p>
          </table:table-cell>
          <table:table-cell table:formula="of:=[.C38]*10^9" office:value-type="float" office:value="-0.2104982" calcext:value-type="float">
            <text:p>-0.2104982</text:p>
          </table:table-cell>
          <table:table-cell table:formula="of:=[.$N$1]*[.D38]" office:value-type="float" office:value="-0.17981972224005" calcext:value-type="float">
            <text:p>-0.1798197222</text:p>
          </table:table-cell>
          <table:table-cell table:number-columns-repeated="9"/>
        </table:table-row>
        <table:table-row table:style-name="ro1">
          <table:table-cell office:value-type="time" office:time-value="PT17H01M12.517S" calcext:value-type="time">
            <text:p>17:01:12.5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900446" calcext:value-type="float">
            <text:p>-1.90E-10</text:p>
          </table:table-cell>
          <table:table-cell table:formula="of:=[.C39]*10^9" office:value-type="float" office:value="-0.1900446" calcext:value-type="float">
            <text:p>-0.1900446</text:p>
          </table:table-cell>
          <table:table-cell table:formula="of:=[.$N$1]*[.D39]" office:value-type="float" office:value="-0.162347075581745" calcext:value-type="float">
            <text:p>-0.1623470756</text:p>
          </table:table-cell>
          <table:table-cell table:number-columns-repeated="9"/>
        </table:table-row>
        <table:table-row table:style-name="ro1">
          <table:table-cell office:value-type="time" office:time-value="PT17H01M12.9S" calcext:value-type="time">
            <text:p>17:01:12.9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142554" calcext:value-type="float">
            <text:p>-2.14E-10</text:p>
          </table:table-cell>
          <table:table-cell table:formula="of:=[.C40]*10^9" office:value-type="float" office:value="-0.2142554" calcext:value-type="float">
            <text:p>-0.2142554</text:p>
          </table:table-cell>
          <table:table-cell table:formula="of:=[.$N$1]*[.D40]" office:value-type="float" office:value="-0.183029339521339" calcext:value-type="float">
            <text:p>-0.1830293395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58997120834532" calcext:value-type="float">
            <text:p>-0.1589971208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119107021211442" calcext:value-type="float">
            <text:p>0.1191070212</text:p>
          </table:table-cell>
          <table:table-cell/>
          <table:table-cell table:formula="of:=(MAX([.E39:.E43])-MIN([.E39:.E43]))/2" office:value-type="float" office:value="0.139420633775972" calcext:value-type="float">
            <text:p>0.1394206338</text:p>
          </table:table-cell>
          <table:table-cell table:number-columns-repeated="2"/>
        </table:table-row>
        <table:table-row table:style-name="ro1">
          <table:table-cell office:value-type="time" office:time-value="PT17H01M13.284S" calcext:value-type="time">
            <text:p>17:01:13.2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580847" calcext:value-type="float">
            <text:p>-2.58E-10</text:p>
          </table:table-cell>
          <table:table-cell table:formula="of:=[.C41]*10^9" office:value-type="float" office:value="-0.2580847" calcext:value-type="float">
            <text:p>-0.2580847</text:p>
          </table:table-cell>
          <table:table-cell table:formula="of:=[.$N$1]*[.D41]" office:value-type="float" office:value="-0.220470859458212" calcext:value-type="float">
            <text:p>-0.2204708595</text:p>
          </table:table-cell>
          <table:table-cell table:number-columns-repeated="9"/>
        </table:table-row>
        <table:table-row table:style-name="ro1">
          <table:table-cell office:value-type="time" office:time-value="PT17H01M13.667S" calcext:value-type="time">
            <text:p>17:01:13.67</text:p>
          </table:table-cell>
          <table:table-cell office:value-type="float" office:value="-35" calcext:value-type="float">
            <text:p>-35</text:p>
          </table:table-cell>
          <table:table-cell office:value-type="float" office:value="0.0000000000290913" calcext:value-type="float">
            <text:p>2.91E-11</text:p>
          </table:table-cell>
          <table:table-cell table:formula="of:=[.C42]*10^9" office:value-type="float" office:value="0.0290913" calcext:value-type="float">
            <text:p>0.0290913</text:p>
          </table:table-cell>
          <table:table-cell table:formula="of:=[.$N$1]*[.D42]" office:value-type="float" office:value="0.0248514689702903" calcext:value-type="float">
            <text:p>0.024851469</text:p>
          </table:table-cell>
          <table:table-cell table:number-columns-repeated="9"/>
        </table:table-row>
        <table:table-row table:style-name="ro1">
          <table:table-cell office:value-type="time" office:time-value="PT17H01M14.051S" calcext:value-type="time">
            <text:p>17:01:14.0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973222" calcext:value-type="float">
            <text:p>-2.97E-10</text:p>
          </table:table-cell>
          <table:table-cell table:formula="of:=[.C43]*10^9" office:value-type="float" office:value="-0.2973222" calcext:value-type="float">
            <text:p>-0.2973222</text:p>
          </table:table-cell>
          <table:table-cell table:formula="of:=[.$N$1]*[.D43]" office:value-type="float" office:value="-0.253989798581653" calcext:value-type="float">
            <text:p>-0.2539897986</text:p>
          </table:table-cell>
          <table:table-cell table:number-columns-repeated="9"/>
        </table:table-row>
        <table:table-row table:style-name="ro1">
          <table:table-cell office:value-type="time" office:time-value="PT17H01M14.436S" calcext:value-type="time">
            <text:p>17:01:14.4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086473" calcext:value-type="float">
            <text:p>-1.09E-10</text:p>
          </table:table-cell>
          <table:table-cell table:formula="of:=[.C44]*10^9" office:value-type="float" office:value="-0.1086473" calcext:value-type="float">
            <text:p>-0.1086473</text:p>
          </table:table-cell>
          <table:table-cell table:formula="of:=[.$N$1]*[.D44]" office:value-type="float" office:value="-0.0928127998630456" calcext:value-type="float">
            <text:p>-0.0928127999</text:p>
          </table:table-cell>
          <table:table-cell table:number-columns-repeated="9"/>
        </table:table-row>
        <table:table-row table:style-name="ro1">
          <table:table-cell office:value-type="time" office:time-value="PT17H01M14.82S" calcext:value-type="time">
            <text:p>17:01:14.82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514057" calcext:value-type="float">
            <text:p>-2.51E-10</text:p>
          </table:table-cell>
          <table:table-cell table:formula="of:=[.C45]*10^9" office:value-type="float" office:value="-0.2514057" calcext:value-type="float">
            <text:p>-0.2514057</text:p>
          </table:table-cell>
          <table:table-cell table:formula="of:=[.$N$1]*[.D45]" office:value-type="float" office:value="-0.214765271833988" calcext:value-type="float">
            <text:p>-0.2147652718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175112830285796" calcext:value-type="float">
            <text:p>-0.1751128303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0607848305931173" calcext:value-type="float">
            <text:p>0.0607848306</text:p>
          </table:table-cell>
          <table:table-cell/>
          <table:table-cell table:formula="of:=(MAX([.E44:.E48])-MIN([.E44:.E48]))/2" office:value-type="float" office:value="0.0711388280820144" calcext:value-type="float">
            <text:p>0.0711388281</text:p>
          </table:table-cell>
          <table:table-cell table:number-columns-repeated="2"/>
        </table:table-row>
        <table:table-row table:style-name="ro1">
          <table:table-cell office:value-type="time" office:time-value="PT17H01M15.203S" calcext:value-type="time">
            <text:p>17:01:15.2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205165" calcext:value-type="float">
            <text:p>-2.21E-10</text:p>
          </table:table-cell>
          <table:table-cell table:formula="of:=[.C46]*10^9" office:value-type="float" office:value="-0.2205165" calcext:value-type="float">
            <text:p>-0.2205165</text:p>
          </table:table-cell>
          <table:table-cell table:formula="of:=[.$N$1]*[.D46]" office:value-type="float" office:value="-0.188377932824831" calcext:value-type="float">
            <text:p>-0.1883779328</text:p>
          </table:table-cell>
          <table:table-cell table:number-columns-repeated="9"/>
        </table:table-row>
        <table:table-row table:style-name="ro1">
          <table:table-cell office:value-type="time" office:time-value="PT17H01M15.587S" calcext:value-type="time">
            <text:p>17:01:15.5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691734" calcext:value-type="float">
            <text:p>-1.69E-10</text:p>
          </table:table-cell>
          <table:table-cell table:formula="of:=[.C47]*10^9" office:value-type="float" office:value="-0.1691734" calcext:value-type="float">
            <text:p>-0.1691734</text:p>
          </table:table-cell>
          <table:table-cell table:formula="of:=[.$N$1]*[.D47]" office:value-type="float" office:value="-0.14451769088004" calcext:value-type="float">
            <text:p>-0.1445176909</text:p>
          </table:table-cell>
          <table:table-cell table:number-columns-repeated="9"/>
        </table:table-row>
        <table:table-row table:style-name="ro1">
          <table:table-cell office:value-type="time" office:time-value="PT17H01M15.971S" calcext:value-type="time">
            <text:p>17:01:15.9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751985" calcext:value-type="float">
            <text:p>-2.75E-10</text:p>
          </table:table-cell>
          <table:table-cell table:formula="of:=[.C48]*10^9" office:value-type="float" office:value="-0.2751985" calcext:value-type="float">
            <text:p>-0.2751985</text:p>
          </table:table-cell>
          <table:table-cell table:formula="of:=[.$N$1]*[.D48]" office:value-type="float" office:value="-0.235090456027074" calcext:value-type="float">
            <text:p>-0.235090456</text:p>
          </table:table-cell>
          <table:table-cell table:number-columns-repeated="9"/>
        </table:table-row>
        <table:table-row table:style-name="ro1">
          <table:table-cell office:value-type="time" office:time-value="PT17H01M16.355S" calcext:value-type="time">
            <text:p>17:01:16.3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6607358" calcext:value-type="float">
            <text:p>-6.61E-11</text:p>
          </table:table-cell>
          <table:table-cell table:formula="of:=[.C49]*10^9" office:value-type="float" office:value="-0.06607358" calcext:value-type="float">
            <text:p>-0.06607358</text:p>
          </table:table-cell>
          <table:table-cell table:formula="of:=[.$N$1]*[.D49]" office:value-type="float" office:value="-0.0564438688929677" calcext:value-type="float">
            <text:p>-0.0564438689</text:p>
          </table:table-cell>
          <table:table-cell table:number-columns-repeated="9"/>
        </table:table-row>
        <table:table-row table:style-name="ro1">
          <table:table-cell office:value-type="time" office:time-value="PT17H01M16.739S" calcext:value-type="time">
            <text:p>17:01:16.7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161058" calcext:value-type="float">
            <text:p>-3.16E-10</text:p>
          </table:table-cell>
          <table:table-cell table:formula="of:=[.C50]*10^9" office:value-type="float" office:value="-0.3161058" calcext:value-type="float">
            <text:p>-0.3161058</text:p>
          </table:table-cell>
          <table:table-cell table:formula="of:=[.$N$1]*[.D50]" office:value-type="float" office:value="-0.27003583476946" calcext:value-type="float">
            <text:p>-0.2700358348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104085088004405" calcext:value-type="float">
            <text:p>-0.104085088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135399419057942" calcext:value-type="float">
            <text:p>0.1353994191</text:p>
          </table:table-cell>
          <table:table-cell/>
          <table:table-cell table:formula="of:=(MAX([.E49:.E53])-MIN([.E49:.E53]))/2" office:value-type="float" office:value="0.158496901656625" calcext:value-type="float">
            <text:p>0.1584969017</text:p>
          </table:table-cell>
          <table:table-cell table:number-columns-repeated="2"/>
        </table:table-row>
        <table:table-row table:style-name="ro1">
          <table:table-cell office:value-type="time" office:time-value="PT17H01M17.123S" calcext:value-type="time">
            <text:p>17:01:17.12</text:p>
          </table:table-cell>
          <table:table-cell office:value-type="float" office:value="-45" calcext:value-type="float">
            <text:p>-45</text:p>
          </table:table-cell>
          <table:table-cell office:value-type="float" office:value="0.000000000001126071" calcext:value-type="float">
            <text:p>1.13E-12</text:p>
          </table:table-cell>
          <table:table-cell table:formula="of:=[.C51]*10^9" office:value-type="float" office:value="0.001126071" calcext:value-type="float">
            <text:p>0.001126071</text:p>
          </table:table-cell>
          <table:table-cell table:formula="of:=[.$N$1]*[.D51]" office:value-type="float" office:value="0.000961954897678816" calcext:value-type="float">
            <text:p>0.0009619549</text:p>
          </table:table-cell>
          <table:table-cell table:number-columns-repeated="9"/>
        </table:table-row>
        <table:table-row table:style-name="ro1">
          <table:table-cell office:value-type="time" office:time-value="PT17H01M17.507S" calcext:value-type="time">
            <text:p>17:01:17.5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831296" calcext:value-type="float">
            <text:p>-2.83E-10</text:p>
          </table:table-cell>
          <table:table-cell table:formula="of:=[.C52]*10^9" office:value-type="float" office:value="-0.2831296" calcext:value-type="float">
            <text:p>-0.2831296</text:p>
          </table:table-cell>
          <table:table-cell table:formula="of:=[.$N$1]*[.D52]" office:value-type="float" office:value="-0.241865659801064" calcext:value-type="float">
            <text:p>-0.2418656598</text:p>
          </table:table-cell>
          <table:table-cell table:number-columns-repeated="9"/>
        </table:table-row>
        <table:table-row table:style-name="ro1">
          <table:table-cell office:value-type="time" office:time-value="PT17H01M17.891S" calcext:value-type="time">
            <text:p>17:01:17.89</text:p>
          </table:table-cell>
          <table:table-cell office:value-type="float" office:value="-45" calcext:value-type="float">
            <text:p>-45</text:p>
          </table:table-cell>
          <table:table-cell office:value-type="float" office:value="0.00000000005496932" calcext:value-type="float">
            <text:p>5.50E-11</text:p>
          </table:table-cell>
          <table:table-cell table:formula="of:=[.C53]*10^9" office:value-type="float" office:value="0.05496932" calcext:value-type="float">
            <text:p>0.05496932</text:p>
          </table:table-cell>
          <table:table-cell table:formula="of:=[.$N$1]*[.D53]" office:value-type="float" office:value="0.04695796854379" calcext:value-type="float">
            <text:p>0.0469579685</text:p>
          </table:table-cell>
          <table:table-cell table:number-columns-repeated="9"/>
        </table:table-row>
        <table:table-row table:style-name="ro1">
          <table:table-cell office:value-type="time" office:time-value="PT17H01M18.275S" calcext:value-type="time">
            <text:p>17:01:18.2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065603" calcext:value-type="float">
            <text:p>-1.07E-10</text:p>
          </table:table-cell>
          <table:table-cell table:formula="of:=[.C54]*10^9" office:value-type="float" office:value="-0.1065603" calcext:value-type="float">
            <text:p>-0.1065603</text:p>
          </table:table-cell>
          <table:table-cell table:formula="of:=[.$N$1]*[.D54]" office:value-type="float" office:value="-0.0910299639038071" calcext:value-type="float">
            <text:p>-0.0910299639</text:p>
          </table:table-cell>
          <table:table-cell table:number-columns-repeated="9"/>
        </table:table-row>
        <table:table-row table:style-name="ro1">
          <table:table-cell office:value-type="time" office:time-value="PT17H01M18.658S" calcext:value-type="time">
            <text:p>17:01:18.66</text:p>
          </table:table-cell>
          <table:table-cell office:value-type="float" office:value="-50" calcext:value-type="float">
            <text:p>-50</text:p>
          </table:table-cell>
          <table:table-cell office:value-type="float" office:value="0.00000000006707371" calcext:value-type="float">
            <text:p>6.71E-11</text:p>
          </table:table-cell>
          <table:table-cell table:formula="of:=[.C55]*10^9" office:value-type="float" office:value="0.06707371" calcext:value-type="float">
            <text:p>0.06707371</text:p>
          </table:table-cell>
          <table:table-cell table:formula="of:=[.$N$1]*[.D55]" office:value-type="float" office:value="0.0572982377132424" calcext:value-type="float">
            <text:p>0.0572982377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053449927778569" calcext:value-type="float">
            <text:p>-0.0534499278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0910762116355196" calcext:value-type="float">
            <text:p>0.0910762116</text:p>
          </table:table-cell>
          <table:table-cell/>
          <table:table-cell table:formula="of:=(MAX([.E54:.E58])-MIN([.E54:.E58]))/2" office:value-type="float" office:value="0.1066134237822" calcext:value-type="float">
            <text:p>0.1066134238</text:p>
          </table:table-cell>
          <table:table-cell table:number-columns-repeated="2"/>
        </table:table-row>
        <table:table-row table:style-name="ro1">
          <table:table-cell office:value-type="time" office:time-value="PT17H01M19.042S" calcext:value-type="time">
            <text:p>17:01:19.04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224222" calcext:value-type="float">
            <text:p>-1.22E-10</text:p>
          </table:table-cell>
          <table:table-cell table:formula="of:=[.C56]*10^9" office:value-type="float" office:value="-0.1224222" calcext:value-type="float">
            <text:p>-0.1224222</text:p>
          </table:table-cell>
          <table:table-cell table:formula="of:=[.$N$1]*[.D56]" office:value-type="float" office:value="-0.104580115174457" calcext:value-type="float">
            <text:p>-0.1045801152</text:p>
          </table:table-cell>
          <table:table-cell table:number-columns-repeated="9"/>
        </table:table-row>
        <table:table-row table:style-name="ro1">
          <table:table-cell office:value-type="time" office:time-value="PT17H01M19.426S" calcext:value-type="time">
            <text:p>17:01:19.4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825311" calcext:value-type="float">
            <text:p>-1.83E-10</text:p>
          </table:table-cell>
          <table:table-cell table:formula="of:=[.C57]*10^9" office:value-type="float" office:value="-0.1825311" calcext:value-type="float">
            <text:p>-0.1825311</text:p>
          </table:table-cell>
          <table:table-cell table:formula="of:=[.$N$1]*[.D57]" office:value-type="float" office:value="-0.155928609851157" calcext:value-type="float">
            <text:p>-0.1559286099</text:p>
          </table:table-cell>
          <table:table-cell table:number-columns-repeated="9"/>
        </table:table-row>
        <table:table-row table:style-name="ro1">
          <table:table-cell office:value-type="time" office:time-value="PT17H01M19.81S" calcext:value-type="time">
            <text:p>17:01:19.81</text:p>
          </table:table-cell>
          <table:table-cell office:value-type="float" office:value="-50" calcext:value-type="float">
            <text:p>-50</text:p>
          </table:table-cell>
          <table:table-cell office:value-type="float" office:value="0.00000000003159563" calcext:value-type="float">
            <text:p>3.16E-11</text:p>
          </table:table-cell>
          <table:table-cell table:formula="of:=[.C58]*10^9" office:value-type="float" office:value="0.03159563" calcext:value-type="float">
            <text:p>0.03159563</text:p>
          </table:table-cell>
          <table:table-cell table:formula="of:=[.$N$1]*[.D58]" office:value-type="float" office:value="0.0269908123233328" calcext:value-type="float">
            <text:p>0.0269908123</text:p>
          </table:table-cell>
          <table:table-cell table:number-columns-repeated="9"/>
        </table:table-row>
        <table:table-row table:style-name="ro1">
          <table:table-cell office:value-type="time" office:time-value="PT17H01M20.194S" calcext:value-type="time">
            <text:p>17:01:20.19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970862" calcext:value-type="float">
            <text:p>-3.97E-10</text:p>
          </table:table-cell>
          <table:table-cell table:formula="of:=[.C59]*10^9" office:value-type="float" office:value="-0.3970862" calcext:value-type="float">
            <text:p>-0.3970862</text:p>
          </table:table-cell>
          <table:table-cell table:formula="of:=[.$N$1]*[.D59]" office:value-type="float" office:value="-0.339213970425195" calcext:value-type="float">
            <text:p>-0.3392139704</text:p>
          </table:table-cell>
          <table:table-cell table:number-columns-repeated="9"/>
        </table:table-row>
        <table:table-row table:style-name="ro1">
          <table:table-cell office:value-type="time" office:time-value="PT17H01M20.577S" calcext:value-type="time">
            <text:p>17:01:20.5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2767379" calcext:value-type="float">
            <text:p>-2.77E-11</text:p>
          </table:table-cell>
          <table:table-cell table:formula="of:=[.C60]*10^9" office:value-type="float" office:value="-0.02767379" calcext:value-type="float">
            <text:p>-0.02767379</text:p>
          </table:table-cell>
          <table:table-cell table:formula="of:=[.$N$1]*[.D60]" office:value-type="float" office:value="-0.0236405500433232" calcext:value-type="float">
            <text:p>-0.02364055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195011498952576" calcext:value-type="float">
            <text:p>-0.195011499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134798314505502" calcext:value-type="float">
            <text:p>0.1347983145</text:p>
          </table:table-cell>
          <table:table-cell/>
          <table:table-cell table:formula="of:=(MAX([.E59:.E63])-MIN([.E59:.E63]))/2" office:value-type="float" office:value="0.157786710190936" calcext:value-type="float">
            <text:p>0.1577867102</text:p>
          </table:table-cell>
          <table:table-cell table:number-columns-repeated="2"/>
        </table:table-row>
        <table:table-row table:style-name="ro1">
          <table:table-cell office:value-type="time" office:time-value="PT17H01M20.962S" calcext:value-type="time">
            <text:p>17:01:20.9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885562" calcext:value-type="float">
            <text:p>-2.89E-10</text:p>
          </table:table-cell>
          <table:table-cell table:formula="of:=[.C61]*10^9" office:value-type="float" office:value="-0.2885562" calcext:value-type="float">
            <text:p>-0.2885562</text:p>
          </table:table-cell>
          <table:table-cell table:formula="of:=[.$N$1]*[.D61]" office:value-type="float" office:value="-0.246501374998191" calcext:value-type="float">
            <text:p>-0.246501375</text:p>
          </table:table-cell>
          <table:table-cell table:number-columns-repeated="9"/>
        </table:table-row>
        <table:table-row table:style-name="ro1">
          <table:table-cell office:value-type="time" office:time-value="PT17H01M21.345S" calcext:value-type="time">
            <text:p>17:01:21.3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226036" calcext:value-type="float">
            <text:p>-2.23E-10</text:p>
          </table:table-cell>
          <table:table-cell table:formula="of:=[.C62]*10^9" office:value-type="float" office:value="-0.2226036" calcext:value-type="float">
            <text:p>-0.2226036</text:p>
          </table:table-cell>
          <table:table-cell table:formula="of:=[.$N$1]*[.D62]" office:value-type="float" office:value="-0.190160854209847" calcext:value-type="float">
            <text:p>-0.1901608542</text:p>
          </table:table-cell>
          <table:table-cell table:number-columns-repeated="9"/>
        </table:table-row>
        <table:table-row table:style-name="ro1">
          <table:table-cell office:value-type="time" office:time-value="PT17H01M21.729S" calcext:value-type="time">
            <text:p>17:01:21.7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054892" calcext:value-type="float">
            <text:p>-2.05E-10</text:p>
          </table:table-cell>
          <table:table-cell table:formula="of:=[.C63]*10^9" office:value-type="float" office:value="-0.2054892" calcext:value-type="float">
            <text:p>-0.2054892</text:p>
          </table:table-cell>
          <table:table-cell table:formula="of:=[.$N$1]*[.D63]" office:value-type="float" office:value="-0.175540745086324" calcext:value-type="float">
            <text:p>-0.1755407451</text:p>
          </table:table-cell>
          <table:table-cell table:number-columns-repeated="9"/>
        </table:table-row>
        <table:table-row table:style-name="ro1">
          <table:table-cell office:value-type="time" office:time-value="PT17H01M22.113S" calcext:value-type="time">
            <text:p>17:01:22.11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735293" calcext:value-type="float">
            <text:p>-2.74E-10</text:p>
          </table:table-cell>
          <table:table-cell table:formula="of:=[.C64]*10^9" office:value-type="float" office:value="-0.2735293" calcext:value-type="float">
            <text:p>-0.2735293</text:p>
          </table:table-cell>
          <table:table-cell table:formula="of:=[.$N$1]*[.D64]" office:value-type="float" office:value="-0.23366452896279" calcext:value-type="float">
            <text:p>-0.233664529</text:p>
          </table:table-cell>
          <table:table-cell table:number-columns-repeated="9"/>
        </table:table-row>
        <table:table-row table:style-name="ro1">
          <table:table-cell office:value-type="time" office:time-value="PT17H01M22.497S" calcext:value-type="time">
            <text:p>17:01:22.50</text:p>
          </table:table-cell>
          <table:table-cell office:value-type="float" office:value="-60" calcext:value-type="float">
            <text:p>-60</text:p>
          </table:table-cell>
          <table:table-cell office:value-type="float" office:value="0.00000000006874304" calcext:value-type="float">
            <text:p>6.87E-11</text:p>
          </table:table-cell>
          <table:table-cell table:formula="of:=[.C65]*10^9" office:value-type="float" office:value="0.06874304" calcext:value-type="float">
            <text:p>0.06874304</text:p>
          </table:table-cell>
          <table:table-cell table:formula="of:=[.$N$1]*[.D65]" office:value-type="float" office:value="0.0587242758310362" calcext:value-type="float">
            <text:p>0.0587242758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134108756471295" calcext:value-type="float">
            <text:p>-0.1341087565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128546880802317" calcext:value-type="float">
            <text:p>0.1285468808</text:p>
          </table:table-cell>
          <table:table-cell/>
          <table:table-cell table:formula="of:=(MAX([.E64:.E68])-MIN([.E64:.E68]))/2" office:value-type="float" office:value="0.150473336837751" calcext:value-type="float">
            <text:p>0.1504733368</text:p>
          </table:table-cell>
          <table:table-cell table:number-columns-repeated="2"/>
        </table:table-row>
        <table:table-row table:style-name="ro1">
          <table:table-cell office:value-type="time" office:time-value="PT17H01M22.881S" calcext:value-type="time">
            <text:p>17:01:22.88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835472" calcext:value-type="float">
            <text:p>-2.84E-10</text:p>
          </table:table-cell>
          <table:table-cell table:formula="of:=[.C66]*10^9" office:value-type="float" office:value="-0.2835472" calcext:value-type="float">
            <text:p>-0.2835472</text:p>
          </table:table-cell>
          <table:table-cell table:formula="of:=[.$N$1]*[.D66]" office:value-type="float" office:value="-0.242222397844465" calcext:value-type="float">
            <text:p>-0.2422223978</text:p>
          </table:table-cell>
          <table:table-cell table:number-columns-repeated="9"/>
        </table:table-row>
        <table:table-row table:style-name="ro1">
          <table:table-cell office:value-type="time" office:time-value="PT17H01M23.264S" calcext:value-type="time">
            <text:p>17:01:23.26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04520419" calcext:value-type="float">
            <text:p>-4.52E-11</text:p>
          </table:table-cell>
          <table:table-cell table:formula="of:=[.C67]*10^9" office:value-type="float" office:value="-0.04520419" calcext:value-type="float">
            <text:p>-0.04520419</text:p>
          </table:table-cell>
          <table:table-cell table:formula="of:=[.$N$1]*[.D67]" office:value-type="float" office:value="-0.0386160303978202" calcext:value-type="float">
            <text:p>-0.0386160304</text:p>
          </table:table-cell>
          <table:table-cell table:number-columns-repeated="9"/>
        </table:table-row>
        <table:table-row table:style-name="ro1">
          <table:table-cell office:value-type="time" office:time-value="PT17H01M23.649S" calcext:value-type="time">
            <text:p>17:01:23.6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514055" calcext:value-type="float">
            <text:p>-2.51E-10</text:p>
          </table:table-cell>
          <table:table-cell table:formula="of:=[.C68]*10^9" office:value-type="float" office:value="-0.2514055" calcext:value-type="float">
            <text:p>-0.2514055</text:p>
          </table:table-cell>
          <table:table-cell table:formula="of:=[.$N$1]*[.D68]" office:value-type="float" office:value="-0.214765100982435" calcext:value-type="float">
            <text:p>-0.214765101</text:p>
          </table:table-cell>
          <table:table-cell table:number-columns-repeated="9"/>
        </table:table-row>
        <table:table-row table:style-name="ro1">
          <table:table-cell office:value-type="time" office:time-value="PT17H01M24.033S" calcext:value-type="time">
            <text:p>17:01:24.03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363239" calcext:value-type="float">
            <text:p>-4.36E-10</text:p>
          </table:table-cell>
          <table:table-cell table:formula="of:=[.C69]*10^9" office:value-type="float" office:value="-0.4363239" calcext:value-type="float">
            <text:p>-0.4363239</text:p>
          </table:table-cell>
          <table:table-cell table:formula="of:=[.$N$1]*[.D69]" office:value-type="float" office:value="-0.37273308040019" calcext:value-type="float">
            <text:p>-0.3727330804</text:p>
          </table:table-cell>
          <table:table-cell table:number-columns-repeated="9"/>
        </table:table-row>
        <table:table-row table:style-name="ro1">
          <table:table-cell office:value-type="time" office:time-value="PT17H01M24.416S" calcext:value-type="time">
            <text:p>17:01:24.4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081752" calcext:value-type="float">
            <text:p>-3.08E-10</text:p>
          </table:table-cell>
          <table:table-cell table:formula="of:=[.C70]*10^9" office:value-type="float" office:value="-0.3081752" calcext:value-type="float">
            <text:p>-0.3081752</text:p>
          </table:table-cell>
          <table:table-cell table:formula="of:=[.$N$1]*[.D70]" office:value-type="float" office:value="-0.263261058124353" calcext:value-type="float">
            <text:p>-0.2632610581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46002283440536" calcext:value-type="float">
            <text:p>-0.2460022834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109372662106214" calcext:value-type="float">
            <text:p>0.1093726621</text:p>
          </table:table-cell>
          <table:table-cell/>
          <table:table-cell table:formula="of:=(MAX([.E69:.E73])-MIN([.E69:.E73]))/2" office:value-type="float" office:value="0.128014498648349" calcext:value-type="float">
            <text:p>0.1280144986</text:p>
          </table:table-cell>
          <table:table-cell table:number-columns-repeated="2"/>
        </table:table-row>
        <table:table-row table:style-name="ro1">
          <table:table-cell office:value-type="time" office:time-value="PT17H01M24.8S" calcext:value-type="time">
            <text:p>17:01:24.8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883203" calcext:value-type="float">
            <text:p>-3.88E-10</text:p>
          </table:table-cell>
          <table:table-cell table:formula="of:=[.C71]*10^9" office:value-type="float" office:value="-0.3883203" calcext:value-type="float">
            <text:p>-0.3883203</text:p>
          </table:table-cell>
          <table:table-cell table:formula="of:=[.$N$1]*[.D71]" office:value-type="float" office:value="-0.33172563226751" calcext:value-type="float">
            <text:p>-0.3317256323</text:p>
          </table:table-cell>
          <table:table-cell table:number-columns-repeated="9"/>
        </table:table-row>
        <table:table-row table:style-name="ro1">
          <table:table-cell office:value-type="time" office:time-value="PT17H01M25.184S" calcext:value-type="time">
            <text:p>17:01:25.1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704258" calcext:value-type="float">
            <text:p>-1.70E-10</text:p>
          </table:table-cell>
          <table:table-cell table:formula="of:=[.C72]*10^9" office:value-type="float" office:value="-0.1704258" calcext:value-type="float">
            <text:p>-0.1704258</text:p>
          </table:table-cell>
          <table:table-cell table:formula="of:=[.$N$1]*[.D72]" office:value-type="float" office:value="-0.145587563307136" calcext:value-type="float">
            <text:p>-0.1455875633</text:p>
          </table:table-cell>
          <table:table-cell table:number-columns-repeated="9"/>
        </table:table-row>
        <table:table-row table:style-name="ro1">
          <table:table-cell office:value-type="time" office:time-value="PT17H01M25.568S" calcext:value-type="time">
            <text:p>17:01:25.5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366146" calcext:value-type="float">
            <text:p>-1.37E-10</text:p>
          </table:table-cell>
          <table:table-cell table:formula="of:=[.C73]*10^9" office:value-type="float" office:value="-0.1366146" calcext:value-type="float">
            <text:p>-0.1366146</text:p>
          </table:table-cell>
          <table:table-cell table:formula="of:=[.$N$1]*[.D73]" office:value-type="float" office:value="-0.116704083103492" calcext:value-type="float">
            <text:p>-0.1167040831</text:p>
          </table:table-cell>
          <table:table-cell table:number-columns-repeated="9"/>
        </table:table-row>
        <table:table-row table:style-name="ro1">
          <table:table-cell office:value-type="time" office:time-value="PT17H01M25.952S" calcext:value-type="time">
            <text:p>17:01:25.95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949992" calcext:value-type="float">
            <text:p>-3.95E-10</text:p>
          </table:table-cell>
          <table:table-cell table:formula="of:=[.C74]*10^9" office:value-type="float" office:value="-0.3949992" calcext:value-type="float">
            <text:p>-0.3949992</text:p>
          </table:table-cell>
          <table:table-cell table:formula="of:=[.$N$1]*[.D74]" office:value-type="float" office:value="-0.337431134465957" calcext:value-type="float">
            <text:p>-0.3374311345</text:p>
          </table:table-cell>
          <table:table-cell table:number-columns-repeated="9"/>
        </table:table-row>
        <table:table-row table:style-name="ro1">
          <table:table-cell office:value-type="time" office:time-value="PT17H01M26.335S" calcext:value-type="time">
            <text:p>17:01:26.3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08777781" calcext:value-type="float">
            <text:p>-8.78E-11</text:p>
          </table:table-cell>
          <table:table-cell table:formula="of:=[.C75]*10^9" office:value-type="float" office:value="-0.08777781" calcext:value-type="float">
            <text:p>-0.08777781</text:p>
          </table:table-cell>
          <table:table-cell table:formula="of:=[.$N$1]*[.D75]" office:value-type="float" office:value="-0.0749848759421214" calcext:value-type="float">
            <text:p>-0.0749848759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195225273541678" calcext:value-type="float">
            <text:p>-0.1952252735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121549391178385" calcext:value-type="float">
            <text:p>0.1215493912</text:p>
          </table:table-cell>
          <table:table-cell/>
          <table:table-cell table:formula="of:=(MAX([.E74:.E78])-MIN([.E74:.E78]))/2" office:value-type="float" office:value="0.142276413218978" calcext:value-type="float">
            <text:p>0.1422764132</text:p>
          </table:table-cell>
          <table:table-cell table:number-columns-repeated="2"/>
        </table:table-row>
        <table:table-row table:style-name="ro1">
          <table:table-cell office:value-type="time" office:time-value="PT17H01M26.719S" calcext:value-type="time">
            <text:p>17:01:26.7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447269" calcext:value-type="float">
            <text:p>-2.45E-10</text:p>
          </table:table-cell>
          <table:table-cell table:formula="of:=[.C76]*10^9" office:value-type="float" office:value="-0.2447269" calcext:value-type="float">
            <text:p>-0.2447269</text:p>
          </table:table-cell>
          <table:table-cell table:formula="of:=[.$N$1]*[.D76]" office:value-type="float" office:value="-0.209059855061318" calcext:value-type="float">
            <text:p>-0.2090598551</text:p>
          </table:table-cell>
          <table:table-cell table:number-columns-repeated="9"/>
        </table:table-row>
        <table:table-row table:style-name="ro1">
          <table:table-cell office:value-type="time" office:time-value="PT17H01M27.103S" calcext:value-type="time">
            <text:p>17:01:27.1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532566" calcext:value-type="float">
            <text:p>-3.53E-10</text:p>
          </table:table-cell>
          <table:table-cell table:formula="of:=[.C77]*10^9" office:value-type="float" office:value="-0.3532566" calcext:value-type="float">
            <text:p>-0.3532566</text:p>
          </table:table-cell>
          <table:table-cell table:formula="of:=[.$N$1]*[.D77]" office:value-type="float" office:value="-0.301772194210993" calcext:value-type="float">
            <text:p>-0.3017721942</text:p>
          </table:table-cell>
          <table:table-cell table:number-columns-repeated="9"/>
        </table:table-row>
        <table:table-row table:style-name="ro1">
          <table:table-cell office:value-type="time" office:time-value="PT17H01M27.487S" calcext:value-type="time">
            <text:p>17:01:27.4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06189971" calcext:value-type="float">
            <text:p>-6.19E-11</text:p>
          </table:table-cell>
          <table:table-cell table:formula="of:=[.C78]*10^9" office:value-type="float" office:value="-0.06189971" calcext:value-type="float">
            <text:p>-0.06189971</text:p>
          </table:table-cell>
          <table:table-cell table:formula="of:=[.$N$1]*[.D78]" office:value-type="float" office:value="-0.0528783080280004" calcext:value-type="float">
            <text:p>-0.052878308</text:p>
          </table:table-cell>
          <table:table-cell table:number-columns-repeated="9"/>
        </table:table-row>
        <table:table-row table:style-name="ro1">
          <table:table-cell office:value-type="time" office:time-value="PT17H01M27.872S" calcext:value-type="time">
            <text:p>17:01:27.8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09111693" calcext:value-type="float">
            <text:p>-9.11E-11</text:p>
          </table:table-cell>
          <table:table-cell table:formula="of:=[.C79]*10^9" office:value-type="float" office:value="-0.09111693" calcext:value-type="float">
            <text:p>-0.09111693</text:p>
          </table:table-cell>
          <table:table-cell table:formula="of:=[.$N$1]*[.D79]" office:value-type="float" office:value="-0.0778373451362817" calcext:value-type="float">
            <text:p>-0.0778373451</text:p>
          </table:table-cell>
          <table:table-cell table:number-columns-repeated="9"/>
        </table:table-row>
        <table:table-row table:style-name="ro1">
          <table:table-cell office:value-type="time" office:time-value="PT17H01M28.255S" calcext:value-type="time">
            <text:p>17:01:28.2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624402" calcext:value-type="float">
            <text:p>-3.62E-10</text:p>
          </table:table-cell>
          <table:table-cell table:formula="of:=[.C80]*10^9" office:value-type="float" office:value="-0.3624402" calcext:value-type="float">
            <text:p>-0.3624402</text:p>
          </table:table-cell>
          <table:table-cell table:formula="of:=[.$N$1]*[.D80]" office:value-type="float" office:value="-0.309617355837855" calcext:value-type="float">
            <text:p>-0.3096173558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174115120429289" calcext:value-type="float">
            <text:p>-0.1741151204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106013747731928" calcext:value-type="float">
            <text:p>0.1060137477</text:p>
          </table:table-cell>
          <table:table-cell/>
          <table:table-cell table:formula="of:=(MAX([.E79:.E83])-MIN([.E79:.E83]))/2" office:value-type="float" office:value="0.12409117463066" calcext:value-type="float">
            <text:p>0.1240911746</text:p>
          </table:table-cell>
          <table:table-cell table:number-columns-repeated="2"/>
        </table:table-row>
        <table:table-row table:style-name="ro1">
          <table:table-cell office:value-type="time" office:time-value="PT17H01M28.639S" calcext:value-type="time">
            <text:p>17:01:28.6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136564" calcext:value-type="float">
            <text:p>-1.14E-10</text:p>
          </table:table-cell>
          <table:table-cell table:formula="of:=[.C81]*10^9" office:value-type="float" office:value="-0.1136564" calcext:value-type="float">
            <text:p>-0.1136564</text:p>
          </table:table-cell>
          <table:table-cell table:formula="of:=[.$N$1]*[.D81]" office:value-type="float" office:value="-0.0970918624425481" calcext:value-type="float">
            <text:p>-0.0970918624</text:p>
          </table:table-cell>
          <table:table-cell table:number-columns-repeated="9"/>
        </table:table-row>
        <table:table-row table:style-name="ro1">
          <table:table-cell office:value-type="time" office:time-value="PT17H01M29.022S" calcext:value-type="time">
            <text:p>17:01:29.02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712061" calcext:value-type="float">
            <text:p>-3.71E-10</text:p>
          </table:table-cell>
          <table:table-cell table:formula="of:=[.C82]*10^9" office:value-type="float" office:value="-0.3712061" calcext:value-type="float">
            <text:p>-0.3712061</text:p>
          </table:table-cell>
          <table:table-cell table:formula="of:=[.$N$1]*[.D82]" office:value-type="float" office:value="-0.317105693995541" calcext:value-type="float">
            <text:p>-0.317105694</text:p>
          </table:table-cell>
          <table:table-cell table:number-columns-repeated="9"/>
        </table:table-row>
        <table:table-row table:style-name="ro1">
          <table:table-cell office:value-type="time" office:time-value="PT17H01M29.406S" calcext:value-type="time">
            <text:p>17:01:29.4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08068214" calcext:value-type="float">
            <text:p>-8.07E-11</text:p>
          </table:table-cell>
          <table:table-cell table:formula="of:=[.C83]*10^9" office:value-type="float" office:value="-0.08068214" calcext:value-type="float">
            <text:p>-0.08068214</text:p>
          </table:table-cell>
          <table:table-cell table:formula="of:=[.$N$1]*[.D83]" office:value-type="float" office:value="-0.0689233447342201" calcext:value-type="float">
            <text:p>-0.0689233447</text:p>
          </table:table-cell>
          <table:table-cell table:number-columns-repeated="9"/>
        </table:table-row>
        <table:table-row table:style-name="ro1">
          <table:table-cell office:value-type="time" office:time-value="PT17H01M29.791S" calcext:value-type="time">
            <text:p>17:01:29.7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07191699" calcext:value-type="float">
            <text:p>-7.19E-11</text:p>
          </table:table-cell>
          <table:table-cell table:formula="of:=[.C84]*10^9" office:value-type="float" office:value="-0.07191699" calcext:value-type="float">
            <text:p>-0.07191699</text:p>
          </table:table-cell>
          <table:table-cell table:formula="of:=[.$N$1]*[.D84]" office:value-type="float" office:value="-0.0614356472698599" calcext:value-type="float">
            <text:p>-0.0614356473</text:p>
          </table:table-cell>
          <table:table-cell table:number-columns-repeated="9"/>
        </table:table-row>
        <table:table-row table:style-name="ro1">
          <table:table-cell office:value-type="time" office:time-value="PT17H01M30.174S" calcext:value-type="time">
            <text:p>17:01:30.17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866505" calcext:value-type="float">
            <text:p>-3.87E-10</text:p>
          </table:table-cell>
          <table:table-cell table:formula="of:=[.C85]*10^9" office:value-type="float" office:value="-0.3866505" calcext:value-type="float">
            <text:p>-0.3866505</text:p>
          </table:table-cell>
          <table:table-cell table:formula="of:=[.$N$1]*[.D85]" office:value-type="float" office:value="-0.330299192648566" calcext:value-type="float">
            <text:p>-0.3302991926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183386212537467" calcext:value-type="float">
            <text:p>-0.1833862125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114847473494299" calcext:value-type="float">
            <text:p>0.1148474735</text:p>
          </table:table-cell>
          <table:table-cell/>
          <table:table-cell table:formula="of:=(MAX([.E84:.E88])-MIN([.E84:.E88]))/2" office:value-type="float" office:value="0.134431772689353" calcext:value-type="float">
            <text:p>0.1344317727</text:p>
          </table:table-cell>
          <table:table-cell table:number-columns-repeated="2"/>
        </table:table-row>
        <table:table-row table:style-name="ro1">
          <table:table-cell office:value-type="time" office:time-value="PT17H01M30.558S" calcext:value-type="time">
            <text:p>17:01:30.5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124041" calcext:value-type="float">
            <text:p>-1.12E-10</text:p>
          </table:table-cell>
          <table:table-cell table:formula="of:=[.C86]*10^9" office:value-type="float" office:value="-0.1124041" calcext:value-type="float">
            <text:p>-0.1124041</text:p>
          </table:table-cell>
          <table:table-cell table:formula="of:=[.$N$1]*[.D86]" office:value-type="float" office:value="-0.0960220754412283" calcext:value-type="float">
            <text:p>-0.0960220754</text:p>
          </table:table-cell>
          <table:table-cell table:number-columns-repeated="9"/>
        </table:table-row>
        <table:table-row table:style-name="ro1">
          <table:table-cell office:value-type="time" office:time-value="PT17H01M30.941S" calcext:value-type="time">
            <text:p>17:01:30.94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695364" calcext:value-type="float">
            <text:p>-3.70E-10</text:p>
          </table:table-cell>
          <table:table-cell table:formula="of:=[.C87]*10^9" office:value-type="float" office:value="-0.3695364" calcext:value-type="float">
            <text:p>-0.3695364</text:p>
          </table:table-cell>
          <table:table-cell table:formula="of:=[.$N$1]*[.D87]" office:value-type="float" office:value="-0.315679339802373" calcext:value-type="float">
            <text:p>-0.3156793398</text:p>
          </table:table-cell>
          <table:table-cell table:number-columns-repeated="9"/>
        </table:table-row>
        <table:table-row table:style-name="ro1">
          <table:table-cell office:value-type="time" office:time-value="PT17H01M31.325S" calcext:value-type="time">
            <text:p>17:01:31.3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328578" calcext:value-type="float">
            <text:p>-1.33E-10</text:p>
          </table:table-cell>
          <table:table-cell table:formula="of:=[.C88]*10^9" office:value-type="float" office:value="-0.1328578" calcext:value-type="float">
            <text:p>-0.1328578</text:p>
          </table:table-cell>
          <table:table-cell table:formula="of:=[.$N$1]*[.D88]" office:value-type="float" office:value="-0.113494807525309" calcext:value-type="float">
            <text:p>-0.1134948075</text:p>
          </table:table-cell>
          <table:table-cell table:number-columns-repeated="9"/>
        </table:table-row>
        <table:table-row table:style-name="ro1">
          <table:table-cell office:value-type="time" office:time-value="PT17H01M31.709S" calcext:value-type="time">
            <text:p>17:01:31.7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113332" calcext:value-type="float">
            <text:p>-2.11E-10</text:p>
          </table:table-cell>
          <table:table-cell table:formula="of:=[.C89]*10^9" office:value-type="float" office:value="-0.2113332" calcext:value-type="float">
            <text:p>-0.2113332</text:p>
          </table:table-cell>
          <table:table-cell table:formula="of:=[.$N$1]*[.D89]" office:value-type="float" office:value="-0.180533027475298" calcext:value-type="float">
            <text:p>-0.1805330275</text:p>
          </table:table-cell>
          <table:table-cell table:number-columns-repeated="9"/>
        </table:table-row>
        <table:table-row table:style-name="ro1">
          <table:table-cell office:value-type="time" office:time-value="PT17H01M32.093S" calcext:value-type="time">
            <text:p>17:01:32.09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511698" calcext:value-type="float">
            <text:p>-3.51E-10</text:p>
          </table:table-cell>
          <table:table-cell table:formula="of:=[.C90]*10^9" office:value-type="float" office:value="-0.3511698" calcext:value-type="float">
            <text:p>-0.3511698</text:p>
          </table:table-cell>
          <table:table-cell table:formula="of:=[.$N$1]*[.D90]" office:value-type="float" office:value="-0.299989529103307" calcext:value-type="float">
            <text:p>-0.2999895291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186309889242034" calcext:value-type="float">
            <text:p>-0.1863098892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0929180885461688" calcext:value-type="float">
            <text:p>0.0929180885</text:p>
          </table:table-cell>
          <table:table-cell/>
          <table:table-cell table:formula="of:=(MAX([.E89:.E93])-MIN([.E89:.E93]))/2" office:value-type="float" office:value="0.108758473577124" calcext:value-type="float">
            <text:p>0.1087584736</text:p>
          </table:table-cell>
          <table:table-cell table:number-columns-repeated="2"/>
        </table:table-row>
        <table:table-row table:style-name="ro1">
          <table:table-cell office:value-type="time" office:time-value="PT17H01M32.478S" calcext:value-type="time">
            <text:p>17:01:32.4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09654297" calcext:value-type="float">
            <text:p>-9.65E-11</text:p>
          </table:table-cell>
          <table:table-cell table:formula="of:=[.C91]*10^9" office:value-type="float" office:value="-0.09654297" calcext:value-type="float">
            <text:p>-0.09654297</text:p>
          </table:table-cell>
          <table:table-cell table:formula="of:=[.$N$1]*[.D91]" office:value-type="float" office:value="-0.0824725819490592" calcext:value-type="float">
            <text:p>-0.0824725819</text:p>
          </table:table-cell>
          <table:table-cell table:number-columns-repeated="9"/>
        </table:table-row>
        <table:table-row table:style-name="ro1">
          <table:table-cell office:value-type="time" office:time-value="PT17H01M32.861S" calcext:value-type="time">
            <text:p>17:01:32.86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918957" calcext:value-type="float">
            <text:p>-2.92E-10</text:p>
          </table:table-cell>
          <table:table-cell table:formula="of:=[.C92]*10^9" office:value-type="float" office:value="-0.2918957" calcext:value-type="float">
            <text:p>-0.2918957</text:p>
          </table:table-cell>
          <table:table-cell table:formula="of:=[.$N$1]*[.D92]" office:value-type="float" office:value="-0.249354168810303" calcext:value-type="float">
            <text:p>-0.2493541688</text:p>
          </table:table-cell>
          <table:table-cell table:number-columns-repeated="9"/>
        </table:table-row>
        <table:table-row table:style-name="ro1">
          <table:table-cell office:value-type="time" office:time-value="PT17H01M33.244S" calcext:value-type="time">
            <text:p>17:01:33.24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395365" calcext:value-type="float">
            <text:p>-1.40E-10</text:p>
          </table:table-cell>
          <table:table-cell table:formula="of:=[.C93]*10^9" office:value-type="float" office:value="-0.1395365" calcext:value-type="float">
            <text:p>-0.1395365</text:p>
          </table:table-cell>
          <table:table-cell table:formula="of:=[.$N$1]*[.D93]" office:value-type="float" office:value="-0.119200138872203" calcext:value-type="float">
            <text:p>-0.1192001389</text:p>
          </table:table-cell>
          <table:table-cell table:number-columns-repeated="9"/>
        </table:table-row>
        <table:table-row table:style-name="ro1">
          <table:table-cell office:value-type="time" office:time-value="PT17H01M33.628S" calcext:value-type="time">
            <text:p>17:01:33.63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090647" calcext:value-type="float">
            <text:p>-1.09E-10</text:p>
          </table:table-cell>
          <table:table-cell table:formula="of:=[.C94]*10^9" office:value-type="float" office:value="-0.1090647" calcext:value-type="float">
            <text:p>-0.1090647</text:p>
          </table:table-cell>
          <table:table-cell table:formula="of:=[.$N$1]*[.D94]" office:value-type="float" office:value="-0.0931693670548933" calcext:value-type="float">
            <text:p>-0.0931693671</text:p>
          </table:table-cell>
          <table:table-cell table:number-columns-repeated="9"/>
        </table:table-row>
        <table:table-row table:style-name="ro1">
          <table:table-cell office:value-type="time" office:time-value="PT17H01M34.004S" calcext:value-type="time">
            <text:p>17:01:34.0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970858" calcext:value-type="float">
            <text:p>-3.97E-10</text:p>
          </table:table-cell>
          <table:table-cell table:formula="of:=[.C95]*10^9" office:value-type="float" office:value="-0.3970858" calcext:value-type="float">
            <text:p>-0.3970858</text:p>
          </table:table-cell>
          <table:table-cell table:formula="of:=[.$N$1]*[.D95]" office:value-type="float" office:value="-0.339213628722088" calcext:value-type="float">
            <text:p>-0.3392136287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20185705427069" calcext:value-type="float">
            <text:p>-0.2018570543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121246087457958" calcext:value-type="float">
            <text:p>0.1212460875</text:p>
          </table:table-cell>
          <table:table-cell/>
          <table:table-cell table:formula="of:=(MAX([.E94:.E98])-MIN([.E94:.E98]))/2" office:value-type="float" office:value="0.141920636215565" calcext:value-type="float">
            <text:p>0.1419206362</text:p>
          </table:table-cell>
          <table:table-cell table:number-columns-repeated="2"/>
        </table:table-row>
        <table:table-row table:style-name="ro1">
          <table:table-cell office:value-type="time" office:time-value="PT17H01M34.381S" calcext:value-type="time">
            <text:p>17:01:34.3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08902996" calcext:value-type="float">
            <text:p>-8.90E-11</text:p>
          </table:table-cell>
          <table:table-cell table:formula="of:=[.C96]*10^9" office:value-type="float" office:value="-0.08902996" calcext:value-type="float">
            <text:p>-0.08902996</text:p>
          </table:table-cell>
          <table:table-cell table:formula="of:=[.$N$1]*[.D96]" office:value-type="float" office:value="-0.0760545348047762" calcext:value-type="float">
            <text:p>-0.0760545348</text:p>
          </table:table-cell>
          <table:table-cell table:number-columns-repeated="9"/>
        </table:table-row>
        <table:table-row table:style-name="ro1">
          <table:table-cell office:value-type="time" office:time-value="PT17H01M34.765S" calcext:value-type="time">
            <text:p>17:01:34.7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649993" calcext:value-type="float">
            <text:p>-1.65E-10</text:p>
          </table:table-cell>
          <table:table-cell table:formula="of:=[.C97]*10^9" office:value-type="float" office:value="-0.1649993" calcext:value-type="float">
            <text:p>-0.1649993</text:p>
          </table:table-cell>
          <table:table-cell table:formula="of:=[.$N$1]*[.D97]" office:value-type="float" office:value="-0.140951933535786" calcext:value-type="float">
            <text:p>-0.1409519335</text:p>
          </table:table-cell>
          <table:table-cell table:number-columns-repeated="9"/>
        </table:table-row>
        <table:table-row table:style-name="ro1">
          <table:table-cell office:value-type="time" office:time-value="PT17H01M35.148S" calcext:value-type="time">
            <text:p>17:01:35.1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212965" calcext:value-type="float">
            <text:p>-4.21E-10</text:p>
          </table:table-cell>
          <table:table-cell table:formula="of:=[.C98]*10^9" office:value-type="float" office:value="-0.4212965" calcext:value-type="float">
            <text:p>-0.4212965</text:p>
          </table:table-cell>
          <table:table-cell table:formula="of:=[.$N$1]*[.D98]" office:value-type="float" office:value="-0.359895807235906" calcext:value-type="float">
            <text:p>-0.3598958072</text:p>
          </table:table-cell>
          <table:table-cell table:number-columns-repeated="9"/>
        </table:table-row>
        <table:table-row table:style-name="ro1">
          <table:table-cell office:value-type="time" office:time-value="PT17H01M35.532S" calcext:value-type="time">
            <text:p>17:01:35.53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169957" calcext:value-type="float">
            <text:p>-1.17E-10</text:p>
          </table:table-cell>
          <table:table-cell table:formula="of:=[.C99]*10^9" office:value-type="float" office:value="-0.1169957" calcext:value-type="float">
            <text:p>-0.1169957</text:p>
          </table:table-cell>
          <table:table-cell table:formula="of:=[.$N$1]*[.D99]" office:value-type="float" office:value="-0.0999444854031064" calcext:value-type="float">
            <text:p>-0.0999444854</text:p>
          </table:table-cell>
          <table:table-cell table:number-columns-repeated="9"/>
        </table:table-row>
        <table:table-row table:style-name="ro1">
          <table:table-cell office:value-type="time" office:time-value="PT17H01M35.915S" calcext:value-type="time">
            <text:p>17:01:35.9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791366" calcext:value-type="float">
            <text:p>-3.79E-10</text:p>
          </table:table-cell>
          <table:table-cell table:formula="of:=[.C100]*10^9" office:value-type="float" office:value="-0.3791366" calcext:value-type="float">
            <text:p>-0.3791366</text:p>
          </table:table-cell>
          <table:table-cell table:formula="of:=[.$N$1]*[.D100]" office:value-type="float" office:value="-0.32388038521487" calcext:value-type="float">
            <text:p>-0.3238803852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195295575538852" calcext:value-type="float">
            <text:p>-0.1952955755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105407277707416" calcext:value-type="float">
            <text:p>0.1054072777</text:p>
          </table:table-cell>
          <table:table-cell/>
          <table:table-cell table:formula="of:=(MAX([.E99:.E103])-MIN([.E99:.E103]))/2" office:value-type="float" office:value="0.123378783451222" calcext:value-type="float">
            <text:p>0.1233787835</text:p>
          </table:table-cell>
          <table:table-cell table:number-columns-repeated="2"/>
        </table:table-row>
        <table:table-row table:style-name="ro1">
          <table:table-cell office:value-type="time" office:time-value="PT17H01M36.299S" calcext:value-type="time">
            <text:p>17:01:36.30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186654" calcext:value-type="float">
            <text:p>-1.19E-10</text:p>
          </table:table-cell>
          <table:table-cell table:formula="of:=[.C101]*10^9" office:value-type="float" office:value="-0.1186654" calcext:value-type="float">
            <text:p>-0.1186654</text:p>
          </table:table-cell>
          <table:table-cell table:formula="of:=[.$N$1]*[.D101]" office:value-type="float" office:value="-0.101370839596274" calcext:value-type="float">
            <text:p>-0.1013708396</text:p>
          </table:table-cell>
          <table:table-cell table:number-columns-repeated="9"/>
        </table:table-row>
        <table:table-row table:style-name="ro1">
          <table:table-cell office:value-type="time" office:time-value="PT17H01M36.683S" calcext:value-type="time">
            <text:p>17:01:36.6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224222" calcext:value-type="float">
            <text:p>-1.22E-10</text:p>
          </table:table-cell>
          <table:table-cell table:formula="of:=[.C102]*10^9" office:value-type="float" office:value="-0.1224222" calcext:value-type="float">
            <text:p>-0.1224222</text:p>
          </table:table-cell>
          <table:table-cell table:formula="of:=[.$N$1]*[.D102]" office:value-type="float" office:value="-0.104580115174457" calcext:value-type="float">
            <text:p>-0.1045801152</text:p>
          </table:table-cell>
          <table:table-cell table:number-columns-repeated="9"/>
        </table:table-row>
        <table:table-row table:style-name="ro1">
          <table:table-cell office:value-type="time" office:time-value="PT17H01M37.068S" calcext:value-type="time">
            <text:p>17:01:37.0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058518" calcext:value-type="float">
            <text:p>-4.06E-10</text:p>
          </table:table-cell>
          <table:table-cell table:formula="of:=[.C103]*10^9" office:value-type="float" office:value="-0.4058518" calcext:value-type="float">
            <text:p>-0.4058518</text:p>
          </table:table-cell>
          <table:table-cell table:formula="of:=[.$N$1]*[.D103]" office:value-type="float" office:value="-0.34670205230555" calcext:value-type="float">
            <text:p>-0.3467020523</text:p>
          </table:table-cell>
          <table:table-cell table:number-columns-repeated="9"/>
        </table:table-row>
        <table:table-row table:style-name="ro1">
          <table:table-cell office:value-type="time" office:time-value="PT17H01M37.452S" calcext:value-type="time">
            <text:p>17:01:37.45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91242" calcext:value-type="float">
            <text:p>-3.91E-10</text:p>
          </table:table-cell>
          <table:table-cell table:formula="of:=[.C104]*10^9" office:value-type="float" office:value="-0.391242" calcext:value-type="float">
            <text:p>-0.391242</text:p>
          </table:table-cell>
          <table:table-cell table:formula="of:=[.$N$1]*[.D104]" office:value-type="float" office:value="-0.334221517184667" calcext:value-type="float">
            <text:p>-0.3342215172</text:p>
          </table:table-cell>
          <table:table-cell table:number-columns-repeated="9"/>
        </table:table-row>
        <table:table-row table:style-name="ro1">
          <table:table-cell office:value-type="time" office:time-value="PT17H01M37.835S" calcext:value-type="time">
            <text:p>17:01:37.8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1620773" calcext:value-type="float">
            <text:p>-1.62E-10</text:p>
          </table:table-cell>
          <table:table-cell table:formula="of:=[.C105]*10^9" office:value-type="float" office:value="-0.1620773" calcext:value-type="float">
            <text:p>-0.1620773</text:p>
          </table:table-cell>
          <table:table-cell table:formula="of:=[.$N$1]*[.D105]" office:value-type="float" office:value="-0.138455792341299" calcext:value-type="float">
            <text:p>-0.1384557923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214836568187203" calcext:value-type="float">
            <text:p>-0.2148365682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0947491443165264" calcext:value-type="float">
            <text:p>0.0947491443</text:p>
          </table:table-cell>
          <table:table-cell/>
          <table:table-cell table:formula="of:=(MAX([.E104:.E108])-MIN([.E104:.E108]))/2" office:value-type="float" office:value="0.110898248330339" calcext:value-type="float">
            <text:p>0.1108982483</text:p>
          </table:table-cell>
          <table:table-cell table:number-columns-repeated="2"/>
        </table:table-row>
        <table:table-row table:style-name="ro1">
          <table:table-cell office:value-type="time" office:time-value="PT17H01M38.218S" calcext:value-type="time">
            <text:p>17:01:38.2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572496" calcext:value-type="float">
            <text:p>-2.57E-10</text:p>
          </table:table-cell>
          <table:table-cell table:formula="of:=[.C106]*10^9" office:value-type="float" office:value="-0.2572496" calcext:value-type="float">
            <text:p>-0.2572496</text:p>
          </table:table-cell>
          <table:table-cell table:formula="of:=[.$N$1]*[.D106]" office:value-type="float" office:value="-0.219757468797186" calcext:value-type="float">
            <text:p>-0.2197574688</text:p>
          </table:table-cell>
          <table:table-cell table:number-columns-repeated="9"/>
        </table:table-row>
        <table:table-row table:style-name="ro1">
          <table:table-cell office:value-type="time" office:time-value="PT17H01M38.603S" calcext:value-type="time">
            <text:p>17:01:38.60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1316055" calcext:value-type="float">
            <text:p>-1.32E-10</text:p>
          </table:table-cell>
          <table:table-cell table:formula="of:=[.C107]*10^9" office:value-type="float" office:value="-0.1316055" calcext:value-type="float">
            <text:p>-0.1316055</text:p>
          </table:table-cell>
          <table:table-cell table:formula="of:=[.$N$1]*[.D107]" office:value-type="float" office:value="-0.11242502052399" calcext:value-type="float">
            <text:p>-0.1124250205</text:p>
          </table:table-cell>
          <table:table-cell table:number-columns-repeated="9"/>
        </table:table-row>
        <table:table-row table:style-name="ro1">
          <table:table-cell office:value-type="time" office:time-value="PT17H01M38.987S" calcext:value-type="time">
            <text:p>17:01:38.9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152714" calcext:value-type="float">
            <text:p>-3.15E-10</text:p>
          </table:table-cell>
          <table:table-cell table:formula="of:=[.C108]*10^9" office:value-type="float" office:value="-0.3152714" calcext:value-type="float">
            <text:p>-0.3152714</text:p>
          </table:table-cell>
          <table:table-cell table:formula="of:=[.$N$1]*[.D108]" office:value-type="float" office:value="-0.269323042088871" calcext:value-type="float">
            <text:p>-0.2693230421</text:p>
          </table:table-cell>
          <table:table-cell table:number-columns-repeated="9"/>
        </table:table-row>
        <table:table-row table:style-name="ro1">
          <table:table-cell office:value-type="time" office:time-value="PT17H01M39.371S" calcext:value-type="time">
            <text:p>17:01:39.3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196268" calcext:value-type="float">
            <text:p>-4.20E-10</text:p>
          </table:table-cell>
          <table:table-cell table:formula="of:=[.C109]*10^9" office:value-type="float" office:value="-0.4196268" calcext:value-type="float">
            <text:p>-0.4196268</text:p>
          </table:table-cell>
          <table:table-cell table:formula="of:=[.$N$1]*[.D109]" office:value-type="float" office:value="-0.358469453042738" calcext:value-type="float">
            <text:p>-0.358469453</text:p>
          </table:table-cell>
          <table:table-cell table:number-columns-repeated="9"/>
        </table:table-row>
        <table:table-row table:style-name="ro1">
          <table:table-cell office:value-type="time" office:time-value="PT17H01M39.755S" calcext:value-type="time">
            <text:p>17:01:39.7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152894" calcext:value-type="float">
            <text:p>-1.53E-10</text:p>
          </table:table-cell>
          <table:table-cell table:formula="of:=[.C110]*10^9" office:value-type="float" office:value="-0.152894" calcext:value-type="float">
            <text:p>-0.152894</text:p>
          </table:table-cell>
          <table:table-cell table:formula="of:=[.$N$1]*[.D110]" office:value-type="float" office:value="-0.130610886991766" calcext:value-type="float">
            <text:p>-0.130610887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230598175834534" calcext:value-type="float">
            <text:p>-0.2305981758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125817311655852" calcext:value-type="float">
            <text:p>0.1258173117</text:p>
          </table:table-cell>
          <table:table-cell/>
          <table:table-cell table:formula="of:=(MAX([.E109:.E113])-MIN([.E109:.E113]))/2" office:value-type="float" office:value="0.147268943342705" calcext:value-type="float">
            <text:p>0.1472689433</text:p>
          </table:table-cell>
          <table:table-cell table:number-columns-repeated="2"/>
        </table:table-row>
        <table:table-row table:style-name="ro1">
          <table:table-cell office:value-type="time" office:time-value="PT17H01M40.139S" calcext:value-type="time">
            <text:p>17:01:40.14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79137" calcext:value-type="float">
            <text:p>-3.79E-10</text:p>
          </table:table-cell>
          <table:table-cell table:formula="of:=[.C111]*10^9" office:value-type="float" office:value="-0.379137" calcext:value-type="float">
            <text:p>-0.379137</text:p>
          </table:table-cell>
          <table:table-cell table:formula="of:=[.$N$1]*[.D111]" office:value-type="float" office:value="-0.323880726917977" calcext:value-type="float">
            <text:p>-0.3238807269</text:p>
          </table:table-cell>
          <table:table-cell table:number-columns-repeated="9"/>
        </table:table-row>
        <table:table-row table:style-name="ro1">
          <table:table-cell office:value-type="time" office:time-value="PT17H01M40.522S" calcext:value-type="time">
            <text:p>17:01:40.52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232025" calcext:value-type="float">
            <text:p>-3.23E-10</text:p>
          </table:table-cell>
          <table:table-cell table:formula="of:=[.C112]*10^9" office:value-type="float" office:value="-0.3232025" calcext:value-type="float">
            <text:p>-0.3232025</text:p>
          </table:table-cell>
          <table:table-cell table:formula="of:=[.$N$1]*[.D112]" office:value-type="float" office:value="-0.276098245862861" calcext:value-type="float">
            <text:p>-0.2760982459</text:p>
          </table:table-cell>
          <table:table-cell table:number-columns-repeated="9"/>
        </table:table-row>
        <table:table-row table:style-name="ro1">
          <table:table-cell office:value-type="time" office:time-value="PT17H01M40.906S" calcext:value-type="time">
            <text:p>17:01:40.9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07483873" calcext:value-type="float">
            <text:p>-7.48E-11</text:p>
          </table:table-cell>
          <table:table-cell table:formula="of:=[.C113]*10^9" office:value-type="float" office:value="-0.07483873" calcext:value-type="float">
            <text:p>-0.07483873</text:p>
          </table:table-cell>
          <table:table-cell table:formula="of:=[.$N$1]*[.D113]" office:value-type="float" office:value="-0.0639315663573279" calcext:value-type="float">
            <text:p>-0.0639315664</text:p>
          </table:table-cell>
          <table:table-cell table:number-columns-repeated="9"/>
        </table:table-row>
        <table:table-row table:style-name="ro1">
          <table:table-cell office:value-type="time" office:time-value="PT17H01M41.29S" calcext:value-type="time">
            <text:p>17:01:41.2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394271" calcext:value-type="float">
            <text:p>-5.39E-10</text:p>
          </table:table-cell>
          <table:table-cell table:formula="of:=[.C114]*10^9" office:value-type="float" office:value="-0.5394271" calcext:value-type="float">
            <text:p>-0.5394271</text:p>
          </table:table-cell>
          <table:table-cell table:formula="of:=[.$N$1]*[.D114]" office:value-type="float" office:value="-0.460809789778514" calcext:value-type="float">
            <text:p>-0.4608097898</text:p>
          </table:table-cell>
          <table:table-cell table:number-columns-repeated="9"/>
        </table:table-row>
        <table:table-row table:style-name="ro1">
          <table:table-cell office:value-type="time" office:time-value="PT17H01M41.674S" calcext:value-type="time">
            <text:p>17:01:41.67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1028038" calcext:value-type="float">
            <text:p>-1.03E-10</text:p>
          </table:table-cell>
          <table:table-cell table:formula="of:=[.C115]*10^9" office:value-type="float" office:value="-0.1028038" calcext:value-type="float">
            <text:p>-0.1028038</text:p>
          </table:table-cell>
          <table:table-cell table:formula="of:=[.$N$1]*[.D115]" office:value-type="float" office:value="-0.0878209446029544" calcext:value-type="float">
            <text:p>-0.0878209446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237516269596655" calcext:value-type="float">
            <text:p>-0.2375162696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176380332071299" calcext:value-type="float">
            <text:p>0.1763803321</text:p>
          </table:table-cell>
          <table:table-cell/>
          <table:table-cell table:formula="of:=(MAX([.E114:.E118])-MIN([.E114:.E118]))/2" office:value-type="float" office:value="0.206461685590458" calcext:value-type="float">
            <text:p>0.2064616856</text:p>
          </table:table-cell>
          <table:table-cell table:number-columns-repeated="2"/>
        </table:table-row>
        <table:table-row table:style-name="ro1">
          <table:table-cell office:value-type="time" office:time-value="PT17H01M42.058S" calcext:value-type="time">
            <text:p>17:01:42.06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699536" calcext:value-type="float">
            <text:p>-3.70E-10</text:p>
          </table:table-cell>
          <table:table-cell table:formula="of:=[.C116]*10^9" office:value-type="float" office:value="-0.3699536" calcext:value-type="float">
            <text:p>-0.3699536</text:p>
          </table:table-cell>
          <table:table-cell table:formula="of:=[.$N$1]*[.D116]" office:value-type="float" office:value="-0.316035736142667" calcext:value-type="float">
            <text:p>-0.3160357361</text:p>
          </table:table-cell>
          <table:table-cell table:number-columns-repeated="9"/>
        </table:table-row>
        <table:table-row table:style-name="ro1">
          <table:table-cell office:value-type="time" office:time-value="PT17H01M42.442S" calcext:value-type="time">
            <text:p>17:01:42.44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219502" calcext:value-type="float">
            <text:p>-3.22E-10</text:p>
          </table:table-cell>
          <table:table-cell table:formula="of:=[.C117]*10^9" office:value-type="float" office:value="-0.3219502" calcext:value-type="float">
            <text:p>-0.3219502</text:p>
          </table:table-cell>
          <table:table-cell table:formula="of:=[.$N$1]*[.D117]" office:value-type="float" office:value="-0.275028458861541" calcext:value-type="float">
            <text:p>-0.2750284589</text:p>
          </table:table-cell>
          <table:table-cell table:number-columns-repeated="9"/>
        </table:table-row>
        <table:table-row table:style-name="ro1">
          <table:table-cell office:value-type="time" office:time-value="PT17H01M42.826S" calcext:value-type="time">
            <text:p>17:01:42.8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05605617" calcext:value-type="float">
            <text:p>-5.61E-11</text:p>
          </table:table-cell>
          <table:table-cell table:formula="of:=[.C118]*10^9" office:value-type="float" office:value="-0.05605617" calcext:value-type="float">
            <text:p>-0.05605617</text:p>
          </table:table-cell>
          <table:table-cell table:formula="of:=[.$N$1]*[.D118]" office:value-type="float" office:value="-0.0478864185975985" calcext:value-type="float">
            <text:p>-0.0478864186</text:p>
          </table:table-cell>
          <table:table-cell table:number-columns-repeated="9"/>
        </table:table-row>
        <table:table-row table:style-name="ro1">
          <table:table-cell office:value-type="time" office:time-value="PT17H01M43.209S" calcext:value-type="time">
            <text:p>17:01:43.2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780658" calcext:value-type="float">
            <text:p>-4.78E-10</text:p>
          </table:table-cell>
          <table:table-cell table:formula="of:=[.C119]*10^9" office:value-type="float" office:value="-0.4780658" calcext:value-type="float">
            <text:p>-0.4780658</text:p>
          </table:table-cell>
          <table:table-cell table:formula="of:=[.$N$1]*[.D119]" office:value-type="float" office:value="-0.408391422674717" calcext:value-type="float">
            <text:p>-0.4083914227</text:p>
          </table:table-cell>
          <table:table-cell table:number-columns-repeated="9"/>
        </table:table-row>
        <table:table-row table:style-name="ro1">
          <table:table-cell office:value-type="time" office:time-value="PT17H01M43.592S" calcext:value-type="time">
            <text:p>17:01:43.59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1528941" calcext:value-type="float">
            <text:p>-1.53E-10</text:p>
          </table:table-cell>
          <table:table-cell table:formula="of:=[.C120]*10^9" office:value-type="float" office:value="-0.1528941" calcext:value-type="float">
            <text:p>-0.1528941</text:p>
          </table:table-cell>
          <table:table-cell table:formula="of:=[.$N$1]*[.D120]" office:value-type="float" office:value="-0.130610972417543" calcext:value-type="float">
            <text:p>-0.1306109724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299204739578136" calcext:value-type="float">
            <text:p>-0.2992047396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132374366071456" calcext:value-type="float">
            <text:p>0.1323743661</text:p>
          </table:table-cell>
          <table:table-cell/>
          <table:table-cell table:formula="of:=(MAX([.E119:.E123])-MIN([.E119:.E123]))/2" office:value-type="float" office:value="0.154936474880836" calcext:value-type="float">
            <text:p>0.1549364749</text:p>
          </table:table-cell>
          <table:table-cell table:number-columns-repeated="2"/>
        </table:table-row>
        <table:table-row table:style-name="ro1">
          <table:table-cell office:value-type="time" office:time-value="PT17H01M43.976S" calcext:value-type="time">
            <text:p>17:01:43.9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097895" calcext:value-type="float">
            <text:p>-5.10E-10</text:p>
          </table:table-cell>
          <table:table-cell table:formula="of:=[.C121]*10^9" office:value-type="float" office:value="-0.5097895" calcext:value-type="float">
            <text:p>-0.5097895</text:p>
          </table:table-cell>
          <table:table-cell table:formula="of:=[.$N$1]*[.D121]" office:value-type="float" office:value="-0.43549163979024" calcext:value-type="float">
            <text:p>-0.4354916398</text:p>
          </table:table-cell>
          <table:table-cell table:number-columns-repeated="9"/>
        </table:table-row>
        <table:table-row table:style-name="ro1">
          <table:table-cell office:value-type="time" office:time-value="PT17H01M44.36S" calcext:value-type="time">
            <text:p>17:01:44.3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634561" calcext:value-type="float">
            <text:p>-4.63E-10</text:p>
          </table:table-cell>
          <table:table-cell table:formula="of:=[.C122]*10^9" office:value-type="float" office:value="-0.4634561" calcext:value-type="float">
            <text:p>-0.4634561</text:p>
          </table:table-cell>
          <table:table-cell table:formula="of:=[.$N$1]*[.D122]" office:value-type="float" office:value="-0.395910972979611" calcext:value-type="float">
            <text:p>-0.395910973</text:p>
          </table:table-cell>
          <table:table-cell table:number-columns-repeated="9"/>
        </table:table-row>
        <table:table-row table:style-name="ro1">
          <table:table-cell office:value-type="time" office:time-value="PT17H01M44.745S" calcext:value-type="time">
            <text:p>17:01:44.7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1470501" calcext:value-type="float">
            <text:p>-1.47E-10</text:p>
          </table:table-cell>
          <table:table-cell table:formula="of:=[.C123]*10^9" office:value-type="float" office:value="-0.1470501" calcext:value-type="float">
            <text:p>-0.1470501</text:p>
          </table:table-cell>
          <table:table-cell table:formula="of:=[.$N$1]*[.D123]" office:value-type="float" office:value="-0.125618690028568" calcext:value-type="float">
            <text:p>-0.12561869</text:p>
          </table:table-cell>
          <table:table-cell table:number-columns-repeated="9"/>
        </table:table-row>
        <table:table-row table:style-name="ro1">
          <table:table-cell office:value-type="time" office:time-value="PT17H01M45.129S" calcext:value-type="time">
            <text:p>17:01:45.1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04237" calcext:value-type="float">
            <text:p>-2.04E-10</text:p>
          </table:table-cell>
          <table:table-cell table:formula="of:=[.C124]*10^9" office:value-type="float" office:value="-0.204237" calcext:value-type="float">
            <text:p>-0.204237</text:p>
          </table:table-cell>
          <table:table-cell table:formula="of:=[.$N$1]*[.D124]" office:value-type="float" office:value="-0.174471043510781" calcext:value-type="float">
            <text:p>-0.1744710435</text:p>
          </table:table-cell>
          <table:table-cell table:number-columns-repeated="9"/>
        </table:table-row>
        <table:table-row table:style-name="ro1">
          <table:table-cell office:value-type="time" office:time-value="PT17H01M45.512S" calcext:value-type="time">
            <text:p>17:01:45.51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685202" calcext:value-type="float">
            <text:p>-2.69E-10</text:p>
          </table:table-cell>
          <table:table-cell table:formula="of:=[.C125]*10^9" office:value-type="float" office:value="-0.2685202" calcext:value-type="float">
            <text:p>-0.2685202</text:p>
          </table:table-cell>
          <table:table-cell table:formula="of:=[.$N$1]*[.D125]" office:value-type="float" office:value="-0.229385466383288" calcext:value-type="float">
            <text:p>-0.2293854664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237943369435273" calcext:value-type="float">
            <text:p>-0.2379433694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10130036155762" calcext:value-type="float">
            <text:p>0.1013003616</text:p>
          </table:table-cell>
          <table:table-cell/>
          <table:table-cell table:formula="of:=(MAX([.E124:.E128])-MIN([.E124:.E128]))/2" office:value-type="float" office:value="0.11856482737106" calcext:value-type="float">
            <text:p>0.1185648274</text:p>
          </table:table-cell>
          <table:table-cell table:number-columns-repeated="2"/>
        </table:table-row>
        <table:table-row table:style-name="ro1">
          <table:table-cell office:value-type="time" office:time-value="PT17H01M45.895S" calcext:value-type="time">
            <text:p>17:01:45.9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175945" calcext:value-type="float">
            <text:p>-2.18E-10</text:p>
          </table:table-cell>
          <table:table-cell table:formula="of:=[.C126]*10^9" office:value-type="float" office:value="-0.2175945" calcext:value-type="float">
            <text:p>-0.2175945</text:p>
          </table:table-cell>
          <table:table-cell table:formula="of:=[.$N$1]*[.D126]" office:value-type="float" office:value="-0.185881791630344" calcext:value-type="float">
            <text:p>-0.1858817916</text:p>
          </table:table-cell>
          <table:table-cell table:number-columns-repeated="9"/>
        </table:table-row>
        <table:table-row table:style-name="ro1">
          <table:table-cell office:value-type="time" office:time-value="PT17H01M46.279S" calcext:value-type="time">
            <text:p>17:01:46.2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818226" calcext:value-type="float">
            <text:p>-4.82E-10</text:p>
          </table:table-cell>
          <table:table-cell table:formula="of:=[.C127]*10^9" office:value-type="float" office:value="-0.4818226" calcext:value-type="float">
            <text:p>-0.4818226</text:p>
          </table:table-cell>
          <table:table-cell table:formula="of:=[.$N$1]*[.D127]" office:value-type="float" office:value="-0.4116006982529" calcext:value-type="float">
            <text:p>-0.4116006983</text:p>
          </table:table-cell>
          <table:table-cell table:number-columns-repeated="9"/>
        </table:table-row>
        <table:table-row table:style-name="ro1">
          <table:table-cell office:value-type="time" office:time-value="PT17H01M46.663S" calcext:value-type="time">
            <text:p>17:01:46.6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205164" calcext:value-type="float">
            <text:p>-2.21E-10</text:p>
          </table:table-cell>
          <table:table-cell table:formula="of:=[.C128]*10^9" office:value-type="float" office:value="-0.2205164" calcext:value-type="float">
            <text:p>-0.2205164</text:p>
          </table:table-cell>
          <table:table-cell table:formula="of:=[.$N$1]*[.D128]" office:value-type="float" office:value="-0.188377847399055" calcext:value-type="float">
            <text:p>-0.1883778474</text:p>
          </table:table-cell>
          <table:table-cell table:number-columns-repeated="9"/>
        </table:table-row>
        <table:table-row table:style-name="ro1">
          <table:table-cell office:value-type="time" office:time-value="PT17H01M47.048S" calcext:value-type="time">
            <text:p>17:01:47.0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199228" calcext:value-type="float">
            <text:p>-1.99E-10</text:p>
          </table:table-cell>
          <table:table-cell table:formula="of:=[.C129]*10^9" office:value-type="float" office:value="-0.199228" calcext:value-type="float">
            <text:p>-0.199228</text:p>
          </table:table-cell>
          <table:table-cell table:formula="of:=[.$N$1]*[.D129]" office:value-type="float" office:value="-0.170192066357055" calcext:value-type="float">
            <text:p>-0.1701920664</text:p>
          </table:table-cell>
          <table:table-cell table:number-columns-repeated="9"/>
        </table:table-row>
        <table:table-row table:style-name="ro1">
          <table:table-cell office:value-type="time" office:time-value="PT17H01M47.431S" calcext:value-type="time">
            <text:p>17:01:47.43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797352" calcext:value-type="float">
            <text:p>-4.80E-10</text:p>
          </table:table-cell>
          <table:table-cell table:formula="of:=[.C130]*10^9" office:value-type="float" office:value="-0.4797352" calcext:value-type="float">
            <text:p>-0.4797352</text:p>
          </table:table-cell>
          <table:table-cell table:formula="of:=[.$N$1]*[.D130]" office:value-type="float" office:value="-0.409817520590555" calcext:value-type="float">
            <text:p>-0.4098175206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317818452505819" calcext:value-type="float">
            <text:p>-0.3178184525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110600787522014" calcext:value-type="float">
            <text:p>0.1106007875</text:p>
          </table:table-cell>
          <table:table-cell/>
          <table:table-cell table:formula="of:=(MAX([.E129:.E133])-MIN([.E129:.E133]))/2" office:value-type="float" office:value="0.12944051113841" calcext:value-type="float">
            <text:p>0.1294405111</text:p>
          </table:table-cell>
          <table:table-cell table:number-columns-repeated="2"/>
        </table:table-row>
        <table:table-row table:style-name="ro1">
          <table:table-cell office:value-type="time" office:time-value="PT17H01M47.815S" calcext:value-type="time">
            <text:p>17:01:47.8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2418049" calcext:value-type="float">
            <text:p>-2.42E-10</text:p>
          </table:table-cell>
          <table:table-cell table:formula="of:=[.C131]*10^9" office:value-type="float" office:value="-0.2418049" calcext:value-type="float">
            <text:p>-0.2418049</text:p>
          </table:table-cell>
          <table:table-cell table:formula="of:=[.$N$1]*[.D131]" office:value-type="float" office:value="-0.206563713866831" calcext:value-type="float">
            <text:p>-0.2065637139</text:p>
          </table:table-cell>
          <table:table-cell table:number-columns-repeated="9"/>
        </table:table-row>
        <table:table-row table:style-name="ro1">
          <table:table-cell office:value-type="time" office:time-value="PT17H01M48.198S" calcext:value-type="time">
            <text:p>17:01:48.2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371583" calcext:value-type="float">
            <text:p>-4.37E-10</text:p>
          </table:table-cell>
          <table:table-cell table:formula="of:=[.C132]*10^9" office:value-type="float" office:value="-0.4371583" calcext:value-type="float">
            <text:p>-0.4371583</text:p>
          </table:table-cell>
          <table:table-cell table:formula="of:=[.$N$1]*[.D132]" office:value-type="float" office:value="-0.373445873080778" calcext:value-type="float">
            <text:p>-0.3734458731</text:p>
          </table:table-cell>
          <table:table-cell table:number-columns-repeated="9"/>
        </table:table-row>
        <table:table-row table:style-name="ro1">
          <table:table-cell office:value-type="time" office:time-value="PT17H01M48.582S" calcext:value-type="time">
            <text:p>17:01:48.5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022759" calcext:value-type="float">
            <text:p>-5.02E-10</text:p>
          </table:table-cell>
          <table:table-cell table:formula="of:=[.C133]*10^9" office:value-type="float" office:value="-0.5022759" calcext:value-type="float">
            <text:p>-0.5022759</text:p>
          </table:table-cell>
          <table:table-cell table:formula="of:=[.$N$1]*[.D133]" office:value-type="float" office:value="-0.429073088633874" calcext:value-type="float">
            <text:p>-0.4290730886</text:p>
          </table:table-cell>
          <table:table-cell table:number-columns-repeated="9"/>
        </table:table-row>
        <table:table-row table:style-name="ro1">
          <table:table-cell office:value-type="time" office:time-value="PT17H01M48.967S" calcext:value-type="time">
            <text:p>17:01:48.9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202803" calcext:value-type="float">
            <text:p>-3.20E-10</text:p>
          </table:table-cell>
          <table:table-cell table:formula="of:=[.C134]*10^9" office:value-type="float" office:value="-0.3202803" calcext:value-type="float">
            <text:p>-0.3202803</text:p>
          </table:table-cell>
          <table:table-cell table:formula="of:=[.$N$1]*[.D134]" office:value-type="float" office:value="-0.27360193381682" calcext:value-type="float">
            <text:p>-0.2736019338</text:p>
          </table:table-cell>
          <table:table-cell table:number-columns-repeated="9"/>
        </table:table-row>
        <table:table-row table:style-name="ro1">
          <table:table-cell office:value-type="time" office:time-value="PT17H01M49.35S" calcext:value-type="time">
            <text:p>17:01:49.3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133652" calcext:value-type="float">
            <text:p>-4.13E-10</text:p>
          </table:table-cell>
          <table:table-cell table:formula="of:=[.C135]*10^9" office:value-type="float" office:value="-0.4133652" calcext:value-type="float">
            <text:p>-0.4133652</text:p>
          </table:table-cell>
          <table:table-cell table:formula="of:=[.$N$1]*[.D135]" office:value-type="float" office:value="-0.353120432610362" calcext:value-type="float">
            <text:p>-0.3531204326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284941351412859" calcext:value-type="float">
            <text:p>-0.2849413514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125519827226406" calcext:value-type="float">
            <text:p>0.1255198272</text:p>
          </table:table-cell>
          <table:table-cell/>
          <table:table-cell table:formula="of:=(MAX([.E134:.E138])-MIN([.E134:.E138]))/2" office:value-type="float" office:value="0.146913456786932" calcext:value-type="float">
            <text:p>0.1469134568</text:p>
          </table:table-cell>
          <table:table-cell table:number-columns-repeated="2"/>
        </table:table-row>
        <table:table-row table:style-name="ro1">
          <table:table-cell office:value-type="time" office:time-value="PT17H01M49.735S" calcext:value-type="time">
            <text:p>17:01:49.7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210604" calcext:value-type="float">
            <text:p>-5.21E-10</text:p>
          </table:table-cell>
          <table:table-cell table:formula="of:=[.C136]*10^9" office:value-type="float" office:value="-0.5210604" calcext:value-type="float">
            <text:p>-0.5210604</text:p>
          </table:table-cell>
          <table:table-cell table:formula="of:=[.$N$1]*[.D136]" office:value-type="float" office:value="-0.445119893653671" calcext:value-type="float">
            <text:p>-0.4451198937</text:p>
          </table:table-cell>
          <table:table-cell table:number-columns-repeated="9"/>
        </table:table-row>
        <table:table-row table:style-name="ro1">
          <table:table-cell office:value-type="time" office:time-value="PT17H01M50.119S" calcext:value-type="time">
            <text:p>17:01:50.12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235961" calcext:value-type="float">
            <text:p>-2.36E-10</text:p>
          </table:table-cell>
          <table:table-cell table:formula="of:=[.C137]*10^9" office:value-type="float" office:value="-0.235961" calcext:value-type="float">
            <text:p>-0.235961</text:p>
          </table:table-cell>
          <table:table-cell table:formula="of:=[.$N$1]*[.D137]" office:value-type="float" office:value="-0.201571516903633" calcext:value-type="float">
            <text:p>-0.2015715169</text:p>
          </table:table-cell>
          <table:table-cell table:number-columns-repeated="9"/>
        </table:table-row>
        <table:table-row table:style-name="ro1">
          <table:table-cell office:value-type="time" office:time-value="PT17H01M50.502S" calcext:value-type="time">
            <text:p>17:01:50.50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1771046" calcext:value-type="float">
            <text:p>-1.77E-10</text:p>
          </table:table-cell>
          <table:table-cell table:formula="of:=[.C138]*10^9" office:value-type="float" office:value="-0.1771046" calcext:value-type="float">
            <text:p>-0.1771046</text:p>
          </table:table-cell>
          <table:table-cell table:formula="of:=[.$N$1]*[.D138]" office:value-type="float" office:value="-0.151292980079806" calcext:value-type="float">
            <text:p>-0.1512929801</text:p>
          </table:table-cell>
          <table:table-cell table:number-columns-repeated="9"/>
        </table:table-row>
        <table:table-row table:style-name="ro1">
          <table:table-cell office:value-type="time" office:time-value="PT17H01M50.886S" calcext:value-type="time">
            <text:p>17:01:50.8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381747" calcext:value-type="float">
            <text:p>-5.38E-10</text:p>
          </table:table-cell>
          <table:table-cell table:formula="of:=[.C139]*10^9" office:value-type="float" office:value="-0.5381747" calcext:value-type="float">
            <text:p>-0.5381747</text:p>
          </table:table-cell>
          <table:table-cell table:formula="of:=[.$N$1]*[.D139]" office:value-type="float" office:value="-0.459739917351417" calcext:value-type="float">
            <text:p>-0.4597399174</text:p>
          </table:table-cell>
          <table:table-cell table:number-columns-repeated="9"/>
        </table:table-row>
        <table:table-row table:style-name="ro1">
          <table:table-cell office:value-type="time" office:time-value="PT17H01M51.27S" calcext:value-type="time">
            <text:p>17:01:51.27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023314" calcext:value-type="float">
            <text:p>-3.02E-10</text:p>
          </table:table-cell>
          <table:table-cell table:formula="of:=[.C140]*10^9" office:value-type="float" office:value="-0.3023314" calcext:value-type="float">
            <text:p>-0.3023314</text:p>
          </table:table-cell>
          <table:table-cell table:formula="of:=[.$N$1]*[.D140]" office:value-type="float" office:value="-0.258268946586932" calcext:value-type="float">
            <text:p>-0.2582689466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317747275748692" calcext:value-type="float">
            <text:p>-0.3177472757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115778364219419" calcext:value-type="float">
            <text:p>0.1157783642</text:p>
          </table:table-cell>
          <table:table-cell/>
          <table:table-cell table:formula="of:=(MAX([.E139:.E143])-MIN([.E139:.E143]))/2" office:value-type="float" office:value="0.135502751380257" calcext:value-type="float">
            <text:p>0.1355027514</text:p>
          </table:table-cell>
          <table:table-cell table:number-columns-repeated="2"/>
        </table:table-row>
        <table:table-row table:style-name="ro1">
          <table:table-cell office:value-type="time" office:time-value="PT17H01M51.654S" calcext:value-type="time">
            <text:p>17:01:51.65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2209338" calcext:value-type="float">
            <text:p>-2.21E-10</text:p>
          </table:table-cell>
          <table:table-cell table:formula="of:=[.C141]*10^9" office:value-type="float" office:value="-0.2209338" calcext:value-type="float">
            <text:p>-0.2209338</text:p>
          </table:table-cell>
          <table:table-cell table:formula="of:=[.$N$1]*[.D141]" office:value-type="float" office:value="-0.188734414590902" calcext:value-type="float">
            <text:p>-0.1887344146</text:p>
          </table:table-cell>
          <table:table-cell table:number-columns-repeated="9"/>
        </table:table-row>
        <table:table-row table:style-name="ro1">
          <table:table-cell office:value-type="time" office:time-value="PT17H01M52.038S" calcext:value-type="time">
            <text:p>17:01:52.0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243995" calcext:value-type="float">
            <text:p>-5.24E-10</text:p>
          </table:table-cell>
          <table:table-cell table:formula="of:=[.C142]*10^9" office:value-type="float" office:value="-0.5243995" calcext:value-type="float">
            <text:p>-0.5243995</text:p>
          </table:table-cell>
          <table:table-cell table:formula="of:=[.$N$1]*[.D142]" office:value-type="float" office:value="-0.447972345762676" calcext:value-type="float">
            <text:p>-0.4479723458</text:p>
          </table:table-cell>
          <table:table-cell table:number-columns-repeated="9"/>
        </table:table-row>
        <table:table-row table:style-name="ro1">
          <table:table-cell office:value-type="time" office:time-value="PT17H01M52.422S" calcext:value-type="time">
            <text:p>17:01:52.42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2739463" calcext:value-type="float">
            <text:p>-2.74E-10</text:p>
          </table:table-cell>
          <table:table-cell table:formula="of:=[.C143]*10^9" office:value-type="float" office:value="-0.2739463" calcext:value-type="float">
            <text:p>-0.2739463</text:p>
          </table:table-cell>
          <table:table-cell table:formula="of:=[.$N$1]*[.D143]" office:value-type="float" office:value="-0.234020754451531" calcext:value-type="float">
            <text:p>-0.2340207545</text:p>
          </table:table-cell>
          <table:table-cell table:number-columns-repeated="9"/>
        </table:table-row>
        <table:table-row table:style-name="ro1">
          <table:table-cell office:value-type="time" office:time-value="PT17H01M52.806S" calcext:value-type="time">
            <text:p>17:01:52.8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287304" calcext:value-type="float">
            <text:p>-2.87E-10</text:p>
          </table:table-cell>
          <table:table-cell table:formula="of:=[.C144]*10^9" office:value-type="float" office:value="-0.287304" calcext:value-type="float">
            <text:p>-0.287304</text:p>
          </table:table-cell>
          <table:table-cell table:formula="of:=[.$N$1]*[.D144]" office:value-type="float" office:value="-0.245431673422648" calcext:value-type="float">
            <text:p>-0.2454316734</text:p>
          </table:table-cell>
          <table:table-cell table:number-columns-repeated="9"/>
        </table:table-row>
        <table:table-row table:style-name="ro1">
          <table:table-cell office:value-type="time" office:time-value="PT17H01M53.189S" calcext:value-type="time">
            <text:p>17:01:53.19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5807515" calcext:value-type="float">
            <text:p>-5.81E-10</text:p>
          </table:table-cell>
          <table:table-cell table:formula="of:=[.C145]*10^9" office:value-type="float" office:value="-0.5807515" calcext:value-type="float">
            <text:p>-0.5807515</text:p>
          </table:table-cell>
          <table:table-cell table:formula="of:=[.$N$1]*[.D145]" office:value-type="float" office:value="-0.496111479435417" calcext:value-type="float">
            <text:p>-0.4961114794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351123758846947" calcext:value-type="float">
            <text:p>-0.3511237588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119590329647617" calcext:value-type="float">
            <text:p>0.1195903296</text:p>
          </table:table-cell>
          <table:table-cell/>
          <table:table-cell table:formula="of:=(MAX([.E144:.E148])-MIN([.E144:.E148]))/2" office:value-type="float" office:value="0.13995992670413" calcext:value-type="float">
            <text:p>0.1399599267</text:p>
          </table:table-cell>
          <table:table-cell table:number-columns-repeated="2"/>
        </table:table-row>
        <table:table-row table:style-name="ro1">
          <table:table-cell office:value-type="time" office:time-value="PT17H01M53.565S" calcext:value-type="time">
            <text:p>17:01:53.57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2530754" calcext:value-type="float">
            <text:p>-2.53E-10</text:p>
          </table:table-cell>
          <table:table-cell table:formula="of:=[.C146]*10^9" office:value-type="float" office:value="-0.2530754" calcext:value-type="float">
            <text:p>-0.2530754</text:p>
          </table:table-cell>
          <table:table-cell table:formula="of:=[.$N$1]*[.D146]" office:value-type="float" office:value="-0.216191626027156" calcext:value-type="float">
            <text:p>-0.216191626</text:p>
          </table:table-cell>
          <table:table-cell table:number-columns-repeated="9"/>
        </table:table-row>
        <table:table-row table:style-name="ro1">
          <table:table-cell office:value-type="time" office:time-value="PT17H01M53.941S" calcext:value-type="time">
            <text:p>17:01:53.9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866505" calcext:value-type="float">
            <text:p>-3.87E-10</text:p>
          </table:table-cell>
          <table:table-cell table:formula="of:=[.C147]*10^9" office:value-type="float" office:value="-0.3866505" calcext:value-type="float">
            <text:p>-0.3866505</text:p>
          </table:table-cell>
          <table:table-cell table:formula="of:=[.$N$1]*[.D147]" office:value-type="float" office:value="-0.330299192648566" calcext:value-type="float">
            <text:p>-0.3302991926</text:p>
          </table:table-cell>
          <table:table-cell table:number-columns-repeated="9"/>
        </table:table-row>
        <table:table-row table:style-name="ro1">
          <table:table-cell office:value-type="time" office:time-value="PT17H01M54.324S" calcext:value-type="time">
            <text:p>17:01:54.32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547358" calcext:value-type="float">
            <text:p>-5.47E-10</text:p>
          </table:table-cell>
          <table:table-cell table:formula="of:=[.C148]*10^9" office:value-type="float" office:value="-0.547358" calcext:value-type="float">
            <text:p>-0.547358</text:p>
          </table:table-cell>
          <table:table-cell table:formula="of:=[.$N$1]*[.D148]" office:value-type="float" office:value="-0.46758482270095" calcext:value-type="float">
            <text:p>-0.4675848227</text:p>
          </table:table-cell>
          <table:table-cell table:number-columns-repeated="9"/>
        </table:table-row>
        <table:table-row table:style-name="ro1">
          <table:table-cell office:value-type="time" office:time-value="PT17H01M54.708S" calcext:value-type="time">
            <text:p>17:01:54.71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071037" calcext:value-type="float">
            <text:p>-4.07E-10</text:p>
          </table:table-cell>
          <table:table-cell table:formula="of:=[.C149]*10^9" office:value-type="float" office:value="-0.4071037" calcext:value-type="float">
            <text:p>-0.4071037</text:p>
          </table:table-cell>
          <table:table-cell table:formula="of:=[.$N$1]*[.D149]" office:value-type="float" office:value="-0.347771497603763" calcext:value-type="float">
            <text:p>-0.3477714976</text:p>
          </table:table-cell>
          <table:table-cell table:number-columns-repeated="9"/>
        </table:table-row>
        <table:table-row table:style-name="ro1">
          <table:table-cell office:value-type="time" office:time-value="PT17H01M55.092S" calcext:value-type="time">
            <text:p>17:01:55.09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150352" calcext:value-type="float">
            <text:p>-4.15E-10</text:p>
          </table:table-cell>
          <table:table-cell table:formula="of:=[.C150]*10^9" office:value-type="float" office:value="-0.4150352" calcext:value-type="float">
            <text:p>-0.4150352</text:p>
          </table:table-cell>
          <table:table-cell table:formula="of:=[.$N$1]*[.D150]" office:value-type="float" office:value="-0.35454704308086" calcext:value-type="float">
            <text:p>-0.3545470431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0.365529739718653" calcext:value-type="float">
            <text:p>-0.3655297397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12172452126172" calcext:value-type="float">
            <text:p>0.1217245213</text:p>
          </table:table-cell>
          <table:table-cell/>
          <table:table-cell table:formula="of:=(MAX([.E149:.E153])-MIN([.E149:.E153]))/2" office:value-type="float" office:value="0.142456067898618" calcext:value-type="float">
            <text:p>0.1424560679</text:p>
          </table:table-cell>
          <table:table-cell table:number-columns-repeated="2"/>
        </table:table-row>
        <table:table-row table:style-name="ro1">
          <table:table-cell office:value-type="time" office:time-value="PT17H01M55.476S" calcext:value-type="time">
            <text:p>17:01:55.48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074664" calcext:value-type="float">
            <text:p>-6.07E-10</text:p>
          </table:table-cell>
          <table:table-cell table:formula="of:=[.C151]*10^9" office:value-type="float" office:value="-0.6074664" calcext:value-type="float">
            <text:p>-0.6074664</text:p>
          </table:table-cell>
          <table:table-cell table:formula="of:=[.$N$1]*[.D151]" office:value-type="float" office:value="-0.518932890248767" calcext:value-type="float">
            <text:p>-0.5189328902</text:p>
          </table:table-cell>
          <table:table-cell table:number-columns-repeated="9"/>
        </table:table-row>
        <table:table-row table:style-name="ro1">
          <table:table-cell office:value-type="time" office:time-value="PT17H01M55.86S" calcext:value-type="time">
            <text:p>17:01:55.8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359065" calcext:value-type="float">
            <text:p>-4.36E-10</text:p>
          </table:table-cell>
          <table:table-cell table:formula="of:=[.C152]*10^9" office:value-type="float" office:value="-0.4359065" calcext:value-type="float">
            <text:p>-0.4359065</text:p>
          </table:table-cell>
          <table:table-cell table:formula="of:=[.$N$1]*[.D152]" office:value-type="float" office:value="-0.372376513208342" calcext:value-type="float">
            <text:p>-0.3723765132</text:p>
          </table:table-cell>
          <table:table-cell table:number-columns-repeated="9"/>
        </table:table-row>
        <table:table-row table:style-name="ro1">
          <table:table-cell office:value-type="time" office:time-value="PT17H01M56.244S" calcext:value-type="time">
            <text:p>17:01:56.24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2739463" calcext:value-type="float">
            <text:p>-2.74E-10</text:p>
          </table:table-cell>
          <table:table-cell table:formula="of:=[.C153]*10^9" office:value-type="float" office:value="-0.2739463" calcext:value-type="float">
            <text:p>-0.2739463</text:p>
          </table:table-cell>
          <table:table-cell table:formula="of:=[.$N$1]*[.D153]" office:value-type="float" office:value="-0.234020754451531" calcext:value-type="float">
            <text:p>-0.2340207545</text:p>
          </table:table-cell>
          <table:table-cell table:number-columns-repeated="9"/>
        </table:table-row>
        <table:table-row table:style-name="ro1">
          <table:table-cell office:value-type="time" office:time-value="PT17H01M56.628S" calcext:value-type="time">
            <text:p>17:01:56.6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5594633" calcext:value-type="float">
            <text:p>-5.59E-10</text:p>
          </table:table-cell>
          <table:table-cell table:formula="of:=[.C154]*10^9" office:value-type="float" office:value="-0.5594633" calcext:value-type="float">
            <text:p>-0.5594633</text:p>
          </table:table-cell>
          <table:table-cell table:formula="of:=[.$N$1]*[.D154]" office:value-type="float" office:value="-0.47792586924497" calcext:value-type="float">
            <text:p>-0.4779258692</text:p>
          </table:table-cell>
          <table:table-cell table:number-columns-repeated="9"/>
        </table:table-row>
        <table:table-row table:style-name="ro1">
          <table:table-cell office:value-type="time" office:time-value="PT17H01M57.012S" calcext:value-type="time">
            <text:p>17:01:57.01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555706" calcext:value-type="float">
            <text:p>-5.56E-10</text:p>
          </table:table-cell>
          <table:table-cell table:formula="of:=[.C155]*10^9" office:value-type="float" office:value="-0.555706" calcext:value-type="float">
            <text:p>-0.555706</text:p>
          </table:table-cell>
          <table:table-cell table:formula="of:=[.$N$1]*[.D155]" office:value-type="float" office:value="-0.474716166537904" calcext:value-type="float">
            <text:p>-0.4747161665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0.407250458916271" calcext:value-type="float">
            <text:p>-0.4072504589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108638159678083" calcext:value-type="float">
            <text:p>0.1086381597</text:p>
          </table:table-cell>
          <table:table-cell/>
          <table:table-cell table:formula="of:=(MAX([.E154:.E158])-MIN([.E154:.E158]))/2" office:value-type="float" office:value="0.127123208807395" calcext:value-type="float">
            <text:p>0.1271232088</text:p>
          </table:table-cell>
          <table:table-cell table:number-columns-repeated="2"/>
        </table:table-row>
        <table:table-row table:style-name="ro1">
          <table:table-cell office:value-type="time" office:time-value="PT17H01M57.395S" calcext:value-type="time">
            <text:p>17:01:57.4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3044182" calcext:value-type="float">
            <text:p>-3.04E-10</text:p>
          </table:table-cell>
          <table:table-cell table:formula="of:=[.C156]*10^9" office:value-type="float" office:value="-0.3044182" calcext:value-type="float">
            <text:p>-0.3044182</text:p>
          </table:table-cell>
          <table:table-cell table:formula="of:=[.$N$1]*[.D156]" office:value-type="float" office:value="-0.260051611694617" calcext:value-type="float">
            <text:p>-0.2600516117</text:p>
          </table:table-cell>
          <table:table-cell table:number-columns-repeated="9"/>
        </table:table-row>
        <table:table-row table:style-name="ro1">
          <table:table-cell office:value-type="time" office:time-value="PT17H01M57.779S" calcext:value-type="time">
            <text:p>17:01:57.7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020408" calcext:value-type="float">
            <text:p>-6.02E-10</text:p>
          </table:table-cell>
          <table:table-cell table:formula="of:=[.C157]*10^9" office:value-type="float" office:value="-0.6020408" calcext:value-type="float">
            <text:p>-0.6020408</text:p>
          </table:table-cell>
          <table:table-cell table:formula="of:=[.$N$1]*[.D157]" office:value-type="float" office:value="-0.514298029309406" calcext:value-type="float">
            <text:p>-0.5142980293</text:p>
          </table:table-cell>
          <table:table-cell table:number-columns-repeated="9"/>
        </table:table-row>
        <table:table-row table:style-name="ro1">
          <table:table-cell office:value-type="time" office:time-value="PT17H01M58.163S" calcext:value-type="time">
            <text:p>17:01:58.16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3620226" calcext:value-type="float">
            <text:p>-3.62E-10</text:p>
          </table:table-cell>
          <table:table-cell table:formula="of:=[.C158]*10^9" office:value-type="float" office:value="-0.3620226" calcext:value-type="float">
            <text:p>-0.3620226</text:p>
          </table:table-cell>
          <table:table-cell table:formula="of:=[.$N$1]*[.D158]" office:value-type="float" office:value="-0.309260617794454" calcext:value-type="float">
            <text:p>-0.3092606178</text:p>
          </table:table-cell>
          <table:table-cell table:number-columns-repeated="9"/>
        </table:table-row>
        <table:table-row table:style-name="ro1">
          <table:table-cell office:value-type="time" office:time-value="PT17H01M58.548S" calcext:value-type="time">
            <text:p>17:01:58.5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4121132" calcext:value-type="float">
            <text:p>-4.12E-10</text:p>
          </table:table-cell>
          <table:table-cell table:formula="of:=[.C159]*10^9" office:value-type="float" office:value="-0.4121132" calcext:value-type="float">
            <text:p>-0.4121132</text:p>
          </table:table-cell>
          <table:table-cell table:formula="of:=[.$N$1]*[.D159]" office:value-type="float" office:value="-0.352050901886373" calcext:value-type="float">
            <text:p>-0.3520509019</text:p>
          </table:table-cell>
          <table:table-cell table:number-columns-repeated="9"/>
        </table:table-row>
        <table:table-row table:style-name="ro1">
          <table:table-cell office:value-type="time" office:time-value="PT17H01M58.931S" calcext:value-type="time">
            <text:p>17:01:58.93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61665" calcext:value-type="float">
            <text:p>-6.17E-10</text:p>
          </table:table-cell>
          <table:table-cell table:formula="of:=[.C160]*10^9" office:value-type="float" office:value="-0.61665" calcext:value-type="float">
            <text:p>-0.61665</text:p>
          </table:table-cell>
          <table:table-cell table:formula="of:=[.$N$1]*[.D160]" office:value-type="float" office:value="-0.52677805187563" calcext:value-type="float">
            <text:p>-0.5267780519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0.450753723625486" calcext:value-type="float">
            <text:p>-0.4507537236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0826191140203915" calcext:value-type="float">
            <text:p>0.082619114</text:p>
          </table:table-cell>
          <table:table-cell/>
          <table:table-cell table:formula="of:=(MAX([.E159:.E163])-MIN([.E159:.E163]))/2" office:value-type="float" office:value="0.0966349626759939" calcext:value-type="float">
            <text:p>0.0966349627</text:p>
          </table:table-cell>
          <table:table-cell table:number-columns-repeated="2"/>
        </table:table-row>
        <table:table-row table:style-name="ro1">
          <table:table-cell office:value-type="time" office:time-value="PT17H01M59.315S" calcext:value-type="time">
            <text:p>17:01:59.3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3904069" calcext:value-type="float">
            <text:p>-3.90E-10</text:p>
          </table:table-cell>
          <table:table-cell table:formula="of:=[.C161]*10^9" office:value-type="float" office:value="-0.3904069" calcext:value-type="float">
            <text:p>-0.3904069</text:p>
          </table:table-cell>
          <table:table-cell table:formula="of:=[.$N$1]*[.D161]" office:value-type="float" office:value="-0.333508126523642" calcext:value-type="float">
            <text:p>-0.3335081265</text:p>
          </table:table-cell>
          <table:table-cell table:number-columns-repeated="9"/>
        </table:table-row>
        <table:table-row table:style-name="ro1">
          <table:table-cell office:value-type="time" office:time-value="PT17H01M59.699S" calcext:value-type="time">
            <text:p>17:01:59.7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6141452" calcext:value-type="float">
            <text:p>-6.14E-10</text:p>
          </table:table-cell>
          <table:table-cell table:formula="of:=[.C162]*10^9" office:value-type="float" office:value="-0.6141452" calcext:value-type="float">
            <text:p>-0.6141452</text:p>
          </table:table-cell>
          <table:table-cell table:formula="of:=[.$N$1]*[.D162]" office:value-type="float" office:value="-0.524638307021437" calcext:value-type="float">
            <text:p>-0.524638307</text:p>
          </table:table-cell>
          <table:table-cell table:number-columns-repeated="9"/>
        </table:table-row>
        <table:table-row table:style-name="ro1">
          <table:table-cell office:value-type="time" office:time-value="PT17H02M00.083S" calcext:value-type="time">
            <text:p>17:02:00.0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6049617" calcext:value-type="float">
            <text:p>-6.05E-10</text:p>
          </table:table-cell>
          <table:table-cell table:formula="of:=[.C163]*10^9" office:value-type="float" office:value="-0.6049617" calcext:value-type="float">
            <text:p>-0.6049617</text:p>
          </table:table-cell>
          <table:table-cell table:formula="of:=[.$N$1]*[.D163]" office:value-type="float" office:value="-0.51679323082035" calcext:value-type="float">
            <text:p>-0.5167932308</text:p>
          </table:table-cell>
          <table:table-cell table:number-columns-repeated="9"/>
        </table:table-row>
        <table:table-row table:style-name="ro1">
          <table:table-cell office:value-type="time" office:time-value="PT17H02M00.467S" calcext:value-type="time">
            <text:p>17:02:00.4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455069" calcext:value-type="float">
            <text:p>-4.46E-10</text:p>
          </table:table-cell>
          <table:table-cell table:formula="of:=[.C164]*10^9" office:value-type="float" office:value="-0.4455069" calcext:value-type="float">
            <text:p>-0.4455069</text:p>
          </table:table-cell>
          <table:table-cell table:formula="of:=[.$N$1]*[.D164]" office:value-type="float" office:value="-0.380577729472393" calcext:value-type="float">
            <text:p>-0.3805777295</text:p>
          </table:table-cell>
          <table:table-cell table:number-columns-repeated="9"/>
        </table:table-row>
        <table:table-row table:style-name="ro1">
          <table:table-cell office:value-type="time" office:time-value="PT17H02M00.85S" calcext:value-type="time">
            <text:p>17:02:00.8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6876116" calcext:value-type="float">
            <text:p>-6.88E-10</text:p>
          </table:table-cell>
          <table:table-cell table:formula="of:=[.C165]*10^9" office:value-type="float" office:value="-0.6876116" calcext:value-type="float">
            <text:p>-0.6876116</text:p>
          </table:table-cell>
          <table:table-cell table:formula="of:=[.$N$1]*[.D165]" office:value-type="float" office:value="-0.5873975498177" calcext:value-type="float">
            <text:p>-0.5873975498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0.479209596561399" calcext:value-type="float">
            <text:p>-0.4792095966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101347668888933" calcext:value-type="float">
            <text:p>0.1013476689</text:p>
          </table:table-cell>
          <table:table-cell/>
          <table:table-cell table:formula="of:=(MAX([.E164:.E168])-MIN([.E164:.E168]))/2" office:value-type="float" office:value="0.118564998222613" calcext:value-type="float">
            <text:p>0.1185649982</text:p>
          </table:table-cell>
          <table:table-cell table:number-columns-repeated="2"/>
        </table:table-row>
        <table:table-row table:style-name="ro1">
          <table:table-cell office:value-type="time" office:time-value="PT17H02M01.234S" calcext:value-type="time">
            <text:p>17:02:01.23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596998" calcext:value-type="float">
            <text:p>-4.60E-10</text:p>
          </table:table-cell>
          <table:table-cell table:formula="of:=[.C166]*10^9" office:value-type="float" office:value="-0.4596998" calcext:value-type="float">
            <text:p>-0.4596998</text:p>
          </table:table-cell>
          <table:table-cell table:formula="of:=[.$N$1]*[.D166]" office:value-type="float" office:value="-0.392702124530311" calcext:value-type="float">
            <text:p>-0.3927021245</text:p>
          </table:table-cell>
          <table:table-cell table:number-columns-repeated="9"/>
        </table:table-row>
        <table:table-row table:style-name="ro1">
          <table:table-cell office:value-type="time" office:time-value="PT17H02M01.618S" calcext:value-type="time">
            <text:p>17:02:01.6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88919" calcext:value-type="float">
            <text:p>-4.89E-10</text:p>
          </table:table-cell>
          <table:table-cell table:formula="of:=[.C167]*10^9" office:value-type="float" office:value="-0.488919" calcext:value-type="float">
            <text:p>-0.488919</text:p>
          </table:table-cell>
          <table:table-cell table:formula="of:=[.$N$1]*[.D167]" office:value-type="float" office:value="-0.417662853068971" calcext:value-type="float">
            <text:p>-0.4176628531</text:p>
          </table:table-cell>
          <table:table-cell table:number-columns-repeated="9"/>
        </table:table-row>
        <table:table-row table:style-name="ro1">
          <table:table-cell office:value-type="time" office:time-value="PT17H02M02.002S" calcext:value-type="time">
            <text:p>17:02:02.0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7230929" calcext:value-type="float">
            <text:p>-7.23E-10</text:p>
          </table:table-cell>
          <table:table-cell table:formula="of:=[.C168]*10^9" office:value-type="float" office:value="-0.7230929" calcext:value-type="float">
            <text:p>-0.7230929</text:p>
          </table:table-cell>
          <table:table-cell table:formula="of:=[.$N$1]*[.D168]" office:value-type="float" office:value="-0.617707725917618" calcext:value-type="float">
            <text:p>-0.6177077259</text:p>
          </table:table-cell>
          <table:table-cell table:number-columns-repeated="9"/>
        </table:table-row>
        <table:table-row table:style-name="ro1">
          <table:table-cell office:value-type="time" office:time-value="PT17H02M02.387S" calcext:value-type="time">
            <text:p>17:02:02.3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8253614" calcext:value-type="float">
            <text:p>-8.25E-10</text:p>
          </table:table-cell>
          <table:table-cell table:formula="of:=[.C169]*10^9" office:value-type="float" office:value="-0.8253614" calcext:value-type="float">
            <text:p>-0.8253614</text:p>
          </table:table-cell>
          <table:table-cell table:formula="of:=[.$N$1]*[.D169]" office:value-type="float" office:value="-0.705071386338024" calcext:value-type="float">
            <text:p>-0.7050713863</text:p>
          </table:table-cell>
          <table:table-cell table:number-columns-repeated="9"/>
        </table:table-row>
        <table:table-row table:style-name="ro1">
          <table:table-cell office:value-type="time" office:time-value="PT17H02M02.77S" calcext:value-type="time">
            <text:p>17:02:02.7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4876662" calcext:value-type="float">
            <text:p>-4.88E-10</text:p>
          </table:table-cell>
          <table:table-cell table:formula="of:=[.C170]*10^9" office:value-type="float" office:value="-0.4876662" calcext:value-type="float">
            <text:p>-0.4876662</text:p>
          </table:table-cell>
          <table:table-cell table:formula="of:=[.$N$1]*[.D170]" office:value-type="float" office:value="-0.416592638938768" calcext:value-type="float">
            <text:p>-0.4165926389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0.530058675062493" calcext:value-type="float">
            <text:p>-0.5300586751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126324975800834" calcext:value-type="float">
            <text:p>0.1263249758</text:p>
          </table:table-cell>
          <table:table-cell/>
          <table:table-cell table:formula="of:=(MAX([.E169:.E173])-MIN([.E169:.E173]))/2" office:value-type="float" office:value="0.147804960192328" calcext:value-type="float">
            <text:p>0.1478049602</text:p>
          </table:table-cell>
          <table:table-cell table:number-columns-repeated="2"/>
        </table:table-row>
        <table:table-row table:style-name="ro1">
          <table:table-cell office:value-type="time" office:time-value="PT17H02M03.154S" calcext:value-type="time">
            <text:p>17:02:03.15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526069" calcext:value-type="float">
            <text:p>-5.26E-10</text:p>
          </table:table-cell>
          <table:table-cell table:formula="of:=[.C171]*10^9" office:value-type="float" office:value="-0.526069" calcext:value-type="float">
            <text:p>-0.526069</text:p>
          </table:table-cell>
          <table:table-cell table:formula="of:=[.$N$1]*[.D171]" office:value-type="float" office:value="-0.44939852910429" calcext:value-type="float">
            <text:p>-0.4493985291</text:p>
          </table:table-cell>
          <table:table-cell table:number-columns-repeated="9"/>
        </table:table-row>
        <table:table-row table:style-name="ro1">
          <table:table-cell office:value-type="time" office:time-value="PT17H02M03.537S" calcext:value-type="time">
            <text:p>17:02:03.5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7840366" calcext:value-type="float">
            <text:p>-7.84E-10</text:p>
          </table:table-cell>
          <table:table-cell table:formula="of:=[.C172]*10^9" office:value-type="float" office:value="-0.7840366" calcext:value-type="float">
            <text:p>-0.7840366</text:p>
          </table:table-cell>
          <table:table-cell table:formula="of:=[.$N$1]*[.D172]" office:value-type="float" office:value="-0.669769354978014" calcext:value-type="float">
            <text:p>-0.669769355</text:p>
          </table:table-cell>
          <table:table-cell table:number-columns-repeated="9"/>
        </table:table-row>
        <table:table-row table:style-name="ro1">
          <table:table-cell office:value-type="time" office:time-value="PT17H02M03.921S" calcext:value-type="time">
            <text:p>17:02:03.9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4793184" calcext:value-type="float">
            <text:p>-4.79E-10</text:p>
          </table:table-cell>
          <table:table-cell table:formula="of:=[.C173]*10^9" office:value-type="float" office:value="-0.4793184" calcext:value-type="float">
            <text:p>-0.4793184</text:p>
          </table:table-cell>
          <table:table-cell table:formula="of:=[.$N$1]*[.D173]" office:value-type="float" office:value="-0.409461465953367" calcext:value-type="float">
            <text:p>-0.409461466</text:p>
          </table:table-cell>
          <table:table-cell table:number-columns-repeated="9"/>
        </table:table-row>
        <table:table-row table:style-name="ro1">
          <table:table-cell office:value-type="time" office:time-value="PT17H02M04.306S" calcext:value-type="time">
            <text:p>17:02:04.3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5740728" calcext:value-type="float">
            <text:p>-5.74E-10</text:p>
          </table:table-cell>
          <table:table-cell table:formula="of:=[.C174]*10^9" office:value-type="float" office:value="-0.5740728" calcext:value-type="float">
            <text:p>-0.5740728</text:p>
          </table:table-cell>
          <table:table-cell table:formula="of:=[.$N$1]*[.D174]" office:value-type="float" office:value="-0.490406148088523" calcext:value-type="float">
            <text:p>-0.4904061481</text:p>
          </table:table-cell>
          <table:table-cell table:number-columns-repeated="9"/>
        </table:table-row>
        <table:table-row table:style-name="ro1">
          <table:table-cell office:value-type="time" office:time-value="PT17H02M04.689S" calcext:value-type="time">
            <text:p>17:02:04.6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8871383" calcext:value-type="float">
            <text:p>-8.87E-10</text:p>
          </table:table-cell>
          <table:table-cell table:formula="of:=[.C175]*10^9" office:value-type="float" office:value="-0.8871383" calcext:value-type="float">
            <text:p>-0.8871383</text:p>
          </table:table-cell>
          <table:table-cell table:formula="of:=[.$N$1]*[.D175]" office:value-type="float" office:value="-0.757844782969687" calcext:value-type="float">
            <text:p>-0.757844783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0.616494782399744" calcext:value-type="float">
            <text:p>-0.6164947824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114322618254936" calcext:value-type="float">
            <text:p>0.1143226183</text:p>
          </table:table-cell>
          <table:table-cell/>
          <table:table-cell table:formula="of:=(MAX([.E174:.E178])-MIN([.E174:.E178]))/2" office:value-type="float" office:value="0.133719317440582" calcext:value-type="float">
            <text:p>0.1337193174</text:p>
          </table:table-cell>
          <table:table-cell table:number-columns-repeated="2"/>
        </table:table-row>
        <table:table-row table:style-name="ro1">
          <table:table-cell office:value-type="time" office:time-value="PT17H02M05.073S" calcext:value-type="time">
            <text:p>17:02:05.07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6103877" calcext:value-type="float">
            <text:p>-6.10E-10</text:p>
          </table:table-cell>
          <table:table-cell table:formula="of:=[.C176]*10^9" office:value-type="float" office:value="-0.6103877" calcext:value-type="float">
            <text:p>-0.6103877</text:p>
          </table:table-cell>
          <table:table-cell table:formula="of:=[.$N$1]*[.D176]" office:value-type="float" office:value="-0.521428433462817" calcext:value-type="float">
            <text:p>-0.5214284335</text:p>
          </table:table-cell>
          <table:table-cell table:number-columns-repeated="9"/>
        </table:table-row>
        <table:table-row table:style-name="ro1">
          <table:table-cell office:value-type="time" office:time-value="PT17H02M05.457S" calcext:value-type="time">
            <text:p>17:02:05.4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8132558" calcext:value-type="float">
            <text:p>-8.13E-10</text:p>
          </table:table-cell>
          <table:table-cell table:formula="of:=[.C177]*10^9" office:value-type="float" office:value="-0.8132558" calcext:value-type="float">
            <text:p>-0.8132558</text:p>
          </table:table-cell>
          <table:table-cell table:formula="of:=[.$N$1]*[.D177]" office:value-type="float" office:value="-0.694730083516673" calcext:value-type="float">
            <text:p>-0.6947300835</text:p>
          </table:table-cell>
          <table:table-cell table:number-columns-repeated="9"/>
        </table:table-row>
        <table:table-row table:style-name="ro1">
          <table:table-cell office:value-type="time" office:time-value="PT17H02M05.84S" calcext:value-type="time">
            <text:p>17:02:05.8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7235105" calcext:value-type="float">
            <text:p>-7.24E-10</text:p>
          </table:table-cell>
          <table:table-cell table:formula="of:=[.C178]*10^9" office:value-type="float" office:value="-0.7235105" calcext:value-type="float">
            <text:p>-0.7235105</text:p>
          </table:table-cell>
          <table:table-cell table:formula="of:=[.$N$1]*[.D178]" office:value-type="float" office:value="-0.618064463961019" calcext:value-type="float">
            <text:p>-0.618064464</text:p>
          </table:table-cell>
          <table:table-cell table:number-columns-repeated="9"/>
        </table:table-row>
        <table:table-row table:style-name="ro1">
          <table:table-cell office:value-type="time" office:time-value="PT17H02M06.225S" calcext:value-type="time">
            <text:p>17:02:06.2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71057" calcext:value-type="float">
            <text:p>-7.11E-10</text:p>
          </table:table-cell>
          <table:table-cell table:formula="of:=[.C179]*10^9" office:value-type="float" office:value="-0.71057" calcext:value-type="float">
            <text:p>-0.71057</text:p>
          </table:table-cell>
          <table:table-cell table:formula="of:=[.$N$1]*[.D179]" office:value-type="float" office:value="-0.607009941330197" calcext:value-type="float">
            <text:p>-0.6070099413</text:p>
          </table:table-cell>
          <table:table-cell table:number-columns-repeated="9"/>
        </table:table-row>
        <table:table-row table:style-name="ro1">
          <table:table-cell office:value-type="time" office:time-value="PT17H02M06.608S" calcext:value-type="time">
            <text:p>17:02:06.6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014452" calcext:value-type="float">
            <text:p>-1.01E-09</text:p>
          </table:table-cell>
          <table:table-cell table:formula="of:=[.C180]*10^9" office:value-type="float" office:value="-1.014452" calcext:value-type="float">
            <text:p>-1.014452</text:p>
          </table:table-cell>
          <table:table-cell table:formula="of:=[.$N$1]*[.D180]" office:value-type="float" office:value="-0.866603500010275" calcext:value-type="float">
            <text:p>-0.8666035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0.728248988469804" calcext:value-type="float">
            <text:p>-0.7282489885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111011926794746" calcext:value-type="float">
            <text:p>0.1110119268</text:p>
          </table:table-cell>
          <table:table-cell/>
          <table:table-cell table:formula="of:=(MAX([.E179:.E183])-MIN([.E179:.E183]))/2" office:value-type="float" office:value="0.129796779340039" calcext:value-type="float">
            <text:p>0.1297967793</text:p>
          </table:table-cell>
          <table:table-cell table:number-columns-repeated="2"/>
        </table:table-row>
        <table:table-row table:style-name="ro1">
          <table:table-cell office:value-type="time" office:time-value="PT17H02M06.992S" calcext:value-type="time">
            <text:p>17:02:06.99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7289363" calcext:value-type="float">
            <text:p>-7.29E-10</text:p>
          </table:table-cell>
          <table:table-cell table:formula="of:=[.C181]*10^9" office:value-type="float" office:value="-0.7289363" calcext:value-type="float">
            <text:p>-0.7289363</text:p>
          </table:table-cell>
          <table:table-cell table:formula="of:=[.$N$1]*[.D181]" office:value-type="float" office:value="-0.622699495751933" calcext:value-type="float">
            <text:p>-0.6226994958</text:p>
          </table:table-cell>
          <table:table-cell table:number-columns-repeated="9"/>
        </table:table-row>
        <table:table-row table:style-name="ro1">
          <table:table-cell office:value-type="time" office:time-value="PT17H02M07.377S" calcext:value-type="time">
            <text:p>17:02:07.3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81743" calcext:value-type="float">
            <text:p>-8.17E-10</text:p>
          </table:table-cell>
          <table:table-cell table:formula="of:=[.C182]*10^9" office:value-type="float" office:value="-0.81743" calcext:value-type="float">
            <text:p>-0.81743</text:p>
          </table:table-cell>
          <table:table-cell table:formula="of:=[.$N$1]*[.D182]" office:value-type="float" office:value="-0.698295926286704" calcext:value-type="float">
            <text:p>-0.6982959263</text:p>
          </table:table-cell>
          <table:table-cell table:number-columns-repeated="9"/>
        </table:table-row>
        <table:table-row table:style-name="ro1">
          <table:table-cell office:value-type="time" office:time-value="PT17H02M07.76S" calcext:value-type="time">
            <text:p>17:02:07.7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991078" calcext:value-type="float">
            <text:p>-9.91E-10</text:p>
          </table:table-cell>
          <table:table-cell table:formula="of:=[.C183]*10^9" office:value-type="float" office:value="-0.991078" calcext:value-type="float">
            <text:p>-0.991078</text:p>
          </table:table-cell>
          <table:table-cell table:formula="of:=[.$N$1]*[.D183]" office:value-type="float" office:value="-0.84663607896991" calcext:value-type="float">
            <text:p>-0.846636079</text:p>
          </table:table-cell>
          <table:table-cell table:number-columns-repeated="9"/>
        </table:table-row>
        <table:table-row table:style-name="ro1">
          <table:table-cell office:value-type="time" office:time-value="PT17H02M08.144S" calcext:value-type="time">
            <text:p>17:02:08.14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09443255" calcext:value-type="float">
            <text:p>-9.44E-10</text:p>
          </table:table-cell>
          <table:table-cell table:formula="of:=[.C184]*10^9" office:value-type="float" office:value="-0.9443255" calcext:value-type="float">
            <text:p>-0.9443255</text:p>
          </table:table-cell>
          <table:table-cell table:formula="of:=[.$N$1]*[.D184]" office:value-type="float" office:value="-0.80669739272923" calcext:value-type="float">
            <text:p>-0.8066973927</text:p>
          </table:table-cell>
          <table:table-cell table:number-columns-repeated="9"/>
        </table:table-row>
        <table:table-row table:style-name="ro1">
          <table:table-cell office:value-type="time" office:time-value="PT17H02M08.527S" calcext:value-type="time">
            <text:p>17:02:08.5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213562" calcext:value-type="float">
            <text:p>-1.21E-09</text:p>
          </table:table-cell>
          <table:table-cell table:formula="of:=[.C185]*10^9" office:value-type="float" office:value="-1.213562" calcext:value-type="float">
            <text:p>-1.213562</text:p>
          </table:table-cell>
          <table:table-cell table:formula="of:=[.$N$1]*[.D185]" office:value-type="float" office:value="-1.03669476395085" calcext:value-type="float">
            <text:p>-1.036694764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0.863679939484765" calcext:value-type="float">
            <text:p>-0.8636799395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114562777879491" calcext:value-type="float">
            <text:p>0.1145627779</text:p>
          </table:table-cell>
          <table:table-cell/>
          <table:table-cell table:formula="of:=(MAX([.E184:.E188])-MIN([.E184:.E188]))/2" office:value-type="float" office:value="0.133897302046288" calcext:value-type="float">
            <text:p>0.133897302</text:p>
          </table:table-cell>
          <table:table-cell table:number-columns-repeated="2"/>
        </table:table-row>
        <table:table-row table:style-name="ro1">
          <table:table-cell office:value-type="time" office:time-value="PT17H02M08.911S" calcext:value-type="time">
            <text:p>17:02:08.91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0928463" calcext:value-type="float">
            <text:p>-9.28E-10</text:p>
          </table:table-cell>
          <table:table-cell table:formula="of:=[.C186]*10^9" office:value-type="float" office:value="-0.928463" calcext:value-type="float">
            <text:p>-0.928463</text:p>
          </table:table-cell>
          <table:table-cell table:formula="of:=[.$N$1]*[.D186]" office:value-type="float" office:value="-0.793146728903921" calcext:value-type="float">
            <text:p>-0.7931467289</text:p>
          </table:table-cell>
          <table:table-cell table:number-columns-repeated="9"/>
        </table:table-row>
        <table:table-row table:style-name="ro1">
          <table:table-cell office:value-type="time" office:time-value="PT17H02M09.296S" calcext:value-type="time">
            <text:p>17:02:09.3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09000798" calcext:value-type="float">
            <text:p>-9.00E-10</text:p>
          </table:table-cell>
          <table:table-cell table:formula="of:=[.C187]*10^9" office:value-type="float" office:value="-0.9000798" calcext:value-type="float">
            <text:p>-0.9000798</text:p>
          </table:table-cell>
          <table:table-cell table:formula="of:=[.$N$1]*[.D187]" office:value-type="float" office:value="-0.768900159858277" calcext:value-type="float">
            <text:p>-0.7689001599</text:p>
          </table:table-cell>
          <table:table-cell table:number-columns-repeated="9"/>
        </table:table-row>
        <table:table-row table:style-name="ro1">
          <table:table-cell office:value-type="time" office:time-value="PT17H02M09.68S" calcext:value-type="time">
            <text:p>17:02:09.6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068718" calcext:value-type="float">
            <text:p>-1.07E-09</text:p>
          </table:table-cell>
          <table:table-cell table:formula="of:=[.C188]*10^9" office:value-type="float" office:value="-1.068718" calcext:value-type="float">
            <text:p>-1.068718</text:p>
          </table:table-cell>
          <table:table-cell table:formula="of:=[.$N$1]*[.D188]" office:value-type="float" office:value="-0.912960651981544" calcext:value-type="float">
            <text:p>-0.912960652</text:p>
          </table:table-cell>
          <table:table-cell table:number-columns-repeated="9"/>
        </table:table-row>
        <table:table-row table:style-name="ro1">
          <table:table-cell office:value-type="time" office:time-value="PT17H02M10.064S" calcext:value-type="time">
            <text:p>17:02:10.06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604271" calcext:value-type="float">
            <text:p>-1.60E-09</text:p>
          </table:table-cell>
          <table:table-cell table:formula="of:=[.C189]*10^9" office:value-type="float" office:value="-1.604271" calcext:value-type="float">
            <text:p>-1.604271</text:p>
          </table:table-cell>
          <table:table-cell table:formula="of:=[.$N$1]*[.D189]" office:value-type="float" office:value="-1.37046096174583" calcext:value-type="float">
            <text:p>-1.3704609617</text:p>
          </table:table-cell>
          <table:table-cell table:number-columns-repeated="9"/>
        </table:table-row>
        <table:table-row table:style-name="ro1">
          <table:table-cell office:value-type="time" office:time-value="PT17H02M10.446S" calcext:value-type="time">
            <text:p>17:02:10.4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327103" calcext:value-type="float">
            <text:p>-1.33E-09</text:p>
          </table:table-cell>
          <table:table-cell table:formula="of:=[.C190]*10^9" office:value-type="float" office:value="-1.327103" calcext:value-type="float">
            <text:p>-1.327103</text:p>
          </table:table-cell>
          <table:table-cell table:formula="of:=[.$N$1]*[.D190]" office:value-type="float" office:value="-1.13368804504712" calcext:value-type="float">
            <text:p>-1.133688045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1.27660776134864" calcext:value-type="float">
            <text:p>-1.2766077613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119025821643468" calcext:value-type="float">
            <text:p>0.1190258216</text:p>
          </table:table-cell>
          <table:table-cell/>
          <table:table-cell table:formula="of:=(MAX([.E189:.E193])-MIN([.E189:.E193]))/2" office:value-type="float" office:value="0.138889071880602" calcext:value-type="float">
            <text:p>0.1388890719</text:p>
          </table:table-cell>
          <table:table-cell table:number-columns-repeated="2"/>
        </table:table-row>
        <table:table-row table:style-name="ro1">
          <table:table-cell office:value-type="time" office:time-value="PT17H02M10.83S" calcext:value-type="time">
            <text:p>17:02:10.83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628898" calcext:value-type="float">
            <text:p>-1.63E-09</text:p>
          </table:table-cell>
          <table:table-cell table:formula="of:=[.C191]*10^9" office:value-type="float" office:value="-1.628898" calcext:value-type="float">
            <text:p>-1.628898</text:p>
          </table:table-cell>
          <table:table-cell table:formula="of:=[.$N$1]*[.D191]" office:value-type="float" office:value="-1.39149876776795" calcext:value-type="float">
            <text:p>-1.3914987678</text:p>
          </table:table-cell>
          <table:table-cell table:number-columns-repeated="9"/>
        </table:table-row>
        <table:table-row table:style-name="ro1">
          <table:table-cell office:value-type="time" office:time-value="PT17H02M11.214S" calcext:value-type="time">
            <text:p>17:02:11.2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608028" calcext:value-type="float">
            <text:p>-1.61E-09</text:p>
          </table:table-cell>
          <table:table-cell table:formula="of:=[.C192]*10^9" office:value-type="float" office:value="-1.608028" calcext:value-type="float">
            <text:p>-1.608028</text:p>
          </table:table-cell>
          <table:table-cell table:formula="of:=[.$N$1]*[.D192]" office:value-type="float" office:value="-1.37367040817557" calcext:value-type="float">
            <text:p>-1.3736704082</text:p>
          </table:table-cell>
          <table:table-cell table:number-columns-repeated="9"/>
        </table:table-row>
        <table:table-row table:style-name="ro1">
          <table:table-cell office:value-type="time" office:time-value="PT17H02M11.598S" calcext:value-type="time">
            <text:p>17:02:11.6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303729" calcext:value-type="float">
            <text:p>-1.30E-09</text:p>
          </table:table-cell>
          <table:table-cell table:formula="of:=[.C193]*10^9" office:value-type="float" office:value="-1.303729" calcext:value-type="float">
            <text:p>-1.303729</text:p>
          </table:table-cell>
          <table:table-cell table:formula="of:=[.$N$1]*[.D193]" office:value-type="float" office:value="-1.11372062400675" calcext:value-type="float">
            <text:p>-1.113720624</text:p>
          </table:table-cell>
          <table:table-cell table:number-columns-repeated="9"/>
        </table:table-row>
        <table:table-row table:style-name="ro1">
          <table:table-cell office:value-type="time" office:time-value="PT17H02M11.983S" calcext:value-type="time">
            <text:p>17:02:11.9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199512" calcext:value-type="float">
            <text:p>-2.20E-09</text:p>
          </table:table-cell>
          <table:table-cell table:formula="of:=[.C194]*10^9" office:value-type="float" office:value="-2.199512" calcext:value-type="float">
            <text:p>-2.199512</text:p>
          </table:table-cell>
          <table:table-cell table:formula="of:=[.$N$1]*[.D194]" office:value-type="float" office:value="-1.87895020909279" calcext:value-type="float">
            <text:p>-1.8789502091</text:p>
          </table:table-cell>
          <table:table-cell table:number-columns-repeated="9"/>
        </table:table-row>
        <table:table-row table:style-name="ro1">
          <table:table-cell office:value-type="time" office:time-value="PT17H02M12.366S" calcext:value-type="time">
            <text:p>17:02:12.3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416153" calcext:value-type="float">
            <text:p>-2.42E-09</text:p>
          </table:table-cell>
          <table:table-cell table:formula="of:=[.C195]*10^9" office:value-type="float" office:value="-2.416153" calcext:value-type="float">
            <text:p>-2.416153</text:p>
          </table:table-cell>
          <table:table-cell table:formula="of:=[.$N$1]*[.D195]" office:value-type="float" office:value="-2.06401746594253" calcext:value-type="float">
            <text:p>-2.0640174659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1.96125145256157" calcext:value-type="float">
            <text:p>-1.9612514526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0.0952498963039574" calcext:value-type="float">
            <text:p>0.0952498963</text:p>
          </table:table-cell>
          <table:table-cell/>
          <table:table-cell table:formula="of:=(MAX([.E194:.E198])-MIN([.E194:.E198]))/2" office:value-type="float" office:value="0.110186865175065" calcext:value-type="float">
            <text:p>0.1101868652</text:p>
          </table:table-cell>
          <table:table-cell table:number-columns-repeated="2"/>
        </table:table-row>
        <table:table-row table:style-name="ro1">
          <table:table-cell office:value-type="time" office:time-value="PT17H02M12.749S" calcext:value-type="time">
            <text:p>17:02:12.75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273398" calcext:value-type="float">
            <text:p>-2.27E-09</text:p>
          </table:table-cell>
          <table:table-cell table:formula="of:=[.C196]*10^9" office:value-type="float" office:value="-2.273398" calcext:value-type="float">
            <text:p>-2.273398</text:p>
          </table:table-cell>
          <table:table-cell table:formula="of:=[.$N$1]*[.D196]" office:value-type="float" office:value="-1.94206789844799" calcext:value-type="float">
            <text:p>-1.9420678984</text:p>
          </table:table-cell>
          <table:table-cell table:number-columns-repeated="9"/>
        </table:table-row>
        <table:table-row table:style-name="ro1">
          <table:table-cell office:value-type="time" office:time-value="PT17H02M13.133S" calcext:value-type="time">
            <text:p>17:02:13.1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166119" calcext:value-type="float">
            <text:p>-2.17E-09</text:p>
          </table:table-cell>
          <table:table-cell table:formula="of:=[.C197]*10^9" office:value-type="float" office:value="-2.166119" calcext:value-type="float">
            <text:p>-2.166119</text:p>
          </table:table-cell>
          <table:table-cell table:formula="of:=[.$N$1]*[.D197]" office:value-type="float" office:value="-1.85042397948721" calcext:value-type="float">
            <text:p>-1.8504239795</text:p>
          </table:table-cell>
          <table:table-cell table:number-columns-repeated="9"/>
        </table:table-row>
        <table:table-row table:style-name="ro1">
          <table:table-cell office:value-type="time" office:time-value="PT17H02M13.517S" calcext:value-type="time">
            <text:p>17:02:13.5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42409" calcext:value-type="float">
            <text:p>-2.42E-09</text:p>
          </table:table-cell>
          <table:table-cell table:formula="of:=[.C198]*10^9" office:value-type="float" office:value="-2.42409" calcext:value-type="float">
            <text:p>-2.42409</text:p>
          </table:table-cell>
          <table:table-cell table:formula="of:=[.$N$1]*[.D198]" office:value-type="float" office:value="-2.07079770983734" calcext:value-type="float">
            <text:p>-2.0707977098</text:p>
          </table:table-cell>
          <table:table-cell table:number-columns-repeated="9"/>
        </table:table-row>
        <table:table-row table:style-name="ro1">
          <table:table-cell office:value-type="time" office:time-value="PT17H02M13.902S" calcext:value-type="time">
            <text:p>17:02:13.9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4555027" calcext:value-type="float">
            <text:p>-4.56E-09</text:p>
          </table:table-cell>
          <table:table-cell table:formula="of:=[.C199]*10^9" office:value-type="float" office:value="-4.555027" calcext:value-type="float">
            <text:p>-4.555027</text:p>
          </table:table-cell>
          <table:table-cell table:formula="of:=[.$N$1]*[.D199]" office:value-type="float" office:value="-3.89116719257422" calcext:value-type="float">
            <text:p>-3.8911671926</text:p>
          </table:table-cell>
          <table:table-cell table:number-columns-repeated="9"/>
        </table:table-row>
        <table:table-row table:style-name="ro1">
          <table:table-cell office:value-type="time" office:time-value="PT17H02M14.286S" calcext:value-type="time">
            <text:p>17:02:14.2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4176008" calcext:value-type="float">
            <text:p>-4.18E-09</text:p>
          </table:table-cell>
          <table:table-cell table:formula="of:=[.C200]*10^9" office:value-type="float" office:value="-4.176008" calcext:value-type="float">
            <text:p>-4.176008</text:p>
          </table:table-cell>
          <table:table-cell table:formula="of:=[.$N$1]*[.D200]" office:value-type="float" office:value="-3.56738726807272" calcext:value-type="float">
            <text:p>-3.5673872681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3.7007527946592" calcext:value-type="float">
            <text:p>-3.7007527947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0.148328759799594" calcext:value-type="float">
            <text:p>0.1483287598</text:p>
          </table:table-cell>
          <table:table-cell/>
          <table:table-cell table:formula="of:=(MAX([.E199:.E203])-MIN([.E199:.E203]))/2" office:value-type="float" office:value="0.170623466529272" calcext:value-type="float">
            <text:p>0.1706234665</text:p>
          </table:table-cell>
          <table:table-cell table:number-columns-repeated="2"/>
        </table:table-row>
        <table:table-row table:style-name="ro1">
          <table:table-cell office:value-type="time" office:time-value="PT17H02M14.67S" calcext:value-type="time">
            <text:p>17:02:14.6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4387643" calcext:value-type="float">
            <text:p>-4.39E-09</text:p>
          </table:table-cell>
          <table:table-cell table:formula="of:=[.C201]*10^9" office:value-type="float" office:value="-4.387643" calcext:value-type="float">
            <text:p>-4.387643</text:p>
          </table:table-cell>
          <table:table-cell table:formula="of:=[.$N$1]*[.D201]" office:value-type="float" office:value="-3.74817811054203" calcext:value-type="float">
            <text:p>-3.7481781105</text:p>
          </table:table-cell>
          <table:table-cell table:number-columns-repeated="9"/>
        </table:table-row>
        <table:table-row table:style-name="ro1">
          <table:table-cell office:value-type="time" office:time-value="PT17H02M15.054S" calcext:value-type="time">
            <text:p>17:02:15.0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4386394" calcext:value-type="float">
            <text:p>-4.39E-09</text:p>
          </table:table-cell>
          <table:table-cell table:formula="of:=[.C202]*10^9" office:value-type="float" office:value="-4.386394" calcext:value-type="float">
            <text:p>-4.386394</text:p>
          </table:table-cell>
          <table:table-cell table:formula="of:=[.$N$1]*[.D202]" office:value-type="float" office:value="-3.74711114259134" calcext:value-type="float">
            <text:p>-3.7471111426</text:p>
          </table:table-cell>
          <table:table-cell table:number-columns-repeated="9"/>
        </table:table-row>
        <table:table-row table:style-name="ro1">
          <table:table-cell office:value-type="time" office:time-value="PT17H02M15.437S" calcext:value-type="time">
            <text:p>17:02:15.44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4155561" calcext:value-type="float">
            <text:p>-4.16E-09</text:p>
          </table:table-cell>
          <table:table-cell table:formula="of:=[.C203]*10^9" office:value-type="float" office:value="-4.155561" calcext:value-type="float">
            <text:p>-4.155561</text:p>
          </table:table-cell>
          <table:table-cell table:formula="of:=[.$N$1]*[.D203]" office:value-type="float" office:value="-3.54992025951568" calcext:value-type="float">
            <text:p>-3.5499202595</text:p>
          </table:table-cell>
          <table:table-cell table:number-columns-repeated="9"/>
        </table:table-row>
        <table:table-row table:style-name="ro1">
          <table:table-cell office:value-type="time" office:time-value="PT17H02M15.821S" calcext:value-type="time">
            <text:p>17:02:15.8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9141671" calcext:value-type="float">
            <text:p>-9.14E-09</text:p>
          </table:table-cell>
          <table:table-cell table:formula="of:=[.C204]*10^9" office:value-type="float" office:value="-9.141671" calcext:value-type="float">
            <text:p>-9.141671</text:p>
          </table:table-cell>
          <table:table-cell table:formula="of:=[.$N$1]*[.D204]" office:value-type="float" office:value="-7.80934345296025" calcext:value-type="float">
            <text:p>-7.809343453</text:p>
          </table:table-cell>
          <table:table-cell table:number-columns-repeated="9"/>
        </table:table-row>
        <table:table-row table:style-name="ro1">
          <table:table-cell office:value-type="time" office:time-value="PT17H02M16.204S" calcext:value-type="time">
            <text:p>17:02:16.20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9151684" calcext:value-type="float">
            <text:p>-9.15E-09</text:p>
          </table:table-cell>
          <table:table-cell table:formula="of:=[.C205]*10^9" office:value-type="float" office:value="-9.151684" calcext:value-type="float">
            <text:p>-9.151684</text:p>
          </table:table-cell>
          <table:table-cell table:formula="of:=[.$N$1]*[.D205]" office:value-type="float" office:value="-7.81789713597887" calcext:value-type="float">
            <text:p>-7.817897136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7.78166515961396" calcext:value-type="float">
            <text:p>-7.7816651596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0.119956346834577" calcext:value-type="float">
            <text:p>0.1199563468</text:p>
          </table:table-cell>
          <table:table-cell/>
          <table:table-cell table:formula="of:=(MAX([.E204:.E208])-MIN([.E204:.E208]))/2" office:value-type="float" office:value="0.123023796636243" calcext:value-type="float">
            <text:p>0.1230237966</text:p>
          </table:table-cell>
          <table:table-cell table:number-columns-repeated="2"/>
        </table:table-row>
        <table:table-row table:style-name="ro1">
          <table:table-cell office:value-type="time" office:time-value="PT17H02M16.589S" calcext:value-type="time">
            <text:p>17:02:16.5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8940882" calcext:value-type="float">
            <text:p>-8.94E-09</text:p>
          </table:table-cell>
          <table:table-cell table:formula="of:=[.C206]*10^9" office:value-type="float" office:value="-8.940882" calcext:value-type="float">
            <text:p>-8.940882</text:p>
          </table:table-cell>
          <table:table-cell table:formula="of:=[.$N$1]*[.D206]" office:value-type="float" office:value="-7.63781789022927" calcext:value-type="float">
            <text:p>-7.6378178902</text:p>
          </table:table-cell>
          <table:table-cell table:number-columns-repeated="9"/>
        </table:table-row>
        <table:table-row table:style-name="ro1">
          <table:table-cell office:value-type="time" office:time-value="PT17H02M16.973S" calcext:value-type="time">
            <text:p>17:02:16.9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9083209" calcext:value-type="float">
            <text:p>-9.08E-09</text:p>
          </table:table-cell>
          <table:table-cell table:formula="of:=[.C207]*10^9" office:value-type="float" office:value="-9.083209" calcext:value-type="float">
            <text:p>-9.083209</text:p>
          </table:table-cell>
          <table:table-cell table:formula="of:=[.$N$1]*[.D207]" office:value-type="float" office:value="-7.75940183539964" calcext:value-type="float">
            <text:p>-7.7594018354</text:p>
          </table:table-cell>
          <table:table-cell table:number-columns-repeated="9"/>
        </table:table-row>
        <table:table-row table:style-name="ro1">
          <table:table-cell office:value-type="time" office:time-value="PT17H02M17.357S" calcext:value-type="time">
            <text:p>17:02:17.3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9228907" calcext:value-type="float">
            <text:p>-9.23E-09</text:p>
          </table:table-cell>
          <table:table-cell table:formula="of:=[.C208]*10^9" office:value-type="float" office:value="-9.228907" calcext:value-type="float">
            <text:p>-9.228907</text:p>
          </table:table-cell>
          <table:table-cell table:formula="of:=[.$N$1]*[.D208]" office:value-type="float" office:value="-7.88386548350176" calcext:value-type="float">
            <text:p>-7.8838654835</text:p>
          </table:table-cell>
          <table:table-cell table:number-columns-repeated="9"/>
        </table:table-row>
        <table:table-row table:style-name="ro1">
          <table:table-cell office:value-type="time" office:time-value="PT17H02M17.74S" calcext:value-type="time">
            <text:p>17:02:17.7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962187" calcext:value-type="float">
            <text:p>-1.96E-08</text:p>
          </table:table-cell>
          <table:table-cell table:formula="of:=[.C209]*10^9" office:value-type="float" office:value="-19.62187" calcext:value-type="float">
            <text:p>-19.62187</text:p>
          </table:table-cell>
          <table:table-cell table:formula="of:=[.$N$1]*[.D209]" office:value-type="float" office:value="-16.7621348459529" calcext:value-type="float">
            <text:p>-16.762134846</text:p>
          </table:table-cell>
          <table:table-cell table:number-columns-repeated="9"/>
        </table:table-row>
        <table:table-row table:style-name="ro1">
          <table:table-cell office:value-type="time" office:time-value="PT17H02M18.123S" calcext:value-type="time">
            <text:p>17:02:18.12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983057" calcext:value-type="float">
            <text:p>-1.98E-08</text:p>
          </table:table-cell>
          <table:table-cell table:formula="of:=[.C210]*10^9" office:value-type="float" office:value="-19.83057" calcext:value-type="float">
            <text:p>-19.83057</text:p>
          </table:table-cell>
          <table:table-cell table:formula="of:=[.$N$1]*[.D210]" office:value-type="float" office:value="-16.9404184418768" calcext:value-type="float">
            <text:p>-16.9404184419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16.8275282779988" calcext:value-type="float">
            <text:p>-16.827528278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0.164730469908698" calcext:value-type="float">
            <text:p>0.1647304699</text:p>
          </table:table-cell>
          <table:table-cell/>
          <table:table-cell table:formula="of:=(MAX([.E209:.E213])-MIN([.E209:.E213]))/2" office:value-type="float" office:value="0.125507551093111" calcext:value-type="float">
            <text:p>0.1255075511</text:p>
          </table:table-cell>
          <table:table-cell table:number-columns-repeated="2"/>
        </table:table-row>
        <table:table-row table:style-name="ro1">
          <table:table-cell office:value-type="time" office:time-value="PT17H02M18.507S" calcext:value-type="time">
            <text:p>17:02:18.5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959558" calcext:value-type="float">
            <text:p>-1.96E-08</text:p>
          </table:table-cell>
          <table:table-cell table:formula="of:=[.C211]*10^9" office:value-type="float" office:value="-19.59558" calcext:value-type="float">
            <text:p>-19.59558</text:p>
          </table:table-cell>
          <table:table-cell table:formula="of:=[.$N$1]*[.D211]" office:value-type="float" office:value="-16.7396764092647" calcext:value-type="float">
            <text:p>-16.7396764093</text:p>
          </table:table-cell>
          <table:table-cell table:number-columns-repeated="9"/>
        </table:table-row>
        <table:table-row table:style-name="ro1">
          <table:table-cell office:value-type="time" office:time-value="PT17H02M18.891S" calcext:value-type="time">
            <text:p>17:02:18.8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957512" calcext:value-type="float">
            <text:p>-1.96E-08</text:p>
          </table:table-cell>
          <table:table-cell table:formula="of:=[.C212]*10^9" office:value-type="float" office:value="-19.57512" calcext:value-type="float">
            <text:p>-19.57512</text:p>
          </table:table-cell>
          <table:table-cell table:formula="of:=[.$N$1]*[.D212]" office:value-type="float" office:value="-16.7221982953566" calcext:value-type="float">
            <text:p>-16.7221982954</text:p>
          </table:table-cell>
          <table:table-cell table:number-columns-repeated="9"/>
        </table:table-row>
        <table:table-row table:style-name="ro1">
          <table:table-cell office:value-type="time" office:time-value="PT17H02M19.275S" calcext:value-type="time">
            <text:p>17:02:19.2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986896" calcext:value-type="float">
            <text:p>-1.99E-08</text:p>
          </table:table-cell>
          <table:table-cell table:formula="of:=[.C213]*10^9" office:value-type="float" office:value="-19.86896" calcext:value-type="float">
            <text:p>-19.86896</text:p>
          </table:table-cell>
          <table:table-cell table:formula="of:=[.$N$1]*[.D213]" office:value-type="float" office:value="-16.9732133975429" calcext:value-type="float">
            <text:p>-16.9732133975</text:p>
          </table:table-cell>
          <table:table-cell table:number-columns-repeated="9"/>
        </table:table-row>
        <table:table-row table:style-name="ro1">
          <table:table-cell office:value-type="time" office:time-value="PT17H02M19.659S" calcext:value-type="time">
            <text:p>17:02:19.6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066999" calcext:value-type="float">
            <text:p>-4.07E-08</text:p>
          </table:table-cell>
          <table:table-cell table:formula="of:=[.C214]*10^9" office:value-type="float" office:value="-40.66999" calcext:value-type="float">
            <text:p>-40.66999</text:p>
          </table:table-cell>
          <table:table-cell table:formula="of:=[.$N$1]*[.D214]" office:value-type="float" office:value="-34.7426548317544" calcext:value-type="float">
            <text:p>-34.7426548318</text:p>
          </table:table-cell>
          <table:table-cell table:number-columns-repeated="9"/>
        </table:table-row>
        <table:table-row table:style-name="ro1">
          <table:table-cell office:value-type="time" office:time-value="PT17H02M20.034S" calcext:value-type="time">
            <text:p>17:02:20.0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063242" calcext:value-type="float">
            <text:p>-4.06E-08</text:p>
          </table:table-cell>
          <table:table-cell table:formula="of:=[.C215]*10^9" office:value-type="float" office:value="-40.63242" calcext:value-type="float">
            <text:p>-40.63242</text:p>
          </table:table-cell>
          <table:table-cell table:formula="of:=[.$N$1]*[.D215]" office:value-type="float" office:value="-34.710560367457" calcext:value-type="float">
            <text:p>-34.7105603675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34.7065402304066" calcext:value-type="float">
            <text:p>-34.7065402304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0.277344114655229" calcext:value-type="float">
            <text:p>0.2773441147</text:p>
          </table:table-cell>
          <table:table-cell/>
          <table:table-cell table:formula="of:=(MAX([.E214:.E218])-MIN([.E214:.E218]))/2" office:value-type="float" office:value="0.11929709712873" calcext:value-type="float">
            <text:p>0.1192970971</text:p>
          </table:table-cell>
          <table:table-cell table:number-columns-repeated="2"/>
        </table:table-row>
        <table:table-row table:style-name="ro1">
          <table:table-cell office:value-type="time" office:time-value="PT17H02M20.41S" calcext:value-type="time">
            <text:p>17:02:20.4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076094" calcext:value-type="float">
            <text:p>-4.08E-08</text:p>
          </table:table-cell>
          <table:table-cell table:formula="of:=[.C216]*10^9" office:value-type="float" office:value="-40.76094" calcext:value-type="float">
            <text:p>-40.76094</text:p>
          </table:table-cell>
          <table:table-cell table:formula="of:=[.$N$1]*[.D216]" office:value-type="float" office:value="-34.8203495756417" calcext:value-type="float">
            <text:p>-34.8203495756</text:p>
          </table:table-cell>
          <table:table-cell table:number-columns-repeated="9"/>
        </table:table-row>
        <table:table-row table:style-name="ro1">
          <table:table-cell office:value-type="time" office:time-value="PT17H02M20.794S" calcext:value-type="time">
            <text:p>17:02:20.7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048164" calcext:value-type="float">
            <text:p>-4.05E-08</text:p>
          </table:table-cell>
          <table:table-cell table:formula="of:=[.C217]*10^9" office:value-type="float" office:value="-40.48164" calcext:value-type="float">
            <text:p>-40.48164</text:p>
          </table:table-cell>
          <table:table-cell table:formula="of:=[.$N$1]*[.D217]" office:value-type="float" office:value="-34.5817553813842" calcext:value-type="float">
            <text:p>-34.5817553814</text:p>
          </table:table-cell>
          <table:table-cell table:number-columns-repeated="9"/>
        </table:table-row>
        <table:table-row table:style-name="ro1">
          <table:table-cell office:value-type="time" office:time-value="PT17H02M21.178S" calcext:value-type="time">
            <text:p>17:02:21.1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059358" calcext:value-type="float">
            <text:p>-4.06E-08</text:p>
          </table:table-cell>
          <table:table-cell table:formula="of:=[.C218]*10^9" office:value-type="float" office:value="-40.59358" calcext:value-type="float">
            <text:p>-40.59358</text:p>
          </table:table-cell>
          <table:table-cell table:formula="of:=[.$N$1]*[.D218]" office:value-type="float" office:value="-34.6773809957959" calcext:value-type="float">
            <text:p>-34.6773809958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34864036200848" calcext:value-type="float">
            <text:p>0.0734864036</text:p>
          </table:table-cell>
          <table:table-cell office:value-type="float" office:value="0.05" calcext:value-type="float">
            <text:p>0.05</text:p>
          </table:table-cell>
          <table:table-cell office:value-type="float" office:value="0.137398572730323" calcext:value-type="float">
            <text:p>0.13739857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220934846567804" calcext:value-type="float">
            <text:p>-0.0220934847</text:p>
          </table:table-cell>
          <table:table-cell office:value-type="float" office:value="0.05" calcext:value-type="float">
            <text:p>0.05</text:p>
          </table:table-cell>
          <table:table-cell office:value-type="float" office:value="0.120486685026699" calcext:value-type="float">
            <text:p>0.1204866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825390832629585" calcext:value-type="float">
            <text:p>-0.0825390833</text:p>
          </table:table-cell>
          <table:table-cell office:value-type="float" office:value="0.05" calcext:value-type="float">
            <text:p>0.05</text:p>
          </table:table-cell>
          <table:table-cell office:value-type="float" office:value="0.092052047042443" calcext:value-type="float">
            <text:p>0.0920520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621075751821399" calcext:value-type="float">
            <text:p>-0.0621075752</text:p>
          </table:table-cell>
          <table:table-cell office:value-type="float" office:value="0.05" calcext:value-type="float">
            <text:p>0.05</text:p>
          </table:table-cell>
          <table:table-cell office:value-type="float" office:value="0.142641121958343" calcext:value-type="float">
            <text:p>0.1426411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852983045662303" calcext:value-type="float">
            <text:p>-0.0852983046</text:p>
          </table:table-cell>
          <table:table-cell office:value-type="float" office:value="0.05" calcext:value-type="float">
            <text:p>0.05</text:p>
          </table:table-cell>
          <table:table-cell office:value-type="float" office:value="0.170931662726953" calcext:value-type="float">
            <text:p>0.17093166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0261219930699713" calcext:value-type="float">
            <text:p>-0.0261219931</text:p>
          </table:table-cell>
          <table:table-cell office:value-type="float" office:value="0.05" calcext:value-type="float">
            <text:p>0.05</text:p>
          </table:table-cell>
          <table:table-cell office:value-type="float" office:value="0.0484938715799952" calcext:value-type="float">
            <text:p>0.04849387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13223528479965" calcext:value-type="float">
            <text:p>-0.1132235285</text:p>
          </table:table-cell>
          <table:table-cell office:value-type="float" office:value="0.05" calcext:value-type="float">
            <text:p>0.05</text:p>
          </table:table-cell>
          <table:table-cell office:value-type="float" office:value="0.118246955331877" calcext:value-type="float">
            <text:p>0.11824695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07423643365581" calcext:value-type="float">
            <text:p>-0.1074236434</text:p>
          </table:table-cell>
          <table:table-cell office:value-type="float" office:value="0.05" calcext:value-type="float">
            <text:p>0.05</text:p>
          </table:table-cell>
          <table:table-cell office:value-type="float" office:value="0.0829245306134994" calcext:value-type="float">
            <text:p>0.08292453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30684236693058" calcext:value-type="float">
            <text:p>-0.1306842367</text:p>
          </table:table-cell>
          <table:table-cell office:value-type="float" office:value="0.05" calcext:value-type="float">
            <text:p>0.05</text:p>
          </table:table-cell>
          <table:table-cell office:value-type="float" office:value="0.103131902769605" calcext:value-type="float">
            <text:p>0.10313190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3803574638718" calcext:value-type="float">
            <text:p>-0.1380357464</text:p>
          </table:table-cell>
          <table:table-cell office:value-type="float" office:value="0.05" calcext:value-type="float">
            <text:p>0.05</text:p>
          </table:table-cell>
          <table:table-cell office:value-type="float" office:value="0.091609547505831" calcext:value-type="float">
            <text:p>0.09160954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0973862025390291" calcext:value-type="float">
            <text:p>-0.0973862025</text:p>
          </table:table-cell>
          <table:table-cell office:value-type="float" office:value="0.05" calcext:value-type="float">
            <text:p>0.05</text:p>
          </table:table-cell>
          <table:table-cell office:value-type="float" office:value="0.122289185356909" calcext:value-type="float">
            <text:p>0.12228918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0954766034993289" calcext:value-type="float">
            <text:p>-0.0954766035</text:p>
          </table:table-cell>
          <table:table-cell office:value-type="float" office:value="0.05" calcext:value-type="float">
            <text:p>0.05</text:p>
          </table:table-cell>
          <table:table-cell office:value-type="float" office:value="0.121689310138886" calcext:value-type="float">
            <text:p>0.12168931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6978179875579" calcext:value-type="float">
            <text:p>-0.1697817988</text:p>
          </table:table-cell>
          <table:table-cell office:value-type="float" office:value="0.05" calcext:value-type="float">
            <text:p>0.05</text:p>
          </table:table-cell>
          <table:table-cell office:value-type="float" office:value="0.138009672866783" calcext:value-type="float">
            <text:p>0.13800967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16512597904293" calcext:value-type="float">
            <text:p>-0.2165125979</text:p>
          </table:table-cell>
          <table:table-cell office:value-type="float" office:value="0.05" calcext:value-type="float">
            <text:p>0.05</text:p>
          </table:table-cell>
          <table:table-cell office:value-type="float" office:value="0.136367947750431" calcext:value-type="float">
            <text:p>0.13636794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178971305619491" calcext:value-type="float">
            <text:p>-0.1789713056</text:p>
          </table:table-cell>
          <table:table-cell office:value-type="float" office:value="0.05" calcext:value-type="float">
            <text:p>0.05</text:p>
          </table:table-cell>
          <table:table-cell office:value-type="float" office:value="0.117655741608234" calcext:value-type="float">
            <text:p>0.11765574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162851925906941" calcext:value-type="float">
            <text:p>-0.1628519259</text:p>
          </table:table-cell>
          <table:table-cell office:value-type="float" office:value="0.05" calcext:value-type="float">
            <text:p>0.05</text:p>
          </table:table-cell>
          <table:table-cell office:value-type="float" office:value="0.122144725638287" calcext:value-type="float">
            <text:p>0.12214472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187879000744255" calcext:value-type="float">
            <text:p>-0.1878790007</text:p>
          </table:table-cell>
          <table:table-cell office:value-type="float" office:value="0.05" calcext:value-type="float">
            <text:p>0.05</text:p>
          </table:table-cell>
          <table:table-cell office:value-type="float" office:value="0.121399177187094" calcext:value-type="float">
            <text:p>0.12139917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192968656633272" calcext:value-type="float">
            <text:p>-0.1929686566</text:p>
          </table:table-cell>
          <table:table-cell office:value-type="float" office:value="0.05" calcext:value-type="float">
            <text:p>0.05</text:p>
          </table:table-cell>
          <table:table-cell office:value-type="float" office:value="0.10029715630764" calcext:value-type="float">
            <text:p>0.10029715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1984127134011" calcext:value-type="float">
            <text:p>-0.1984127134</text:p>
          </table:table-cell>
          <table:table-cell office:value-type="float" office:value="0.05" calcext:value-type="float">
            <text:p>0.05</text:p>
          </table:table-cell>
          <table:table-cell office:value-type="float" office:value="0.102541857994112" calcext:value-type="float">
            <text:p>0.1025418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03432564288208" calcext:value-type="float">
            <text:p>-0.2034325643</text:p>
          </table:table-cell>
          <table:table-cell office:value-type="float" office:value="0.05" calcext:value-type="float">
            <text:p>0.05</text:p>
          </table:table-cell>
          <table:table-cell office:value-type="float" office:value="0.122149092741592" calcext:value-type="float">
            <text:p>0.12214909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1948122100227" calcext:value-type="float">
            <text:p>-0.219481221</text:p>
          </table:table-cell>
          <table:table-cell office:value-type="float" office:value="0.05" calcext:value-type="float">
            <text:p>0.05</text:p>
          </table:table-cell>
          <table:table-cell office:value-type="float" office:value="0.114218604324796" calcext:value-type="float">
            <text:p>0.11421860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06967037429194" calcext:value-type="float">
            <text:p>-0.2069670374</text:p>
          </table:table-cell>
          <table:table-cell office:value-type="float" office:value="0.05" calcext:value-type="float">
            <text:p>0.05</text:p>
          </table:table-cell>
          <table:table-cell office:value-type="float" office:value="0.115265378480859" calcext:value-type="float">
            <text:p>0.11526537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24670036835487" calcext:value-type="float">
            <text:p>-0.2467003684</text:p>
          </table:table-cell>
          <table:table-cell office:value-type="float" office:value="0.05" calcext:value-type="float">
            <text:p>0.05</text:p>
          </table:table-cell>
          <table:table-cell office:value-type="float" office:value="0.105242257774121" calcext:value-type="float">
            <text:p>0.10524225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255537880778026" calcext:value-type="float">
            <text:p>-0.2555378808</text:p>
          </table:table-cell>
          <table:table-cell office:value-type="float" office:value="0.05" calcext:value-type="float">
            <text:p>0.05</text:p>
          </table:table-cell>
          <table:table-cell office:value-type="float" office:value="0.121257252474646" calcext:value-type="float">
            <text:p>0.12125725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278444673142537" calcext:value-type="float">
            <text:p>-0.2784446731</text:p>
          </table:table-cell>
          <table:table-cell office:value-type="float" office:value="0.05" calcext:value-type="float">
            <text:p>0.05</text:p>
          </table:table-cell>
          <table:table-cell office:value-type="float" office:value="0.118416312548092" calcext:value-type="float">
            <text:p>0.11841631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13936080758665" calcext:value-type="float">
            <text:p>-0.3139360808</text:p>
          </table:table-cell>
          <table:table-cell office:value-type="float" office:value="0.05" calcext:value-type="float">
            <text:p>0.05</text:p>
          </table:table-cell>
          <table:table-cell office:value-type="float" office:value="0.098069407912113" calcext:value-type="float">
            <text:p>0.09806940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24470210070784" calcext:value-type="float">
            <text:p>-0.3244702101</text:p>
          </table:table-cell>
          <table:table-cell office:value-type="float" office:value="0.05" calcext:value-type="float">
            <text:p>0.05</text:p>
          </table:table-cell>
          <table:table-cell office:value-type="float" office:value="0.115280098435729" calcext:value-type="float">
            <text:p>0.11528009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01775640900797" calcext:value-type="float">
            <text:p>-0.3017756409</text:p>
          </table:table-cell>
          <table:table-cell office:value-type="float" office:value="0.05" calcext:value-type="float">
            <text:p>0.05</text:p>
          </table:table-cell>
          <table:table-cell office:value-type="float" office:value="0.0790634824417897" calcext:value-type="float">
            <text:p>0.07906348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293291506349194" calcext:value-type="float">
            <text:p>-0.2932915063</text:p>
          </table:table-cell>
          <table:table-cell office:value-type="float" office:value="0.05" calcext:value-type="float">
            <text:p>0.05</text:p>
          </table:table-cell>
          <table:table-cell office:value-type="float" office:value="0.0687379690798385" calcext:value-type="float">
            <text:p>0.06873796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89089767720179" calcext:value-type="float">
            <text:p>-0.3890897677</text:p>
          </table:table-cell>
          <table:table-cell office:value-type="float" office:value="0.05" calcext:value-type="float">
            <text:p>0.05</text:p>
          </table:table-cell>
          <table:table-cell office:value-type="float" office:value="0.0946424599183839" calcext:value-type="float">
            <text:p>0.09464245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380464613989197" calcext:value-type="float">
            <text:p>-0.380464614</text:p>
          </table:table-cell>
          <table:table-cell office:value-type="float" office:value="0.05" calcext:value-type="float">
            <text:p>0.05</text:p>
          </table:table-cell>
          <table:table-cell office:value-type="float" office:value="0.115738161453992" calcext:value-type="float">
            <text:p>0.11573816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456184020577232" calcext:value-type="float">
            <text:p>-0.4561840206</text:p>
          </table:table-cell>
          <table:table-cell office:value-type="float" office:value="0.05" calcext:value-type="float">
            <text:p>0.05</text:p>
          </table:table-cell>
          <table:table-cell office:value-type="float" office:value="0.120092208367804" calcext:value-type="float">
            <text:p>0.12009220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458093165530432" calcext:value-type="float">
            <text:p>-0.4580931655</text:p>
          </table:table-cell>
          <table:table-cell office:value-type="float" office:value="0.05" calcext:value-type="float">
            <text:p>0.05</text:p>
          </table:table-cell>
          <table:table-cell office:value-type="float" office:value="0.0983989775965157" calcext:value-type="float">
            <text:p>0.09839897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560890625767982" calcext:value-type="float">
            <text:p>-0.5608906258</text:p>
          </table:table-cell>
          <table:table-cell office:value-type="float" office:value="0.05" calcext:value-type="float">
            <text:p>0.05</text:p>
          </table:table-cell>
          <table:table-cell office:value-type="float" office:value="0.0452434401645974" calcext:value-type="float">
            <text:p>0.04524344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607481712950687" calcext:value-type="float">
            <text:p>-0.607481713</text:p>
          </table:table-cell>
          <table:table-cell office:value-type="float" office:value="0.05" calcext:value-type="float">
            <text:p>0.05</text:p>
          </table:table-cell>
          <table:table-cell office:value-type="float" office:value="0.0972466799938983" calcext:value-type="float">
            <text:p>0.097246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724631219788217" calcext:value-type="float">
            <text:p>-0.7246312198</text:p>
          </table:table-cell>
          <table:table-cell office:value-type="float" office:value="0.05" calcext:value-type="float">
            <text:p>0.05</text:p>
          </table:table-cell>
          <table:table-cell office:value-type="float" office:value="0.0898181021737179" calcext:value-type="float">
            <text:p>0.08981810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874302652427542" calcext:value-type="float">
            <text:p>-0.8743026524</text:p>
          </table:table-cell>
          <table:table-cell office:value-type="float" office:value="0.05" calcext:value-type="float">
            <text:p>0.05</text:p>
          </table:table-cell>
          <table:table-cell office:value-type="float" office:value="0.114986514490166" calcext:value-type="float">
            <text:p>0.11498651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2033397261101" calcext:value-type="float">
            <text:p>-1.2033397261</text:p>
          </table:table-cell>
          <table:table-cell office:value-type="float" office:value="0.05" calcext:value-type="float">
            <text:p>0.05</text:p>
          </table:table-cell>
          <table:table-cell office:value-type="float" office:value="0.101274030960891" calcext:value-type="float">
            <text:p>0.1012740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.91691455783096" calcext:value-type="float">
            <text:p>-1.9169145578</text:p>
          </table:table-cell>
          <table:table-cell office:value-type="float" office:value="0.05" calcext:value-type="float">
            <text:p>0.05</text:p>
          </table:table-cell>
          <table:table-cell office:value-type="float" office:value="0.108988468852171" calcext:value-type="float">
            <text:p>0.10898846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.61484035409419" calcext:value-type="float">
            <text:p>-3.6148403541</text:p>
          </table:table-cell>
          <table:table-cell office:value-type="float" office:value="0.05" calcext:value-type="float">
            <text:p>0.05</text:p>
          </table:table-cell>
          <table:table-cell office:value-type="float" office:value="0.0656588225757429" calcext:value-type="float">
            <text:p>0.06565882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7.54999342692286" calcext:value-type="float">
            <text:p>-7.5499934269</text:p>
          </table:table-cell>
          <table:table-cell office:value-type="float" office:value="0.05" calcext:value-type="float">
            <text:p>0.05</text:p>
          </table:table-cell>
          <table:table-cell office:value-type="float" office:value="0.100207654312447" calcext:value-type="float">
            <text:p>0.10020765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6.2739960811193" calcext:value-type="float">
            <text:p>-16.2739960811</text:p>
          </table:table-cell>
          <table:table-cell office:value-type="float" office:value="0.05" calcext:value-type="float">
            <text:p>0.05</text:p>
          </table:table-cell>
          <table:table-cell office:value-type="float" office:value="0.176853121659181" calcext:value-type="float">
            <text:p>0.17685312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33.6853052384142" calcext:value-type="float">
            <text:p>-33.6853052384</text:p>
          </table:table-cell>
          <table:table-cell office:value-type="float" office:value="0.05" calcext:value-type="float">
            <text:p>0.05</text:p>
          </table:table-cell>
          <table:table-cell office:value-type="float" office:value="0.316535139621786" calcext:value-type="float">
            <text:p>0.3165351396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3277882433564" calcext:value-type="float">
            <text:p>0.1132778824</text:p>
          </table:table-cell>
          <table:table-cell office:value-type="float" office:value="0.05" calcext:value-type="float">
            <text:p>0.05</text:p>
          </table:table-cell>
          <table:table-cell office:value-type="float" office:value="0.163873726865498" calcext:value-type="float">
            <text:p>0.16387372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0338926256409349" calcext:value-type="float">
            <text:p>-0.0033892626</text:p>
          </table:table-cell>
          <table:table-cell office:value-type="float" office:value="0.05" calcext:value-type="float">
            <text:p>0.05</text:p>
          </table:table-cell>
          <table:table-cell office:value-type="float" office:value="0.143618638996964" calcext:value-type="float">
            <text:p>0.1436186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955237407559549" calcext:value-type="float">
            <text:p>-0.0955237408</text:p>
          </table:table-cell>
          <table:table-cell office:value-type="float" office:value="0.05" calcext:value-type="float">
            <text:p>0.05</text:p>
          </table:table-cell>
          <table:table-cell office:value-type="float" office:value="0.0405183764807326" calcext:value-type="float">
            <text:p>0.04051837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158691928704777" calcext:value-type="float">
            <text:p>-0.0158691929</text:p>
          </table:table-cell>
          <table:table-cell office:value-type="float" office:value="0.05" calcext:value-type="float">
            <text:p>0.05</text:p>
          </table:table-cell>
          <table:table-cell office:value-type="float" office:value="0.120926191400598" calcext:value-type="float">
            <text:p>0.12092619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784817015186593" calcext:value-type="float">
            <text:p>-0.0784817015</text:p>
          </table:table-cell>
          <table:table-cell office:value-type="float" office:value="0.05" calcext:value-type="float">
            <text:p>0.05</text:p>
          </table:table-cell>
          <table:table-cell office:value-type="float" office:value="0.110114904699501" calcext:value-type="float">
            <text:p>0.11011490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0332683972800578" calcext:value-type="float">
            <text:p>-0.0332683973</text:p>
          </table:table-cell>
          <table:table-cell office:value-type="float" office:value="0.05" calcext:value-type="float">
            <text:p>0.05</text:p>
          </table:table-cell>
          <table:table-cell office:value-type="float" office:value="0.0880292225724704" calcext:value-type="float">
            <text:p>0.08802922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0661450551840884" calcext:value-type="float">
            <text:p>-0.0661450552</text:p>
          </table:table-cell>
          <table:table-cell office:value-type="float" office:value="0.05" calcext:value-type="float">
            <text:p>0.05</text:p>
          </table:table-cell>
          <table:table-cell office:value-type="float" office:value="0.125650914098571" calcext:value-type="float">
            <text:p>0.12565091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14781157925636" calcext:value-type="float">
            <text:p>-0.1147811579</text:p>
          </table:table-cell>
          <table:table-cell office:value-type="float" office:value="0.05" calcext:value-type="float">
            <text:p>0.05</text:p>
          </table:table-cell>
          <table:table-cell office:value-type="float" office:value="0.100980934560153" calcext:value-type="float">
            <text:p>0.10098093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0524546371800578" calcext:value-type="float">
            <text:p>-0.0524546372</text:p>
          </table:table-cell>
          <table:table-cell office:value-type="float" office:value="0.05" calcext:value-type="float">
            <text:p>0.05</text:p>
          </table:table-cell>
          <table:table-cell office:value-type="float" office:value="0.128391538277519" calcext:value-type="float">
            <text:p>0.12839153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46232835112137" calcext:value-type="float">
            <text:p>-0.1462328351</text:p>
          </table:table-cell>
          <table:table-cell office:value-type="float" office:value="0.05" calcext:value-type="float">
            <text:p>0.05</text:p>
          </table:table-cell>
          <table:table-cell office:value-type="float" office:value="0.118649685250112" calcext:value-type="float">
            <text:p>0.11864968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05652926248271" calcext:value-type="float">
            <text:p>-0.1056529262</text:p>
          </table:table-cell>
          <table:table-cell office:value-type="float" office:value="0.05" calcext:value-type="float">
            <text:p>0.05</text:p>
          </table:table-cell>
          <table:table-cell office:value-type="float" office:value="0.0979345174913526" calcext:value-type="float">
            <text:p>0.09793451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1421110795914" calcext:value-type="float">
            <text:p>-0.114211108</text:p>
          </table:table-cell>
          <table:table-cell office:value-type="float" office:value="0.05" calcext:value-type="float">
            <text:p>0.05</text:p>
          </table:table-cell>
          <table:table-cell office:value-type="float" office:value="0.112860246000497" calcext:value-type="float">
            <text:p>0.1128602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36748002926871" calcext:value-type="float">
            <text:p>-0.1367480029</text:p>
          </table:table-cell>
          <table:table-cell office:value-type="float" office:value="0.05" calcext:value-type="float">
            <text:p>0.05</text:p>
          </table:table-cell>
          <table:table-cell office:value-type="float" office:value="0.13113754621211" calcext:value-type="float">
            <text:p>0.13113754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195438849942978" calcext:value-type="float">
            <text:p>-0.1954388499</text:p>
          </table:table-cell>
          <table:table-cell office:value-type="float" office:value="0.05" calcext:value-type="float">
            <text:p>0.05</text:p>
          </table:table-cell>
          <table:table-cell office:value-type="float" office:value="0.10129508758231" calcext:value-type="float">
            <text:p>0.10129508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163989261416717" calcext:value-type="float">
            <text:p>-0.1639892614</text:p>
          </table:table-cell>
          <table:table-cell office:value-type="float" office:value="0.05" calcext:value-type="float">
            <text:p>0.05</text:p>
          </table:table-cell>
          <table:table-cell office:value-type="float" office:value="0.126724388337664" calcext:value-type="float">
            <text:p>0.12672438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197292744771771" calcext:value-type="float">
            <text:p>-0.1972927448</text:p>
          </table:table-cell>
          <table:table-cell office:value-type="float" office:value="0.05" calcext:value-type="float">
            <text:p>0.05</text:p>
          </table:table-cell>
          <table:table-cell office:value-type="float" office:value="0.071295452624193" calcext:value-type="float">
            <text:p>0.07129545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18952053675819" calcext:value-type="float">
            <text:p>-0.1895205368</text:p>
          </table:table-cell>
          <table:table-cell office:value-type="float" office:value="0.05" calcext:value-type="float">
            <text:p>0.05</text:p>
          </table:table-cell>
          <table:table-cell office:value-type="float" office:value="0.123376267520669" calcext:value-type="float">
            <text:p>0.12337626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12483829535507" calcext:value-type="float">
            <text:p>-0.2124838295</text:p>
          </table:table-cell>
          <table:table-cell office:value-type="float" office:value="0.05" calcext:value-type="float">
            <text:p>0.05</text:p>
          </table:table-cell>
          <table:table-cell office:value-type="float" office:value="0.108910856258132" calcext:value-type="float">
            <text:p>0.10891085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192657641223206" calcext:value-type="float">
            <text:p>-0.1926576412</text:p>
          </table:table-cell>
          <table:table-cell office:value-type="float" office:value="0.05" calcext:value-type="float">
            <text:p>0.05</text:p>
          </table:table-cell>
          <table:table-cell office:value-type="float" office:value="0.120483514284765" calcext:value-type="float">
            <text:p>0.12048351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198006668489643" calcext:value-type="float">
            <text:p>-0.1980066685</text:p>
          </table:table-cell>
          <table:table-cell office:value-type="float" office:value="0.05" calcext:value-type="float">
            <text:p>0.05</text:p>
          </table:table-cell>
          <table:table-cell office:value-type="float" office:value="0.122463151535934" calcext:value-type="float">
            <text:p>0.12246315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02784238314488" calcext:value-type="float">
            <text:p>-0.2027842383</text:p>
          </table:table-cell>
          <table:table-cell office:value-type="float" office:value="0.05" calcext:value-type="float">
            <text:p>0.05</text:p>
          </table:table-cell>
          <table:table-cell office:value-type="float" office:value="0.104646745909692" calcext:value-type="float">
            <text:p>0.10464674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34662951270275" calcext:value-type="float">
            <text:p>-0.2346629513</text:p>
          </table:table-cell>
          <table:table-cell office:value-type="float" office:value="0.05" calcext:value-type="float">
            <text:p>0.05</text:p>
          </table:table-cell>
          <table:table-cell office:value-type="float" office:value="0.127341835090098" calcext:value-type="float">
            <text:p>0.12734183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247072326719186" calcext:value-type="float">
            <text:p>-0.2470723267</text:p>
          </table:table-cell>
          <table:table-cell office:value-type="float" office:value="0.05" calcext:value-type="float">
            <text:p>0.05</text:p>
          </table:table-cell>
          <table:table-cell office:value-type="float" office:value="0.111200581527539" calcext:value-type="float">
            <text:p>0.11120058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227602596253739" calcext:value-type="float">
            <text:p>-0.2276025963</text:p>
          </table:table-cell>
          <table:table-cell office:value-type="float" office:value="0.05" calcext:value-type="float">
            <text:p>0.05</text:p>
          </table:table-cell>
          <table:table-cell office:value-type="float" office:value="0.12368607334235" calcext:value-type="float">
            <text:p>0.12368607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27481463814252" calcext:value-type="float">
            <text:p>-0.2748146381</text:p>
          </table:table-cell>
          <table:table-cell office:value-type="float" office:value="0.05" calcext:value-type="float">
            <text:p>0.05</text:p>
          </table:table-cell>
          <table:table-cell office:value-type="float" office:value="0.119579699746571" calcext:value-type="float">
            <text:p>0.1195796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281803730976152" calcext:value-type="float">
            <text:p>-0.281803731</text:p>
          </table:table-cell>
          <table:table-cell office:value-type="float" office:value="0.05" calcext:value-type="float">
            <text:p>0.05</text:p>
          </table:table-cell>
          <table:table-cell office:value-type="float" office:value="0.123844443703693" calcext:value-type="float">
            <text:p>0.12384444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298919998379318" calcext:value-type="float">
            <text:p>-0.2989199984</text:p>
          </table:table-cell>
          <table:table-cell office:value-type="float" office:value="0.05" calcext:value-type="float">
            <text:p>0.05</text:p>
          </table:table-cell>
          <table:table-cell office:value-type="float" office:value="0.1075527979321" calcext:value-type="float">
            <text:p>0.10755279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33793961172401" calcext:value-type="float">
            <text:p>-0.3337939612</text:p>
          </table:table-cell>
          <table:table-cell office:value-type="float" office:value="0.05" calcext:value-type="float">
            <text:p>0.05</text:p>
          </table:table-cell>
          <table:table-cell office:value-type="float" office:value="0.119435613011706" calcext:value-type="float">
            <text:p>0.1194356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40497988189264" calcext:value-type="float">
            <text:p>-0.3404979882</text:p>
          </table:table-cell>
          <table:table-cell office:value-type="float" office:value="0.05" calcext:value-type="float">
            <text:p>0.05</text:p>
          </table:table-cell>
          <table:table-cell office:value-type="float" office:value="0.0965967008617246" calcext:value-type="float">
            <text:p>0.09659670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88779714568433" calcext:value-type="float">
            <text:p>-0.3887797146</text:p>
          </table:table-cell>
          <table:table-cell office:value-type="float" office:value="0.05" calcext:value-type="float">
            <text:p>0.05</text:p>
          </table:table-cell>
          <table:table-cell office:value-type="float" office:value="0.117008506733235" calcext:value-type="float">
            <text:p>0.11700850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417306730091162" calcext:value-type="float">
            <text:p>-0.4173067301</text:p>
          </table:table-cell>
          <table:table-cell office:value-type="float" office:value="0.05" calcext:value-type="float">
            <text:p>0.05</text:p>
          </table:table-cell>
          <table:table-cell office:value-type="float" office:value="0.123713497556006" calcext:value-type="float">
            <text:p>0.12371349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419232380863848" calcext:value-type="float">
            <text:p>-0.4192323809</text:p>
          </table:table-cell>
          <table:table-cell office:value-type="float" office:value="0.05" calcext:value-type="float">
            <text:p>0.05</text:p>
          </table:table-cell>
          <table:table-cell office:value-type="float" office:value="0.118232579876381" calcext:value-type="float">
            <text:p>0.11823257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497538534119953" calcext:value-type="float">
            <text:p>-0.4975385341</text:p>
          </table:table-cell>
          <table:table-cell office:value-type="float" office:value="0.05" calcext:value-type="float">
            <text:p>0.05</text:p>
          </table:table-cell>
          <table:table-cell office:value-type="float" office:value="0.0797429891342769" calcext:value-type="float">
            <text:p>0.07974298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527349396555197" calcext:value-type="float">
            <text:p>-0.5273493966</text:p>
          </table:table-cell>
          <table:table-cell office:value-type="float" office:value="0.05" calcext:value-type="float">
            <text:p>0.05</text:p>
          </table:table-cell>
          <table:table-cell office:value-type="float" office:value="0.0646975510848374" calcext:value-type="float">
            <text:p>0.06469755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566359863391666" calcext:value-type="float">
            <text:p>-0.5663598634</text:p>
          </table:table-cell>
          <table:table-cell office:value-type="float" office:value="0.05" calcext:value-type="float">
            <text:p>0.05</text:p>
          </table:table-cell>
          <table:table-cell office:value-type="float" office:value="0.136533347133141" calcext:value-type="float">
            <text:p>0.13653334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718265739248816" calcext:value-type="float">
            <text:p>-0.7182657392</text:p>
          </table:table-cell>
          <table:table-cell office:value-type="float" office:value="0.05" calcext:value-type="float">
            <text:p>0.05</text:p>
          </table:table-cell>
          <table:table-cell office:value-type="float" office:value="0.0818117841109591" calcext:value-type="float">
            <text:p>0.08181178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914602689175664" calcext:value-type="float">
            <text:p>-0.9146026892</text:p>
          </table:table-cell>
          <table:table-cell office:value-type="float" office:value="0.05" calcext:value-type="float">
            <text:p>0.05</text:p>
          </table:table-cell>
          <table:table-cell office:value-type="float" office:value="0.11975521500222" calcext:value-type="float">
            <text:p>0.119755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24950848391667" calcext:value-type="float">
            <text:p>-1.2495084839</text:p>
          </table:table-cell>
          <table:table-cell office:value-type="float" office:value="0.05" calcext:value-type="float">
            <text:p>0.05</text:p>
          </table:table-cell>
          <table:table-cell office:value-type="float" office:value="0.139670628431021" calcext:value-type="float">
            <text:p>0.13967062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.97616098421647" calcext:value-type="float">
            <text:p>-1.9761609842</text:p>
          </table:table-cell>
          <table:table-cell office:value-type="float" office:value="0.05" calcext:value-type="float">
            <text:p>0.05</text:p>
          </table:table-cell>
          <table:table-cell office:value-type="float" office:value="0.107471345795595" calcext:value-type="float">
            <text:p>0.10747134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.65140369028561" calcext:value-type="float">
            <text:p>-3.6514036903</text:p>
          </table:table-cell>
          <table:table-cell office:value-type="float" office:value="0.05" calcext:value-type="float">
            <text:p>0.05</text:p>
          </table:table-cell>
          <table:table-cell office:value-type="float" office:value="0.115928264364696" calcext:value-type="float">
            <text:p>0.11592826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7.75707569150074" calcext:value-type="float">
            <text:p>-7.7570756915</text:p>
          </table:table-cell>
          <table:table-cell office:value-type="float" office:value="0.05" calcext:value-type="float">
            <text:p>0.05</text:p>
          </table:table-cell>
          <table:table-cell office:value-type="float" office:value="0.122418898326521" calcext:value-type="float">
            <text:p>0.12241889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6.727287963131" calcext:value-type="float">
            <text:p>-16.7272879631</text:p>
          </table:table-cell>
          <table:table-cell office:value-type="float" office:value="0.05" calcext:value-type="float">
            <text:p>0.05</text:p>
          </table:table-cell>
          <table:table-cell office:value-type="float" office:value="0.14906277675885" calcext:value-type="float">
            <text:p>0.14906277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34.4189577702562" calcext:value-type="float">
            <text:p>-34.4189577703</text:p>
          </table:table-cell>
          <table:table-cell office:value-type="float" office:value="0.05" calcext:value-type="float">
            <text:p>0.05</text:p>
          </table:table-cell>
          <table:table-cell office:value-type="float" office:value="0.277663239478899" calcext:value-type="float">
            <text:p>0.2776632395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1638011937769" calcext:value-type="float">
            <text:p>0.0521638012</text:p>
          </table:table-cell>
          <table:table-cell office:value-type="float" office:value="0.05" calcext:value-type="float">
            <text:p>0.05</text:p>
          </table:table-cell>
          <table:table-cell office:value-type="float" office:value="0.138285610125988" calcext:value-type="float">
            <text:p>0.13828561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195055990405585" calcext:value-type="float">
            <text:p>-0.019505599</text:p>
          </table:table-cell>
          <table:table-cell office:value-type="float" office:value="0.05" calcext:value-type="float">
            <text:p>0.05</text:p>
          </table:table-cell>
          <table:table-cell office:value-type="float" office:value="0.0953388708044532" calcext:value-type="float">
            <text:p>0.09533887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41542281835296" calcext:value-type="float">
            <text:p>-0.0415422818</text:p>
          </table:table-cell>
          <table:table-cell office:value-type="float" office:value="0.05" calcext:value-type="float">
            <text:p>0.05</text:p>
          </table:table-cell>
          <table:table-cell office:value-type="float" office:value="0.114072278871928" calcext:value-type="float">
            <text:p>0.11407227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349804648173819" calcext:value-type="float">
            <text:p>-0.0349804648</text:p>
          </table:table-cell>
          <table:table-cell office:value-type="float" office:value="0.05" calcext:value-type="float">
            <text:p>0.05</text:p>
          </table:table-cell>
          <table:table-cell office:value-type="float" office:value="0.083917743294794" calcext:value-type="float">
            <text:p>0.08391774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812639421818139" calcext:value-type="float">
            <text:p>-0.0812639422</text:p>
          </table:table-cell>
          <table:table-cell office:value-type="float" office:value="0.05" calcext:value-type="float">
            <text:p>0.05</text:p>
          </table:table-cell>
          <table:table-cell office:value-type="float" office:value="0.126869335094309" calcext:value-type="float">
            <text:p>0.12686933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15780259538897" calcext:value-type="float">
            <text:p>-0.1157802595</text:p>
          </table:table-cell>
          <table:table-cell office:value-type="float" office:value="0.05" calcext:value-type="float">
            <text:p>0.05</text:p>
          </table:table-cell>
          <table:table-cell office:value-type="float" office:value="0.114078536259682" calcext:value-type="float">
            <text:p>0.11407853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03441336607377" calcext:value-type="float">
            <text:p>-0.1034413366</text:p>
          </table:table-cell>
          <table:table-cell office:value-type="float" office:value="0.05" calcext:value-type="float">
            <text:p>0.05</text:p>
          </table:table-cell>
          <table:table-cell office:value-type="float" office:value="0.0983896498526863" calcext:value-type="float">
            <text:p>0.09838964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58997120834532" calcext:value-type="float">
            <text:p>-0.1589971208</text:p>
          </table:table-cell>
          <table:table-cell office:value-type="float" office:value="0.05" calcext:value-type="float">
            <text:p>0.05</text:p>
          </table:table-cell>
          <table:table-cell office:value-type="float" office:value="0.119107021211442" calcext:value-type="float">
            <text:p>0.11910702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75112830285796" calcext:value-type="float">
            <text:p>-0.17511283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07848305931173" calcext:value-type="float">
            <text:p>0.06078483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04085088004405" calcext:value-type="float">
            <text:p>-0.104085088</text:p>
          </table:table-cell>
          <table:table-cell office:value-type="float" office:value="0.05" calcext:value-type="float">
            <text:p>0.05</text:p>
          </table:table-cell>
          <table:table-cell office:value-type="float" office:value="0.135399419057942" calcext:value-type="float">
            <text:p>0.13539941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053449927778569" calcext:value-type="float">
            <text:p>-0.0534499278</text:p>
          </table:table-cell>
          <table:table-cell office:value-type="float" office:value="0.05" calcext:value-type="float">
            <text:p>0.05</text:p>
          </table:table-cell>
          <table:table-cell office:value-type="float" office:value="0.0910762116355196" calcext:value-type="float">
            <text:p>0.09107621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95011498952576" calcext:value-type="float">
            <text:p>-0.195011499</text:p>
          </table:table-cell>
          <table:table-cell office:value-type="float" office:value="0.05" calcext:value-type="float">
            <text:p>0.05</text:p>
          </table:table-cell>
          <table:table-cell office:value-type="float" office:value="0.134798314505502" calcext:value-type="float">
            <text:p>0.13479831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34108756471295" calcext:value-type="float">
            <text:p>-0.1341087565</text:p>
          </table:table-cell>
          <table:table-cell office:value-type="float" office:value="0.05" calcext:value-type="float">
            <text:p>0.05</text:p>
          </table:table-cell>
          <table:table-cell office:value-type="float" office:value="0.128546880802317" calcext:value-type="float">
            <text:p>0.12854688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46002283440536" calcext:value-type="float">
            <text:p>-0.2460022834</text:p>
          </table:table-cell>
          <table:table-cell office:value-type="float" office:value="0.05" calcext:value-type="float">
            <text:p>0.05</text:p>
          </table:table-cell>
          <table:table-cell office:value-type="float" office:value="0.109372662106214" calcext:value-type="float">
            <text:p>0.10937266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195225273541678" calcext:value-type="float">
            <text:p>-0.1952252735</text:p>
          </table:table-cell>
          <table:table-cell office:value-type="float" office:value="0.05" calcext:value-type="float">
            <text:p>0.05</text:p>
          </table:table-cell>
          <table:table-cell office:value-type="float" office:value="0.121549391178385" calcext:value-type="float">
            <text:p>0.12154939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174115120429289" calcext:value-type="float">
            <text:p>-0.1741151204</text:p>
          </table:table-cell>
          <table:table-cell office:value-type="float" office:value="0.05" calcext:value-type="float">
            <text:p>0.05</text:p>
          </table:table-cell>
          <table:table-cell office:value-type="float" office:value="0.106013747731928" calcext:value-type="float">
            <text:p>0.10601374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183386212537467" calcext:value-type="float">
            <text:p>-0.1833862125</text:p>
          </table:table-cell>
          <table:table-cell office:value-type="float" office:value="0.05" calcext:value-type="float">
            <text:p>0.05</text:p>
          </table:table-cell>
          <table:table-cell office:value-type="float" office:value="0.114847473494299" calcext:value-type="float">
            <text:p>0.11484747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186309889242034" calcext:value-type="float">
            <text:p>-0.1863098892</text:p>
          </table:table-cell>
          <table:table-cell office:value-type="float" office:value="0.05" calcext:value-type="float">
            <text:p>0.05</text:p>
          </table:table-cell>
          <table:table-cell office:value-type="float" office:value="0.0929180885461688" calcext:value-type="float">
            <text:p>0.09291808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0185705427069" calcext:value-type="float">
            <text:p>-0.2018570543</text:p>
          </table:table-cell>
          <table:table-cell office:value-type="float" office:value="0.05" calcext:value-type="float">
            <text:p>0.05</text:p>
          </table:table-cell>
          <table:table-cell office:value-type="float" office:value="0.121246087457958" calcext:value-type="float">
            <text:p>0.12124608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195295575538852" calcext:value-type="float">
            <text:p>-0.1952955755</text:p>
          </table:table-cell>
          <table:table-cell office:value-type="float" office:value="0.05" calcext:value-type="float">
            <text:p>0.05</text:p>
          </table:table-cell>
          <table:table-cell office:value-type="float" office:value="0.105407277707416" calcext:value-type="float">
            <text:p>0.10540727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14836568187203" calcext:value-type="float">
            <text:p>-0.2148365682</text:p>
          </table:table-cell>
          <table:table-cell office:value-type="float" office:value="0.05" calcext:value-type="float">
            <text:p>0.05</text:p>
          </table:table-cell>
          <table:table-cell office:value-type="float" office:value="0.0947491443165264" calcext:value-type="float">
            <text:p>0.09474914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30598175834534" calcext:value-type="float">
            <text:p>-0.2305981758</text:p>
          </table:table-cell>
          <table:table-cell office:value-type="float" office:value="0.05" calcext:value-type="float">
            <text:p>0.05</text:p>
          </table:table-cell>
          <table:table-cell office:value-type="float" office:value="0.125817311655852" calcext:value-type="float">
            <text:p>0.12581731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237516269596655" calcext:value-type="float">
            <text:p>-0.2375162696</text:p>
          </table:table-cell>
          <table:table-cell office:value-type="float" office:value="0.05" calcext:value-type="float">
            <text:p>0.05</text:p>
          </table:table-cell>
          <table:table-cell office:value-type="float" office:value="0.176380332071299" calcext:value-type="float">
            <text:p>0.17638033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299204739578136" calcext:value-type="float">
            <text:p>-0.2992047396</text:p>
          </table:table-cell>
          <table:table-cell office:value-type="float" office:value="0.05" calcext:value-type="float">
            <text:p>0.05</text:p>
          </table:table-cell>
          <table:table-cell office:value-type="float" office:value="0.132374366071456" calcext:value-type="float">
            <text:p>0.13237436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237943369435273" calcext:value-type="float">
            <text:p>-0.2379433694</text:p>
          </table:table-cell>
          <table:table-cell office:value-type="float" office:value="0.05" calcext:value-type="float">
            <text:p>0.05</text:p>
          </table:table-cell>
          <table:table-cell office:value-type="float" office:value="0.10130036155762" calcext:value-type="float">
            <text:p>0.10130036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17818452505819" calcext:value-type="float">
            <text:p>-0.3178184525</text:p>
          </table:table-cell>
          <table:table-cell office:value-type="float" office:value="0.05" calcext:value-type="float">
            <text:p>0.05</text:p>
          </table:table-cell>
          <table:table-cell office:value-type="float" office:value="0.110600787522014" calcext:value-type="float">
            <text:p>0.11060078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284941351412859" calcext:value-type="float">
            <text:p>-0.2849413514</text:p>
          </table:table-cell>
          <table:table-cell office:value-type="float" office:value="0.05" calcext:value-type="float">
            <text:p>0.05</text:p>
          </table:table-cell>
          <table:table-cell office:value-type="float" office:value="0.125519827226406" calcext:value-type="float">
            <text:p>0.12551982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17747275748692" calcext:value-type="float">
            <text:p>-0.3177472757</text:p>
          </table:table-cell>
          <table:table-cell office:value-type="float" office:value="0.05" calcext:value-type="float">
            <text:p>0.05</text:p>
          </table:table-cell>
          <table:table-cell office:value-type="float" office:value="0.115778364219419" calcext:value-type="float">
            <text:p>0.11577836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51123758846947" calcext:value-type="float">
            <text:p>-0.3511237588</text:p>
          </table:table-cell>
          <table:table-cell office:value-type="float" office:value="0.05" calcext:value-type="float">
            <text:p>0.05</text:p>
          </table:table-cell>
          <table:table-cell office:value-type="float" office:value="0.119590329647617" calcext:value-type="float">
            <text:p>0.11959032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65529739718653" calcext:value-type="float">
            <text:p>-0.3655297397</text:p>
          </table:table-cell>
          <table:table-cell office:value-type="float" office:value="0.05" calcext:value-type="float">
            <text:p>0.05</text:p>
          </table:table-cell>
          <table:table-cell office:value-type="float" office:value="0.12172452126172" calcext:value-type="float">
            <text:p>0.12172452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407250458916271" calcext:value-type="float">
            <text:p>-0.4072504589</text:p>
          </table:table-cell>
          <table:table-cell office:value-type="float" office:value="0.05" calcext:value-type="float">
            <text:p>0.05</text:p>
          </table:table-cell>
          <table:table-cell office:value-type="float" office:value="0.108638159678083" calcext:value-type="float">
            <text:p>0.10863815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450753723625486" calcext:value-type="float">
            <text:p>-0.4507537236</text:p>
          </table:table-cell>
          <table:table-cell office:value-type="float" office:value="0.05" calcext:value-type="float">
            <text:p>0.05</text:p>
          </table:table-cell>
          <table:table-cell office:value-type="float" office:value="0.0826191140203915" calcext:value-type="float">
            <text:p>0.0826191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479209596561399" calcext:value-type="float">
            <text:p>-0.4792095966</text:p>
          </table:table-cell>
          <table:table-cell office:value-type="float" office:value="0.05" calcext:value-type="float">
            <text:p>0.05</text:p>
          </table:table-cell>
          <table:table-cell office:value-type="float" office:value="0.101347668888933" calcext:value-type="float">
            <text:p>0.10134766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530058675062493" calcext:value-type="float">
            <text:p>-0.5300586751</text:p>
          </table:table-cell>
          <table:table-cell office:value-type="float" office:value="0.05" calcext:value-type="float">
            <text:p>0.05</text:p>
          </table:table-cell>
          <table:table-cell office:value-type="float" office:value="0.126324975800834" calcext:value-type="float">
            <text:p>0.12632497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616494782399744" calcext:value-type="float">
            <text:p>-0.6164947824</text:p>
          </table:table-cell>
          <table:table-cell office:value-type="float" office:value="0.05" calcext:value-type="float">
            <text:p>0.05</text:p>
          </table:table-cell>
          <table:table-cell office:value-type="float" office:value="0.114322618254936" calcext:value-type="float">
            <text:p>0.11432261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728248988469804" calcext:value-type="float">
            <text:p>-0.7282489885</text:p>
          </table:table-cell>
          <table:table-cell office:value-type="float" office:value="0.05" calcext:value-type="float">
            <text:p>0.05</text:p>
          </table:table-cell>
          <table:table-cell office:value-type="float" office:value="0.111011926794746" calcext:value-type="float">
            <text:p>0.11101192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863679939484765" calcext:value-type="float">
            <text:p>-0.8636799395</text:p>
          </table:table-cell>
          <table:table-cell office:value-type="float" office:value="0.05" calcext:value-type="float">
            <text:p>0.05</text:p>
          </table:table-cell>
          <table:table-cell office:value-type="float" office:value="0.114562777879491" calcext:value-type="float">
            <text:p>0.11456277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27660776134864" calcext:value-type="float">
            <text:p>-1.2766077613</text:p>
          </table:table-cell>
          <table:table-cell office:value-type="float" office:value="0.05" calcext:value-type="float">
            <text:p>0.05</text:p>
          </table:table-cell>
          <table:table-cell office:value-type="float" office:value="0.119025821643468" calcext:value-type="float">
            <text:p>0.11902582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.96125145256157" calcext:value-type="float">
            <text:p>-1.9612514526</text:p>
          </table:table-cell>
          <table:table-cell office:value-type="float" office:value="0.05" calcext:value-type="float">
            <text:p>0.05</text:p>
          </table:table-cell>
          <table:table-cell office:value-type="float" office:value="0.0952498963039574" calcext:value-type="float">
            <text:p>0.09524989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.7007527946592" calcext:value-type="float">
            <text:p>-3.7007527947</text:p>
          </table:table-cell>
          <table:table-cell office:value-type="float" office:value="0.05" calcext:value-type="float">
            <text:p>0.05</text:p>
          </table:table-cell>
          <table:table-cell office:value-type="float" office:value="0.148328759799594" calcext:value-type="float">
            <text:p>0.14832875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7.78166515961396" calcext:value-type="float">
            <text:p>-7.7816651596</text:p>
          </table:table-cell>
          <table:table-cell office:value-type="float" office:value="0.05" calcext:value-type="float">
            <text:p>0.05</text:p>
          </table:table-cell>
          <table:table-cell office:value-type="float" office:value="0.119956346834577" calcext:value-type="float">
            <text:p>0.11995634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6.8275282779988" calcext:value-type="float">
            <text:p>-16.827528278</text:p>
          </table:table-cell>
          <table:table-cell office:value-type="float" office:value="0.05" calcext:value-type="float">
            <text:p>0.05</text:p>
          </table:table-cell>
          <table:table-cell office:value-type="float" office:value="0.164730469908698" calcext:value-type="float">
            <text:p>0.16473046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34.7065402304066" calcext:value-type="float">
            <text:p>-34.7065402304</text:p>
          </table:table-cell>
          <table:table-cell office:value-type="float" office:value="0.05" calcext:value-type="float">
            <text:p>0.05</text:p>
          </table:table-cell>
          <table:table-cell office:value-type="float" office:value="0.277344114655229" calcext:value-type="float">
            <text:p>0.2773441147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7:26:00.723666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16T17:39:49.126537945</dc:date>
    <meta:editing-duration>PT1H51M44S</meta:editing-duration>
    <meta:editing-cycles>17</meta:editing-cycles>
    <meta:generator>LibreOffice/5.1.6.1.0$Linux_X86_64 LibreOffice_project/10$Build-1</meta:generator>
    <meta:document-statistic meta:table-count="4" meta:cell-count="1865" meta:object-count="0"/>
  </office:meta>
</office:document-meta>
</file>